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80000001B1040208C.jpg" manifest:media-type="image/jpeg"/>
  <manifest:file-entry manifest:full-path="Pictures/10000000000000280000001A8D7B6DCA.jpg" manifest:media-type="image/jpeg"/>
  <manifest:file-entry manifest:full-path="Pictures/100000000000002B000004388D31AFF1.jpg" manifest:media-type="image/jpeg"/>
  <manifest:file-entry manifest:full-path="Pictures/10000000000000270000001BCAB580F3.jpg" manifest:media-type="image/jpeg"/>
  <manifest:file-entry manifest:full-path="Pictures/10000000000000270000001B7A892780.jpg" manifest:media-type="image/jpeg"/>
  <manifest:file-entry manifest:full-path="Pictures/10000000000000270000001B05269D1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UPC" svg:font-family="AngsanaUPC"/>
    <style:font-face style:name="David" svg:font-family="David"/>
    <style:font-face style:name="Georgia" svg:font-family="Georgia"/>
    <style:font-face style:name="Segoe UI" svg:font-family="'Segoe UI'"/>
    <style:font-face style:name="Trebuchet MS" svg:font-family="'Trebuchet MS'"/>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style>
    <style:style style:name="P2" style:family="paragraph" style:parent-style-name="Standard" style:master-page-name="">
      <style:paragraph-properties style:page-number="auto"/>
      <style:text-properties fo:font-size="1pt" style:font-size-asian="1pt" style:font-size-complex="1pt"/>
    </style:style>
    <style:style style:name="P3" style:family="paragraph" style:parent-style-name="Standard" style:master-page-name="">
      <style:paragraph-properties fo:line-height="0.098in" style:page-number="auto"/>
      <style:text-properties fo:font-size="5.59999990463257pt" style:font-size-asian="5.59999990463257pt" style:font-size-complex="5.59999990463257pt"/>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65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72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01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66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634in" style:type="right"/>
        </style:tab-stops>
      </style:paragraph-properties>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in" style:type="right"/>
        </style:tab-stops>
      </style:paragraph-properties>
    </style:style>
    <style:style style:name="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99in" style:type="right"/>
        </style:tab-stops>
      </style:paragraph-properties>
    </style:style>
    <style:style style:name="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35in" style:type="right"/>
        </style:tab-stops>
      </style:paragraph-properties>
    </style:style>
    <style:style style:name="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5in" style:type="right"/>
        </style:tab-stops>
      </style:paragraph-properties>
    </style:style>
    <style:style style:name="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071in" style:type="right"/>
        </style:tab-stops>
      </style:paragraph-properties>
    </style:style>
    <style:style style:name="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02in" style:type="right"/>
        </style:tab-stops>
      </style:paragraph-properties>
    </style:style>
    <style:style style:name="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571in" style:type="right"/>
        </style:tab-stops>
      </style:paragraph-properties>
    </style:style>
    <style:style style:name="P1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134in" style:type="right"/>
        </style:tab-stops>
      </style:paragraph-properties>
    </style:style>
    <style:style style:name="P1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598in" style:type="right"/>
        </style:tab-stops>
      </style:paragraph-properties>
    </style:style>
    <style:style style:name="P1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65in" style:type="right"/>
        </style:tab-stops>
      </style:paragraph-properties>
    </style:style>
    <style:style style:name="P2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29in" style:type="right"/>
        </style:tab-stops>
      </style:paragraph-properties>
    </style:style>
    <style:style style:name="P21" style:family="paragraph" style:parent-style-name="Body_20_text_20__28_6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22" style:family="paragraph" style:parent-style-name="Body_20_text_20__28_6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7965in" style:leader-style="solid" style:leader-text="-"/>
        </style:tab-stops>
      </style:paragraph-properties>
    </style:style>
    <style:style style:name="P23" style:family="paragraph" style:parent-style-name="Body_20_text_20__28_6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24" style:family="paragraph" style:parent-style-name="Body_20_text_20__28_6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9366in"/>
        </style:tab-stops>
      </style:paragraph-properties>
    </style:style>
    <style:style style:name="P25"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26"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27"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043in"/>
        </style:tab-stops>
      </style:paragraph-properties>
    </style:style>
    <style:style style:name="P28"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29" style:family="paragraph" style:parent-style-name="Body_20_text_20__28_2_29_" style:master-page-name="">
      <style:paragraph-properties fo:margin-left="0in" fo:margin-right="0in" fo:margin-top="0in" fo:margin-bottom="0in" loext:contextual-spacing="false" fo:line-height="0.1228in" fo:text-align="start" style:justify-single-word="false" fo:text-indent="0in" style:auto-text-indent="false" style:page-number="auto"/>
    </style:style>
    <style:style style:name="P30"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31" style:family="paragraph" style:parent-style-name="Body_20_text_20__28_6_29_" style:master-page-name="">
      <style:paragraph-properties fo:margin-left="0in" fo:margin-right="0in" fo:margin-top="0in" fo:margin-bottom="0in" loext:contextual-spacing="false" fo:text-align="start" style:justify-single-word="false" fo:text-indent="0in" style:auto-text-indent="false" style:page-number="auto" fo:break-after="page"/>
    </style:style>
    <style:style style:name="P32"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fo:break-after="page"/>
    </style:style>
    <style:style style:name="P33" style:family="paragraph" style:parent-style-name="Body_20_text_20__28_5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34" style:family="paragraph" style:parent-style-name="Body_20_text_20__28_5_29_" style:master-page-name="">
      <style:paragraph-properties fo:margin-left="0in" fo:margin-right="0in" fo:margin-top="0in" fo:margin-bottom="0in" loext:contextual-spacing="false" fo:line-height="0.1071in" fo:text-align="start" style:justify-single-word="false" fo:text-indent="0in" style:auto-text-indent="false" style:page-number="auto"/>
    </style:style>
    <style:style style:name="P35" style:family="paragraph" style:parent-style-name="Body_20_text_20__28_3_29_" style:master-page-name="">
      <style:paragraph-properties fo:margin-left="0in" fo:margin-right="0in" fo:margin-top="0in" fo:margin-bottom="0in" loext:contextual-spacing="false" fo:text-indent="0in" style:auto-text-indent="false" style:page-number="auto"/>
    </style:style>
    <style:style style:name="P36" style:family="paragraph" style:parent-style-name="Body_20_text_20__28_2_29_" style:master-page-name="">
      <style:paragraph-properties fo:margin-left="0.1945in" fo:margin-right="0in" fo:margin-top="0in" fo:margin-bottom="0in" loext:contextual-spacing="false" fo:text-align="justify" style:justify-single-word="false" fo:text-indent="0in" style:auto-text-indent="false" style:page-number="auto"/>
    </style:style>
    <style:style style:name="P37" style:family="paragraph" style:parent-style-name="Body_20_text_20__28_2_29_" style:master-page-name="">
      <style:paragraph-properties fo:margin-left="0.1945in" fo:margin-right="0in" fo:margin-top="0in" fo:margin-bottom="0in" loext:contextual-spacing="false" fo:text-align="justify" style:justify-single-word="false" fo:text-indent="0in" style:auto-text-indent="false" style:page-number="auto">
        <style:tab-stops>
          <style:tab-stop style:position="1.2728in"/>
        </style:tab-stops>
      </style:paragraph-properties>
    </style:style>
    <style:style style:name="P38" style:family="paragraph" style:parent-style-name="Body_20_text_20__28_2_29_" style:master-page-name="">
      <style:paragraph-properties fo:margin-left="0.1945in" fo:margin-right="0in" fo:margin-top="0in" fo:margin-bottom="0in" loext:contextual-spacing="false" fo:text-align="justify" style:justify-single-word="false" fo:text-indent="0in" style:auto-text-indent="false" style:page-number="auto">
        <style:tab-stops>
          <style:tab-stop style:position="0.5654in"/>
        </style:tab-stops>
      </style:paragraph-properties>
    </style:style>
    <style:style style:name="P39" style:family="paragraph" style:parent-style-name="Body_20_text_20__28_2_29_" style:master-page-name="">
      <style:paragraph-properties fo:margin-left="0.1945in" fo:margin-right="0in" fo:margin-top="0in" fo:margin-bottom="0in" loext:contextual-spacing="false" fo:text-align="start" style:justify-single-word="false" fo:text-indent="0in" style:auto-text-indent="false" style:page-number="auto"/>
    </style:style>
    <style:style style:name="P40" style:family="paragraph" style:parent-style-name="Body_20_text_20__28_5_29_" style:master-page-name="">
      <style:paragraph-properties fo:margin-left="0.1945in" fo:margin-right="0in" fo:margin-top="0in" fo:margin-bottom="0in" loext:contextual-spacing="false" fo:text-align="justify" style:justify-single-word="false" fo:text-indent="0in" style:auto-text-indent="false" style:page-number="auto"/>
    </style:style>
    <style:style style:name="P41" style:family="paragraph" style:parent-style-name="Body_20_text_20__28_5_29_" style:master-page-name="">
      <style:paragraph-properties fo:margin-left="0.1945in" fo:margin-right="0in" fo:margin-top="0in" fo:margin-bottom="0in" loext:contextual-spacing="false" fo:text-align="start" style:justify-single-word="false" fo:text-indent="0in" style:auto-text-indent="false" style:page-number="auto"/>
    </style:style>
    <style:style style:name="P42"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style>
    <style:style style:name="P43" style:family="paragraph" style:parent-style-name="Body_20_text_20__28_2_29_" style:master-page-name="">
      <style:paragraph-properties fo:margin-left="0.1807in" fo:margin-right="0in" fo:margin-top="0in" fo:margin-bottom="0in" loext:contextual-spacing="false" fo:text-align="justify" style:justify-single-word="false" fo:text-indent="-0.1807in" style:auto-text-indent="false" style:page-number="auto"/>
    </style:style>
    <style:style style:name="P44" style:family="paragraph" style:parent-style-name="Body_20_text_20__28_2_29_"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45" style:family="paragraph" style:parent-style-name="Body_20_text_20__28_5_29_" style:master-page-name="">
      <style:paragraph-properties fo:margin-left="0.2917in" fo:margin-right="0.139in" fo:margin-top="0in" fo:margin-bottom="0in" loext:contextual-spacing="false" fo:text-align="justify" style:justify-single-word="false" fo:text-indent="0in" style:auto-text-indent="false" style:page-number="auto"/>
    </style:style>
    <style:style style:name="P46" style:family="paragraph" style:parent-style-name="Body_20_text_20__28_2_29_" style:master-page-name="">
      <style:paragraph-properties fo:margin-left="0.2083in" fo:margin-right="0in" fo:margin-top="0in" fo:margin-bottom="0in" loext:contextual-spacing="false" fo:text-align="justify" style:justify-single-word="false" fo:text-indent="0in" style:auto-text-indent="false" style:page-number="auto"/>
    </style:style>
    <style:style style:name="P47" style:family="paragraph" style:parent-style-name="Body_20_text_20__28_2_29_" style:master-page-name="">
      <style:paragraph-properties fo:margin-left="0.1807in" fo:margin-right="0in" fo:margin-top="0in" fo:margin-bottom="0in" loext:contextual-spacing="false" fo:text-align="justify" style:justify-single-word="false" fo:text-indent="0in" style:auto-text-indent="false" style:page-number="auto"/>
    </style:style>
    <style:style style:name="P48" style:family="paragraph" style:parent-style-name="Body_20_text_20__28_2_29_" style:master-page-name="">
      <style:paragraph-properties fo:margin-left="0.1807in" fo:margin-right="0in" fo:margin-top="0in" fo:margin-bottom="0in" loext:contextual-spacing="false" fo:text-align="justify" style:justify-single-word="false" fo:text-indent="0in" style:auto-text-indent="false" style:page-number="auto">
        <style:tab-stops>
          <style:tab-stop style:position="0.7374in" style:type="right"/>
          <style:tab-stop style:position="0.8508in"/>
          <style:tab-stop style:position="1.4299in" style:type="right"/>
          <style:tab-stop style:position="1.7744in" style:type="right"/>
        </style:tab-stops>
      </style:paragraph-properties>
    </style:style>
    <style:style style:name="P49" style:family="paragraph" style:parent-style-name="Body_20_text_20__28_2_29_" style:master-page-name="">
      <style:paragraph-properties fo:margin-left="0.1807in" fo:margin-right="0in" fo:margin-top="0in" fo:margin-bottom="0in" loext:contextual-spacing="false" fo:text-align="justify" style:justify-single-word="false" fo:text-indent="0in" style:auto-text-indent="false" style:page-number="auto">
        <style:tab-stops>
          <style:tab-stop style:position="0.7374in" style:type="right"/>
          <style:tab-stop style:position="0.8602in"/>
          <style:tab-stop style:position="1.4299in" style:type="right"/>
          <style:tab-stop style:position="1.7744in" style:type="right"/>
        </style:tab-stops>
      </style:paragraph-properties>
    </style:style>
    <style:style style:name="P50" style:family="paragraph" style:parent-style-name="Body_20_text_20__28_2_29_" style:master-page-name="">
      <style:paragraph-properties fo:margin-left="0.1807in" fo:margin-right="0in" fo:margin-top="0in" fo:margin-bottom="0in" loext:contextual-spacing="false" fo:text-align="justify" style:justify-single-word="false" fo:text-indent="0in" style:auto-text-indent="false" style:page-number="auto">
        <style:tab-stops>
          <style:tab-stop style:position="0.7374in" style:type="right"/>
          <style:tab-stop style:position="0.8508in"/>
          <style:tab-stop style:position="1.4299in" style:type="right"/>
        </style:tab-stops>
      </style:paragraph-properties>
    </style:style>
    <style:style style:name="P51" style:family="paragraph" style:parent-style-name="Body_20_text_20__28_2_29_" style:master-page-name="">
      <style:paragraph-properties fo:margin-left="0.1807in" fo:margin-right="0in" fo:margin-top="0in" fo:margin-bottom="0in" loext:contextual-spacing="false" fo:text-align="start" style:justify-single-word="false" fo:text-indent="0in" style:auto-text-indent="false" style:page-number="auto"/>
    </style:style>
    <style:style style:name="P52"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53" style:family="paragraph" style:parent-style-name="Body_20_text_20__28_2_29_" style:master-page-name="">
      <style:paragraph-properties fo:margin-left="0in" fo:margin-right="0in" fo:margin-top="0in" fo:margin-bottom="0in" loext:contextual-spacing="false" fo:text-align="justify" style:justify-single-word="false" fo:text-indent="0.1528in" style:auto-text-indent="false" style:page-number="auto"/>
    </style:style>
    <style:style style:name="P54"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fo:break-after="page"/>
    </style:style>
    <style:style style:name="P55" style:family="paragraph" style:parent-style-name="Body_20_text_20__28_6_29_" style:master-page-name="">
      <style:paragraph-properties fo:margin-left="0in" fo:margin-right="0in" fo:margin-top="0in" fo:margin-bottom="0in" loext:contextual-spacing="false" fo:text-align="justify" style:justify-single-word="false" fo:text-indent="0.1528in" style:auto-text-indent="false" style:page-number="auto"/>
    </style:style>
    <style:style style:name="P56"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style:style>
    <style:style style:name="P57"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58"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style:style>
    <style:style style:name="P59" style:family="paragraph" style:parent-style-name="Body_20_text_20__28_6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60"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fo:break-after="page"/>
    </style:style>
    <style:style style:name="P61"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fo:break-after="page"/>
    </style:style>
    <style:style style:name="P62" style:family="paragraph" style:parent-style-name="Body_20_text_20__28_2_29_" style:master-page-name="">
      <style:paragraph-properties fo:margin-left="0in" fo:margin-right="0.2083in" fo:margin-top="0in" fo:margin-bottom="0in" loext:contextual-spacing="false" fo:text-align="end" style:justify-single-word="false" fo:text-indent="0in" style:auto-text-indent="false" style:page-number="auto"/>
    </style:style>
    <style:style style:name="P63" style:family="paragraph" style:parent-style-name="Body_20_text_20__28_2_29_" style:master-page-name="">
      <style:paragraph-properties fo:margin-left="0in" fo:margin-right="0.1945in" fo:margin-top="0in" fo:margin-bottom="0in" loext:contextual-spacing="false" fo:text-align="justify" style:justify-single-word="false" fo:text-indent="0in" style:auto-text-indent="false" style:page-number="auto"/>
    </style:style>
    <style:style style:name="P64" style:family="paragraph" style:parent-style-name="Body_20_text_20__28_8_29_" style:master-page-name="">
      <style:paragraph-properties fo:margin-left="0.0138in" fo:margin-right="0in" fo:margin-top="0in" fo:margin-bottom="0.0244in" loext:contextual-spacing="false" fo:line-height="0.0626in" fo:text-indent="0in" style:auto-text-indent="false" style:page-number="auto"/>
    </style:style>
    <style:style style:name="P65" style:family="paragraph" style:parent-style-name="Body_20_text_20__28_2_29_" style:master-page-name="">
      <style:paragraph-properties fo:margin-left="0.1945in" fo:margin-right="0in" fo:margin-top="0in" fo:margin-bottom="0in" loext:contextual-spacing="false" fo:text-align="justify" style:justify-single-word="false" fo:text-indent="0.111in" style:auto-text-indent="false" style:page-number="auto"/>
    </style:style>
    <style:style style:name="P66" style:family="paragraph" style:parent-style-name="Body_20_text_20__28_2_29_" style:master-page-name="">
      <style:paragraph-properties fo:margin-left="0.1945in" fo:margin-right="0in" fo:margin-top="0in" fo:margin-bottom="0in" loext:contextual-spacing="false" fo:text-align="justify" style:justify-single-word="false" fo:text-indent="0.1252in" style:auto-text-indent="false" style:page-number="auto"/>
    </style:style>
    <style:style style:name="P67" style:family="paragraph" style:parent-style-name="Body_20_text_20__28_2_29_" style:master-page-name="">
      <style:paragraph-properties fo:margin-left="0in" fo:margin-right="0.0138in" fo:margin-top="0in" fo:margin-bottom="0in" loext:contextual-spacing="false" fo:text-align="center" style:justify-single-word="false" fo:text-indent="0in" style:auto-text-indent="false" style:page-number="auto"/>
    </style:style>
    <style:style style:name="P68" style:family="paragraph" style:parent-style-name="Body_20_text_20__28_2_29_" style:master-page-name="">
      <style:paragraph-properties fo:margin-left="0in" fo:margin-right="0.222in" fo:margin-top="0in" fo:margin-bottom="0in" loext:contextual-spacing="false" fo:text-align="justify" style:justify-single-word="false" fo:text-indent="0in" style:auto-text-indent="false" style:page-number="auto"/>
    </style:style>
    <style:style style:name="P69" style:family="paragraph" style:parent-style-name="Body_20_text_20__28_5_29_" style:master-page-name="">
      <style:paragraph-properties fo:margin-left="0.1528in" fo:margin-right="0in" fo:margin-top="0in" fo:margin-bottom="0in" loext:contextual-spacing="false" fo:text-align="start" style:justify-single-word="false" fo:text-indent="-0.1528in" style:auto-text-indent="false" style:page-number="auto"/>
    </style:style>
    <style:style style:name="P70" style:family="paragraph" style:parent-style-name="Body_20_text_20__28_2_29_" style:master-page-name="">
      <style:paragraph-properties fo:margin-left="0.1528in" fo:margin-right="0in" fo:margin-top="0in" fo:margin-bottom="0in" loext:contextual-spacing="false" fo:line-height="0.1098in" fo:text-align="start" style:justify-single-word="false" fo:text-indent="-0.1528in" style:auto-text-indent="false" style:page-number="auto"/>
    </style:style>
    <style:style style:name="P71" style:family="paragraph" style:parent-style-name="Body_20_text_20__28_5_29_" style:master-page-name="">
      <style:paragraph-properties fo:margin-left="0.2917in" fo:margin-right="0in" fo:margin-top="0in" fo:margin-bottom="0in" loext:contextual-spacing="false" fo:text-align="start" style:justify-single-word="false" fo:text-indent="-0.0972in" style:auto-text-indent="false" style:page-number="auto"/>
    </style:style>
    <style:style style:name="P72" style:family="paragraph" style:parent-style-name="Body_20_text_20__28_5_29_" style:master-page-name="">
      <style:paragraph-properties fo:margin-left="0.2638in" fo:margin-right="0in" fo:margin-top="0in" fo:margin-bottom="0in" loext:contextual-spacing="false" fo:line-height="0.1071in" fo:text-align="start" style:justify-single-word="false" fo:text-indent="-0.2638in" style:auto-text-indent="false" style:page-number="auto"/>
    </style:style>
    <style:style style:name="P73" style:family="paragraph" style:parent-style-name="Body_20_text_20__28_5_29_" style:master-page-name="">
      <style:paragraph-properties fo:margin-left="0.2638in" fo:margin-right="0in" fo:margin-top="0in" fo:margin-bottom="0in" loext:contextual-spacing="false" fo:text-align="start" style:justify-single-word="false" fo:text-indent="-0.2638in" style:auto-text-indent="false" style:page-number="auto"/>
    </style:style>
    <style:style style:name="P74" style:family="paragraph" style:parent-style-name="Body_20_text_20__28_5_29_" style:master-page-name="">
      <style:paragraph-properties fo:margin-left="0.1945in" fo:margin-right="0.3335in" fo:margin-top="0in" fo:margin-bottom="0in" loext:contextual-spacing="false" fo:text-align="start" style:justify-single-word="false" fo:text-indent="0in" style:auto-text-indent="false" style:page-number="auto"/>
    </style:style>
    <style:style style:name="P75" style:family="paragraph" style:parent-style-name="Body_20_text_20__28_6_29_" style:master-page-name="">
      <style:paragraph-properties fo:margin-left="0in" fo:margin-right="0.1807in" fo:margin-top="0in" fo:margin-bottom="0in" loext:contextual-spacing="false" fo:text-align="justify" style:justify-single-word="false" fo:text-indent="0in" style:auto-text-indent="false" style:page-number="auto"/>
    </style:style>
    <style:style style:name="P76"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style:style>
    <style:style style:name="P77"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fo:break-after="page"/>
    </style:style>
    <style:style style:name="P78" style:family="paragraph" style:parent-style-name="Body_20_text_20__28_2_29_" style:master-page-name="">
      <style:paragraph-properties fo:margin-left="0in" fo:margin-right="0in" fo:margin-top="0in" fo:margin-bottom="0in" loext:contextual-spacing="false" fo:text-align="justify" style:justify-single-word="false" fo:text-indent="0.3055in" style:auto-text-indent="false" style:page-number="auto"/>
    </style:style>
    <style:style style:name="P79" style:family="paragraph" style:parent-style-name="Body_20_text_20__28_5_29_" style:master-page-name="">
      <style:paragraph-properties fo:margin-left="0.2638in" fo:margin-right="0in" fo:margin-top="0in" fo:margin-bottom="0in" loext:contextual-spacing="false" fo:text-align="start" style:justify-single-word="false" fo:text-indent="-0.111in" style:auto-text-indent="false" style:page-number="auto"/>
    </style:style>
    <style:style style:name="P80" style:family="paragraph" style:parent-style-name="Body_20_text_20__28_5_29_" style:master-page-name="">
      <style:paragraph-properties fo:margin-left="0.2638in" fo:margin-right="0in" fo:margin-top="0in" fo:margin-bottom="0in" loext:contextual-spacing="false" fo:line-height="0.1071in" fo:text-align="start" style:justify-single-word="false" fo:text-indent="-0.111in" style:auto-text-indent="false" style:page-number="auto"/>
    </style:style>
    <style:style style:name="P81" style:family="paragraph" style:parent-style-name="Body_20_text_20__28_2_29_" style:master-page-name="">
      <style:paragraph-properties fo:margin-left="0in" fo:margin-right="0in" fo:margin-top="0in" fo:margin-bottom="0in" loext:contextual-spacing="false" fo:text-align="justify" style:justify-single-word="false" fo:text-indent="0.1945in" style:auto-text-indent="false" style:page-number="auto"/>
    </style:style>
    <style:style style:name="P82" style:family="paragraph" style:parent-style-name="Body_20_text_20__28_2_29_" style:master-page-name="">
      <style:paragraph-properties fo:margin-left="0.361in" fo:margin-right="0in" fo:margin-top="0in" fo:margin-bottom="0in" loext:contextual-spacing="false" fo:text-align="justify" style:justify-single-word="false" fo:text-indent="0in" style:auto-text-indent="false" style:page-number="auto"/>
    </style:style>
    <style:style style:name="P83" style:family="paragraph" style:parent-style-name="Body_20_text_20__28_5_29_" style:master-page-name="">
      <style:paragraph-properties fo:margin-left="0.1528in" fo:margin-right="0in" fo:margin-top="0in" fo:margin-bottom="0in" loext:contextual-spacing="false" fo:line-height="0.1272in" fo:text-align="start" style:justify-single-word="false" fo:text-indent="0in" style:auto-text-indent="false" style:page-number="auto"/>
    </style:style>
    <style:style style:name="P84" style:family="paragraph" style:parent-style-name="Body_20_text_20__28_2_29_" style:master-page-name="">
      <style:paragraph-properties fo:margin-left="0in" fo:margin-right="0.1945in" fo:margin-top="0in" fo:margin-bottom="0in" loext:contextual-spacing="false" fo:text-align="justify" style:justify-single-word="false" fo:text-indent="0.139in" style:auto-text-indent="false" style:page-number="auto"/>
    </style:style>
    <style:style style:name="P85" style:family="paragraph" style:parent-style-name="Body_20_text_20__28_6_29_" style:master-page-name="">
      <style:paragraph-properties fo:margin-left="0.139in" fo:margin-right="0in" fo:margin-top="0in" fo:margin-bottom="0in" loext:contextual-spacing="false" fo:text-align="justify" style:justify-single-word="false" fo:text-indent="0.111in" style:auto-text-indent="false" style:page-number="auto"/>
    </style:style>
    <style:style style:name="P86" style:family="paragraph" style:parent-style-name="Body_20_text_20__28_2_29_" style:master-page-name="">
      <style:paragraph-properties fo:margin-left="0in" fo:margin-right="0.111in" fo:margin-top="0in" fo:margin-bottom="0in" loext:contextual-spacing="false" fo:text-align="justify" style:justify-single-word="false" fo:text-indent="0.139in" style:auto-text-indent="false" style:page-number="auto"/>
    </style:style>
    <style:style style:name="P87" style:family="paragraph" style:parent-style-name="Body_20_text_20__28_6_29_" style:master-page-name="PageStyle4">
      <style:paragraph-properties fo:margin-left="0.139in" fo:margin-right="0in" fo:margin-top="0in" fo:margin-bottom="0in" loext:contextual-spacing="false" fo:text-align="start" style:justify-single-word="false" fo:text-indent="0.1807in" style:auto-text-indent="false" style:page-number="5"/>
    </style:style>
    <style:style style:name="P88" style:family="paragraph" style:parent-style-name="Body_20_text_20__28_6_29_" style:list-style-name="L5" style:master-page-name="">
      <style:paragraph-properties fo:margin-left="0.139in" fo:margin-right="0in" fo:margin-top="0in" fo:margin-bottom="0in" loext:contextual-spacing="false" fo:text-align="justify" style:justify-single-word="false" fo:text-indent="-0.139in" style:auto-text-indent="false" style:page-number="auto">
        <style:tab-stops>
          <style:tab-stop style:position="0.0217in"/>
        </style:tab-stops>
      </style:paragraph-properties>
    </style:style>
    <style:style style:name="P89" style:family="paragraph" style:parent-style-name="Body_20_text_20__28_6_29_" style:list-style-name="L5" style:master-page-name="">
      <style:paragraph-properties fo:margin-left="0.139in" fo:margin-right="0in" fo:margin-top="0in" fo:margin-bottom="0in" loext:contextual-spacing="false" fo:text-align="justify" style:justify-single-word="false" fo:text-indent="-0.139in" style:auto-text-indent="false" style:page-number="auto">
        <style:tab-stops>
          <style:tab-stop style:position="0.0909in"/>
        </style:tab-stops>
      </style:paragraph-properties>
    </style:style>
    <style:style style:name="P90" style:family="paragraph" style:parent-style-name="Body_20_text_20__28_6_29_" style:master-page-name="PageStyle6">
      <style:paragraph-properties fo:margin-left="0.1945in" fo:margin-right="0in" fo:margin-top="0in" fo:margin-bottom="0in" loext:contextual-spacing="false" fo:text-align="justify" style:justify-single-word="false" fo:text-indent="0in" style:auto-text-indent="false" style:page-number="314"/>
    </style:style>
    <style:style style:name="P91" style:family="paragraph" style:parent-style-name="Body_20_text_20__28_6_29_" style:list-style-name="L9" style:master-page-name="">
      <style:paragraph-properties fo:margin-left="0.1945in" fo:margin-right="0in" fo:margin-top="0in" fo:margin-bottom="0in" loext:contextual-spacing="false" fo:text-align="justify" style:justify-single-word="false" fo:text-indent="0in" style:auto-text-indent="false" style:page-number="auto">
        <style:tab-stops>
          <style:tab-stop style:position="0.1744in"/>
        </style:tab-stops>
      </style:paragraph-properties>
    </style:style>
    <style:style style:name="P92" style:family="paragraph" style:parent-style-name="Body_20_text_20__28_6_29_" style:master-page-name="PageStyle22">
      <style:paragraph-properties fo:margin-left="0.1945in" fo:margin-right="0in" fo:margin-top="0in" fo:margin-bottom="0in" loext:contextual-spacing="false" fo:text-align="justify" style:justify-single-word="false" fo:text-indent="0in" style:auto-text-indent="false" style:page-number="337"/>
    </style:style>
    <style:style style:name="P93" style:family="paragraph" style:parent-style-name="Body_20_text_20__28_6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37in"/>
        </style:tab-stops>
      </style:paragraph-properties>
    </style:style>
    <style:style style:name="P94" style:family="paragraph" style:parent-style-name="Body_20_text_20__28_6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95" style:family="paragraph" style:parent-style-name="Body_20_text_20__28_6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96" style:family="paragraph" style:parent-style-name="Body_20_text_20__28_6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97" style:family="paragraph" style:parent-style-name="Body_20_text_20__28_6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98" style:family="paragraph" style:parent-style-name="Body_20_text_20__28_6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99" style:family="paragraph" style:parent-style-name="Body_20_text_20__28_6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100" style:family="paragraph" style:parent-style-name="Body_20_text_20__28_5_29_" style:list-style-name="L2"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638in"/>
        </style:tab-stops>
      </style:paragraph-properties>
    </style:style>
    <style:style style:name="P101" style:family="paragraph" style:parent-style-name="Body_20_text_20__28_5_29_" style:list-style-name="L2" style:master-page-name="">
      <style:paragraph-properties fo:margin-left="0.1945in" fo:margin-right="0in" fo:margin-top="0in" fo:margin-bottom="0in" loext:contextual-spacing="false" fo:text-align="start" style:justify-single-word="false" fo:text-indent="-0.1945in" style:auto-text-indent="false" style:page-number="auto">
        <style:tab-stops>
          <style:tab-stop style:position="-0.0307in"/>
        </style:tab-stops>
      </style:paragraph-properties>
    </style:style>
    <style:style style:name="P102" style:family="paragraph" style:parent-style-name="Body_20_text_20__28_9_29_" style:master-page-name="PageStyle14">
      <style:paragraph-properties fo:margin-left="0.2083in" fo:margin-right="0in" fo:margin-top="0in" fo:margin-bottom="0in" loext:contextual-spacing="false" fo:line-height="0.0835in" fo:text-indent="0in" style:auto-text-indent="false" style:page-number="323"/>
    </style:style>
    <style:style style:name="P103" style:family="paragraph" style:parent-style-name="Heading_20__23_1" style:master-page-name="PageStyle0">
      <style:paragraph-properties fo:margin-left="0.0138in" fo:margin-right="0in" fo:margin-top="0in" fo:margin-bottom="0in" loext:contextual-spacing="false" fo:line-height="0.2917in" fo:keep-together="always" fo:text-indent="0in" style:auto-text-indent="false" style:page-number="1" fo:keep-with-next="always"/>
    </style:style>
    <style:style style:name="P104" style:family="paragraph" style:parent-style-name="Body_20_text_20__28_2_29_" style:master-page-name="PageStyle1">
      <style:paragraph-properties fo:margin-left="0.1945in" fo:margin-right="0in" fo:margin-top="0in" fo:margin-bottom="0in" loext:contextual-spacing="false" fo:text-align="justify" style:justify-single-word="false" fo:text-indent="0in" style:auto-text-indent="false" style:page-number="307"/>
    </style:style>
    <style:style style:name="P105" style:family="paragraph" style:parent-style-name="Body_20_text_20__28_2_29_" style:master-page-name="PageStyle2">
      <style:paragraph-properties fo:margin-left="0.1945in" fo:margin-right="0in" fo:margin-top="0in" fo:margin-bottom="0in" loext:contextual-spacing="false" fo:text-align="justify" style:justify-single-word="false" fo:text-indent="0in" style:auto-text-indent="false" style:page-number="3"/>
    </style:style>
    <style:style style:name="P106" style:family="paragraph" style:parent-style-name="Body_20_text_20__28_2_29_" style:master-page-name="PageStyle5">
      <style:paragraph-properties fo:margin-left="0.1945in" fo:margin-right="0in" fo:margin-top="0in" fo:margin-bottom="0in" loext:contextual-spacing="false" fo:text-align="justify" style:justify-single-word="false" fo:text-indent="0in" style:auto-text-indent="false" style:page-number="311"/>
    </style:style>
    <style:style style:name="P107" style:family="paragraph" style:parent-style-name="Body_20_text_20__28_2_29_" style:master-page-name="PageStyle8">
      <style:paragraph-properties fo:margin-left="0.1945in" fo:margin-right="0in" fo:margin-top="0in" fo:margin-bottom="0in" loext:contextual-spacing="false" fo:text-align="justify" style:justify-single-word="false" fo:text-indent="0in" style:auto-text-indent="false" style:page-number="11"/>
    </style:style>
    <style:style style:name="P108" style:family="paragraph" style:parent-style-name="Body_20_text_20__28_2_29_" style:master-page-name="PageStyle9">
      <style:paragraph-properties fo:margin-left="0.1945in" fo:margin-right="0in" fo:margin-top="0in" fo:margin-bottom="0in" loext:contextual-spacing="false" fo:text-align="justify" style:justify-single-word="false" fo:text-indent="0in" style:auto-text-indent="false" style:page-number="317"/>
    </style:style>
    <style:style style:name="P109" style:family="paragraph" style:parent-style-name="Body_20_text_20__28_2_29_" style:master-page-name="PageStyle24">
      <style:paragraph-properties fo:margin-left="0.1945in" fo:margin-right="0in" fo:margin-top="0in" fo:margin-bottom="0in" loext:contextual-spacing="false" fo:text-align="justify" style:justify-single-word="false" fo:text-indent="0in" style:auto-text-indent="false" style:page-number="340"/>
    </style:style>
    <style:style style:name="P110" style:family="paragraph" style:parent-style-name="Body_20_text_20__28_2_29_" style:master-page-name="PageStyle27">
      <style:paragraph-properties fo:margin-left="0.1945in" fo:margin-right="0in" fo:margin-top="0in" fo:margin-bottom="0in" loext:contextual-spacing="false" fo:text-align="justify" style:justify-single-word="false" fo:text-indent="0in" style:auto-text-indent="false" style:page-number="344"/>
    </style:style>
    <style:style style:name="P111"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12"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13"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14" style:family="paragraph" style:parent-style-name="Body_20_text_20__28_2_29_" style:list-style-name="L2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15"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16"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17" style:family="paragraph" style:parent-style-name="Body_20_text_20__28_2_29_" style:list-style-name="L4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18"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119"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120" style:family="paragraph" style:parent-style-name="Body_20_text_20__28_2_29_" style:list-style-name="L2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121"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22"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23"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24"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25" style:family="paragraph" style:parent-style-name="Body_20_text_20__28_2_29_" style:list-style-name="L3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26" style:family="paragraph" style:parent-style-name="Body_20_text_20__28_2_29_" style:list-style-name="L4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27"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54in"/>
        </style:tab-stops>
      </style:paragraph-properties>
    </style:style>
    <style:style style:name="P128"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29"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30"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31" style:family="paragraph" style:parent-style-name="Body_20_text_20__28_2_29_" style:list-style-name="L2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32"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33" style:family="paragraph" style:parent-style-name="Body_20_text_20__28_2_29_" style:list-style-name="L3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34" style:family="paragraph" style:parent-style-name="Body_20_text_20__28_2_29_" style:list-style-name="L3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35" style:family="paragraph" style:parent-style-name="Body_20_text_20__28_2_29_" style:list-style-name="L4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36" style:family="paragraph" style:parent-style-name="Body_20_text_20__28_2_29_" style:list-style-name="L4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37"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38"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39"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40"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41" style:family="paragraph" style:parent-style-name="Body_20_text_20__28_2_29_" style:list-style-name="L3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42"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43"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44" style:family="paragraph" style:parent-style-name="Body_20_text_20__28_2_29_" style:list-style-name="L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45"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46"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47"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48" style:family="paragraph" style:parent-style-name="Body_20_text_20__28_2_29_" style:list-style-name="L3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49"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50"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51" style:family="paragraph" style:parent-style-name="Body_20_text_20__28_2_29_" style:list-style-name="L2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52" style:family="paragraph" style:parent-style-name="Body_20_text_20__28_2_29_" style:list-style-name="L3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53"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9in"/>
        </style:tab-stops>
      </style:paragraph-properties>
    </style:style>
    <style:style style:name="P154" style:family="paragraph" style:parent-style-name="Body_20_text_20__28_2_29_" style:list-style-name="L2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9in"/>
        </style:tab-stops>
      </style:paragraph-properties>
    </style:style>
    <style:style style:name="P155" style:family="paragraph" style:parent-style-name="Body_20_text_20__28_2_29_" style:list-style-name="L3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9in"/>
        </style:tab-stops>
      </style:paragraph-properties>
    </style:style>
    <style:style style:name="P156"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72in"/>
        </style:tab-stops>
      </style:paragraph-properties>
    </style:style>
    <style:style style:name="P157"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37in"/>
        </style:tab-stops>
      </style:paragraph-properties>
    </style:style>
    <style:style style:name="P158" style:family="paragraph" style:parent-style-name="Body_20_text_20__28_2_29_" style:list-style-name="L3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37in"/>
        </style:tab-stops>
      </style:paragraph-properties>
    </style:style>
    <style:style style:name="P159"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60"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61" style:family="paragraph" style:parent-style-name="Body_20_text_20__28_2_29_" style:list-style-name="L3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62" style:family="paragraph" style:parent-style-name="Body_20_text_20__28_2_29_" style:list-style-name="L3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63"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64"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65" style:family="paragraph" style:parent-style-name="Body_20_text_20__28_2_29_" style:list-style-name="L3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66" style:family="paragraph" style:parent-style-name="Body_20_text_20__28_2_29_" style:list-style-name="L3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67"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83in"/>
        </style:tab-stops>
      </style:paragraph-properties>
    </style:style>
    <style:style style:name="P168" style:family="paragraph" style:parent-style-name="Body_20_text_20__28_2_29_" style:list-style-name="L3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83in"/>
        </style:tab-stops>
      </style:paragraph-properties>
    </style:style>
    <style:style style:name="P169" style:family="paragraph" style:parent-style-name="Body_20_text_20__28_2_29_" style:list-style-name="L3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83in"/>
        </style:tab-stops>
      </style:paragraph-properties>
    </style:style>
    <style:style style:name="P170" style:family="paragraph" style:parent-style-name="Body_20_text_20__28_2_29_" style:list-style-name="L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289in"/>
        </style:tab-stops>
      </style:paragraph-properties>
    </style:style>
    <style:style style:name="P171"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71in"/>
        </style:tab-stops>
      </style:paragraph-properties>
    </style:style>
    <style:style style:name="P172"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173" style:family="paragraph" style:parent-style-name="Body_20_text_20__28_2_29_" style:list-style-name="L2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174"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5in"/>
        </style:tab-stops>
      </style:paragraph-properties>
    </style:style>
    <style:style style:name="P175"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5in"/>
        </style:tab-stops>
      </style:paragraph-properties>
    </style:style>
    <style:style style:name="P176" style:family="paragraph" style:parent-style-name="Body_20_text_20__28_2_29_" style:list-style-name="L2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5in"/>
        </style:tab-stops>
      </style:paragraph-properties>
    </style:style>
    <style:style style:name="P177" style:family="paragraph" style:parent-style-name="Body_20_text_20__28_2_29_" style:list-style-name="L3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25in"/>
        </style:tab-stops>
      </style:paragraph-properties>
    </style:style>
    <style:style style:name="P178" style:family="paragraph" style:parent-style-name="Body_20_text_20__28_2_29_" style:list-style-name="L3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57in"/>
        </style:tab-stops>
      </style:paragraph-properties>
    </style:style>
    <style:style style:name="P179" style:family="paragraph" style:parent-style-name="Body_20_text_20__28_2_29_" style:list-style-name="L4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19in"/>
        </style:tab-stops>
      </style:paragraph-properties>
    </style:style>
    <style:style style:name="P180" style:family="paragraph" style:parent-style-name="Body_20_text_20__28_2_29_" style:list-style-name="L4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46in"/>
        </style:tab-stops>
      </style:paragraph-properties>
    </style:style>
    <style:style style:name="P181" style:family="paragraph" style:parent-style-name="Body_20_text_20__28_2_29_" style:list-style-name="L34" style:master-page-name="">
      <style:paragraph-properties fo:margin-left="0.1945in" fo:margin-right="0in" fo:margin-top="0in" fo:margin-bottom="0in" loext:contextual-spacing="false" fo:text-align="start" style:justify-single-word="false" fo:text-indent="-0.1945in" style:auto-text-indent="false" style:page-number="auto">
        <style:tab-stops>
          <style:tab-stop style:position="0.0126in"/>
        </style:tab-stops>
      </style:paragraph-properties>
    </style:style>
    <style:style style:name="P182" style:family="paragraph" style:parent-style-name="Body_20_text_20__28_2_29_" style:list-style-name="L42" style:master-page-name="">
      <style:paragraph-properties fo:margin-left="0.1945in" fo:margin-right="0in" fo:margin-top="0in" fo:margin-bottom="0in" loext:contextual-spacing="false" fo:text-align="start" style:justify-single-word="false" fo:text-indent="-0.1945in" style:auto-text-indent="false" style:page-number="auto">
        <style:tab-stops>
          <style:tab-stop style:position="0.0193in"/>
        </style:tab-stops>
      </style:paragraph-properties>
    </style:style>
    <style:style style:name="P183" style:family="paragraph" style:parent-style-name="Body_20_text_20__28_2_29_" style:list-style-name="L27"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339in"/>
        </style:tab-stops>
      </style:paragraph-properties>
    </style:style>
    <style:style style:name="P184" style:family="paragraph" style:parent-style-name="Body_20_text_20__28_2_29_" style:list-style-name="L4" style:master-page-name="PageStyle3">
      <style:paragraph-properties fo:margin-left="0.1945in" fo:margin-right="0in" fo:margin-top="0in" fo:margin-bottom="0in" loext:contextual-spacing="false" fo:text-align="justify" style:justify-single-word="false" fo:text-indent="-0.1945in" style:auto-text-indent="false" style:page-number="309">
        <style:tab-stops>
          <style:tab-stop style:position="0.0098in"/>
        </style:tab-stops>
      </style:paragraph-properties>
    </style:style>
    <style:style style:name="P185" style:family="paragraph" style:parent-style-name="Body_20_text_20__28_2_29_" style:list-style-name="L17" style:master-page-name="PageStyle13">
      <style:paragraph-properties fo:margin-left="0.1945in" fo:margin-right="0in" fo:margin-top="0in" fo:margin-bottom="0in" loext:contextual-spacing="false" fo:text-align="justify" style:justify-single-word="false" fo:text-indent="-0.1945in" style:auto-text-indent="false" style:page-number="322">
        <style:tab-stops>
          <style:tab-stop style:position="0.0126in"/>
        </style:tab-stops>
      </style:paragraph-properties>
    </style:style>
    <style:style style:name="P186" style:family="paragraph" style:parent-style-name="Body_20_text_20__28_2_29_" style:list-style-name="L4" style:master-page-name="PageStyle20">
      <style:paragraph-properties fo:margin-left="0.1945in" fo:margin-right="0in" fo:margin-top="0in" fo:margin-bottom="0in" loext:contextual-spacing="false" fo:text-align="justify" style:justify-single-word="false" fo:text-indent="-0.1945in" style:auto-text-indent="false" style:page-number="333">
        <style:tab-stops>
          <style:tab-stop style:position="0.0126in"/>
        </style:tab-stops>
      </style:paragraph-properties>
    </style:style>
    <style:style style:name="P187" style:family="paragraph" style:parent-style-name="Body_20_text_20__28_2_29_" style:list-style-name="L13" style:master-page-name="PageStyle21">
      <style:paragraph-properties fo:margin-left="0.1945in" fo:margin-right="0in" fo:margin-top="0in" fo:margin-bottom="0in" loext:contextual-spacing="false" fo:text-align="justify" style:justify-single-word="false" fo:text-indent="-0.1945in" style:auto-text-indent="false" style:page-number="336">
        <style:tab-stops>
          <style:tab-stop style:position="0.0063in"/>
        </style:tab-stops>
      </style:paragraph-properties>
    </style:style>
    <style:style style:name="P188" style:family="paragraph" style:parent-style-name="Body_20_text_20__28_2_29_" style:list-style-name="L40" style:master-page-name="PageStyle26">
      <style:paragraph-properties fo:margin-left="0.1945in" fo:margin-right="0in" fo:margin-top="0in" fo:margin-bottom="0in" loext:contextual-spacing="false" fo:text-align="justify" style:justify-single-word="false" fo:text-indent="-0.1945in" style:auto-text-indent="false" style:page-number="343">
        <style:tab-stops>
          <style:tab-stop style:position="-0.0398in"/>
        </style:tab-stops>
      </style:paragraph-properties>
    </style:style>
    <style:style style:name="P189" style:family="paragraph" style:parent-style-name="Body_20_text_20__28_2_29_" style:master-page-name="PageStyle7">
      <style:paragraph-properties fo:margin-left="0.2083in" fo:margin-right="0in" fo:margin-top="0in" fo:margin-bottom="0in" loext:contextual-spacing="false" fo:text-align="justify" style:justify-single-word="false" fo:text-indent="0in" style:auto-text-indent="false" style:page-number="315"/>
    </style:style>
    <style:style style:name="P190" style:family="paragraph" style:parent-style-name="Body_20_text_20__28_2_29_" style:list-style-name="L11" style:master-page-name="">
      <style:paragraph-properties fo:margin-left="0.2083in" fo:margin-right="0in" fo:margin-top="0in" fo:margin-bottom="0in" loext:contextual-spacing="false" fo:text-align="justify" style:justify-single-word="false" fo:text-indent="0in" style:auto-text-indent="false" style:page-number="auto">
        <style:tab-stops>
          <style:tab-stop style:position="0.1839in"/>
        </style:tab-stops>
      </style:paragraph-properties>
    </style:style>
    <style:style style:name="P191" style:family="paragraph" style:parent-style-name="Body_20_text_20__28_2_29_" style:master-page-name="PageStyle17">
      <style:paragraph-properties fo:margin-left="0.2083in" fo:margin-right="0in" fo:margin-top="0in" fo:margin-bottom="0in" loext:contextual-spacing="false" fo:text-align="justify" style:justify-single-word="false" fo:text-indent="0in" style:auto-text-indent="false" style:page-number="23"/>
    </style:style>
    <style:style style:name="P192" style:family="paragraph" style:parent-style-name="Body_20_text_20__28_2_29_" style:master-page-name="PageStyle19">
      <style:paragraph-properties fo:margin-left="0.2083in" fo:margin-right="0in" fo:margin-top="0in" fo:margin-bottom="0in" loext:contextual-spacing="false" fo:text-align="justify" style:justify-single-word="false" fo:text-indent="0in" style:auto-text-indent="false" style:page-number="27"/>
    </style:style>
    <style:style style:name="P193" style:family="paragraph" style:parent-style-name="Body_20_text_20__28_2_29_" style:list-style-name="L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194" style:family="paragraph" style:parent-style-name="Body_20_text_20__28_2_29_" style:list-style-name="L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195" style:family="paragraph" style:parent-style-name="Body_20_text_20__28_2_29_" style:list-style-name="L2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196" style:family="paragraph" style:parent-style-name="Body_20_text_20__28_2_29_" style:list-style-name="L2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197" style:family="paragraph" style:parent-style-name="Body_20_text_20__28_2_29_" style:list-style-name="L3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198" style:family="paragraph" style:parent-style-name="Body_20_text_20__28_2_29_" style:list-style-name="L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199" style:family="paragraph" style:parent-style-name="Body_20_text_20__28_2_29_" style:list-style-name="L1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200" style:family="paragraph" style:parent-style-name="Body_20_text_20__28_2_29_" style:list-style-name="L2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201" style:family="paragraph" style:parent-style-name="Body_20_text_20__28_2_29_" style:list-style-name="L2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202" style:family="paragraph" style:parent-style-name="Body_20_text_20__28_2_29_" style:list-style-name="L4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203" style:family="paragraph" style:parent-style-name="Body_20_text_20__28_2_29_" style:list-style-name="L1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516in"/>
        </style:tab-stops>
      </style:paragraph-properties>
    </style:style>
    <style:style style:name="P204" style:family="paragraph" style:parent-style-name="Body_20_text_20__28_2_29_" style:list-style-name="L1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205" style:family="paragraph" style:parent-style-name="Body_20_text_20__28_2_29_" style:list-style-name="L30"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206" style:family="paragraph" style:parent-style-name="Body_20_text_20__28_2_29_" style:list-style-name="L3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207" style:family="paragraph" style:parent-style-name="Body_20_text_20__28_2_29_" style:list-style-name="L4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208" style:family="paragraph" style:parent-style-name="Body_20_text_20__28_2_29_" style:list-style-name="L1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91in"/>
        </style:tab-stops>
      </style:paragraph-properties>
    </style:style>
    <style:style style:name="P209" style:family="paragraph" style:parent-style-name="Body_20_text_20__28_2_29_" style:list-style-name="L2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91in"/>
        </style:tab-stops>
      </style:paragraph-properties>
    </style:style>
    <style:style style:name="P210" style:family="paragraph" style:parent-style-name="Body_20_text_20__28_2_29_" style:list-style-name="L1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846in"/>
        </style:tab-stops>
      </style:paragraph-properties>
    </style:style>
    <style:style style:name="P211" style:family="paragraph" style:parent-style-name="Body_20_text_20__28_2_29_" style:list-style-name="L2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212" style:family="paragraph" style:parent-style-name="Body_20_text_20__28_2_29_" style:list-style-name="L30"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213" style:family="paragraph" style:parent-style-name="Body_20_text_20__28_2_29_" style:list-style-name="L2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52in"/>
        </style:tab-stops>
      </style:paragraph-properties>
    </style:style>
    <style:style style:name="P214" style:family="paragraph" style:parent-style-name="Body_20_text_20__28_2_29_" style:list-style-name="L2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52in"/>
        </style:tab-stops>
      </style:paragraph-properties>
    </style:style>
    <style:style style:name="P215" style:family="paragraph" style:parent-style-name="Body_20_text_20__28_2_29_" style:list-style-name="L3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52in"/>
        </style:tab-stops>
      </style:paragraph-properties>
    </style:style>
    <style:style style:name="P216" style:family="paragraph" style:parent-style-name="Body_20_text_20__28_2_29_" style:list-style-name="L2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11in"/>
        </style:tab-stops>
      </style:paragraph-properties>
    </style:style>
    <style:style style:name="P217" style:family="paragraph" style:parent-style-name="Body_20_text_20__28_2_29_" style:list-style-name="L30"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11in"/>
        </style:tab-stops>
      </style:paragraph-properties>
    </style:style>
    <style:style style:name="P218" style:family="paragraph" style:parent-style-name="Body_20_text_20__28_2_29_" style:list-style-name="L30"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01in"/>
        </style:tab-stops>
      </style:paragraph-properties>
    </style:style>
    <style:style style:name="P219" style:family="paragraph" style:parent-style-name="Body_20_text_20__28_2_29_" style:list-style-name="L4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543in"/>
        </style:tab-stops>
      </style:paragraph-properties>
    </style:style>
    <style:style style:name="P220" style:family="paragraph" style:parent-style-name="Body_20_text_20__28_2_29_" style:list-style-name="L45" style:master-page-name="">
      <style:paragraph-properties fo:margin-left="0.2083in" fo:margin-right="0in" fo:margin-top="0in" fo:margin-bottom="0in" loext:contextual-spacing="false" fo:text-align="justify" style:justify-single-word="false" fo:text-indent="-0.2083in" style:auto-text-indent="false" style:page-number="auto" fo:break-after="column">
        <style:tab-stops>
          <style:tab-stop style:position="-0.0543in"/>
        </style:tab-stops>
      </style:paragraph-properties>
    </style:style>
    <style:style style:name="P221" style:family="paragraph" style:parent-style-name="Body_20_text_20__28_2_29_" style:list-style-name="L37" style:master-page-name="PageStyle23">
      <style:paragraph-properties fo:margin-left="0.2083in" fo:margin-right="0in" fo:margin-top="0in" fo:margin-bottom="0in" loext:contextual-spacing="false" fo:text-align="justify" style:justify-single-word="false" fo:text-indent="-0.2083in" style:auto-text-indent="false" style:page-number="339">
        <style:tab-stops>
          <style:tab-stop style:position="0.002in"/>
        </style:tab-stops>
      </style:paragraph-properties>
    </style:style>
    <style:style style:name="P222" style:family="paragraph" style:parent-style-name="Body_20_text_20__28_2_29_" style:master-page-name="PageStyle10">
      <style:paragraph-properties fo:margin-left="0.1807in" fo:margin-right="0in" fo:margin-top="0in" fo:margin-bottom="0in" loext:contextual-spacing="false" fo:text-align="justify" style:justify-single-word="false" fo:text-indent="0in" style:auto-text-indent="false" style:page-number="318"/>
    </style:style>
    <style:style style:name="P223" style:family="paragraph" style:parent-style-name="Body_20_text_20__28_2_29_" style:master-page-name="PageStyle11">
      <style:paragraph-properties fo:margin-left="0.1807in" fo:margin-right="0in" fo:margin-top="0in" fo:margin-bottom="0in" loext:contextual-spacing="false" fo:text-align="justify" style:justify-single-word="false" fo:text-indent="0in" style:auto-text-indent="false" style:page-number="15"/>
    </style:style>
    <style:style style:name="P224" style:family="paragraph" style:parent-style-name="Body_20_text_20__28_2_29_" style:master-page-name="PageStyle12">
      <style:paragraph-properties fo:margin-left="0.1807in" fo:margin-right="0in" fo:margin-top="0in" fo:margin-bottom="0in" loext:contextual-spacing="false" fo:text-align="justify" style:justify-single-word="false" fo:text-indent="0in" style:auto-text-indent="false" style:page-number="321"/>
    </style:style>
    <style:style style:name="P225" style:family="paragraph" style:parent-style-name="Body_20_text_20__28_2_29_" style:master-page-name="PageStyle15">
      <style:paragraph-properties fo:margin-left="0.1807in" fo:margin-right="0in" fo:margin-top="0in" fo:margin-bottom="0in" loext:contextual-spacing="false" fo:text-align="start" style:justify-single-word="false" fo:text-indent="0in" style:auto-text-indent="false" style:page-number="325"/>
    </style:style>
    <style:style style:name="P226" style:family="paragraph" style:parent-style-name="Body_20_text_20__28_2_29_" style:master-page-name="PageStyle25">
      <style:paragraph-properties fo:margin-left="0.1807in" fo:margin-right="0in" fo:margin-top="0in" fo:margin-bottom="0in" loext:contextual-spacing="false" fo:text-align="justify" style:justify-single-word="false" fo:text-indent="0in" style:auto-text-indent="false" style:page-number="37"/>
    </style:style>
    <style:style style:name="P227" style:family="paragraph" style:parent-style-name="Body_20_text_20__28_2_29_" style:list-style-name="L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228" style:family="paragraph" style:parent-style-name="Body_20_text_20__28_2_29_" style:list-style-name="L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229" style:family="paragraph" style:parent-style-name="Body_20_text_20__28_2_29_" style:list-style-name="L2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230" style:family="paragraph" style:parent-style-name="Body_20_text_20__28_2_29_" style:list-style-name="L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231" style:family="paragraph" style:parent-style-name="Body_20_text_20__28_2_29_" style:list-style-name="L1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232" style:family="paragraph" style:parent-style-name="Body_20_text_20__28_2_29_" style:list-style-name="L1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233" style:family="paragraph" style:parent-style-name="Body_20_text_20__28_2_29_" style:list-style-name="L2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234" style:family="paragraph" style:parent-style-name="Body_20_text_20__28_2_29_" style:list-style-name="L3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235" style:family="paragraph" style:parent-style-name="Body_20_text_20__28_2_29_" style:list-style-name="L4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236" style:family="paragraph" style:parent-style-name="Body_20_text_20__28_2_29_" style:list-style-name="L4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237" style:family="paragraph" style:parent-style-name="Body_20_text_20__28_2_29_" style:list-style-name="L1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238" style:family="paragraph" style:parent-style-name="Body_20_text_20__28_2_29_" style:list-style-name="L2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239" style:family="paragraph" style:parent-style-name="Body_20_text_20__28_2_29_" style:list-style-name="L2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240" style:family="paragraph" style:parent-style-name="Body_20_text_20__28_2_29_" style:list-style-name="L4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241" style:family="paragraph" style:parent-style-name="Body_20_text_20__28_2_29_" style:list-style-name="L1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492in"/>
        </style:tab-stops>
      </style:paragraph-properties>
    </style:style>
    <style:style style:name="P242" style:family="paragraph" style:parent-style-name="Body_20_text_20__28_2_29_" style:list-style-name="L1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243" style:family="paragraph" style:parent-style-name="Body_20_text_20__28_2_29_" style:list-style-name="L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244" style:family="paragraph" style:parent-style-name="Body_20_text_20__28_2_29_" style:list-style-name="L2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245" style:family="paragraph" style:parent-style-name="Body_20_text_20__28_2_29_" style:list-style-name="L2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246" style:family="paragraph" style:parent-style-name="Body_20_text_20__28_2_29_" style:list-style-name="L2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247" style:family="paragraph" style:parent-style-name="Body_20_text_20__28_2_29_" style:list-style-name="L3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248" style:family="paragraph" style:parent-style-name="Body_20_text_20__28_2_29_" style:list-style-name="L4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249" style:family="paragraph" style:parent-style-name="Body_20_text_20__28_2_29_" style:list-style-name="L1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250" style:family="paragraph" style:parent-style-name="Body_20_text_20__28_2_29_" style:list-style-name="L3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251" style:family="paragraph" style:parent-style-name="Body_20_text_20__28_2_29_" style:list-style-name="L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252" style:family="paragraph" style:parent-style-name="Body_20_text_20__28_2_29_" style:list-style-name="L1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253" style:family="paragraph" style:parent-style-name="Body_20_text_20__28_2_29_" style:list-style-name="L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254" style:family="paragraph" style:parent-style-name="Body_20_text_20__28_2_29_" style:list-style-name="L1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255" style:family="paragraph" style:parent-style-name="Body_20_text_20__28_2_29_" style:list-style-name="L1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256" style:family="paragraph" style:parent-style-name="Body_20_text_20__28_2_29_" style:list-style-name="L2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257" style:family="paragraph" style:parent-style-name="Body_20_text_20__28_2_29_" style:list-style-name="L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258" style:family="paragraph" style:parent-style-name="Body_20_text_20__28_2_29_" style:list-style-name="L1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457in"/>
        </style:tab-stops>
      </style:paragraph-properties>
    </style:style>
    <style:style style:name="P259" style:family="paragraph" style:parent-style-name="Body_20_text_20__28_2_29_" style:list-style-name="L1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098in"/>
        </style:tab-stops>
      </style:paragraph-properties>
    </style:style>
    <style:style style:name="P260" style:family="paragraph" style:parent-style-name="Body_20_text_20__28_2_29_" style:list-style-name="L1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1028in"/>
        </style:tab-stops>
      </style:paragraph-properties>
    </style:style>
    <style:style style:name="P261" style:family="paragraph" style:parent-style-name="Body_20_text_20__28_2_29_" style:list-style-name="L2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1028in"/>
        </style:tab-stops>
      </style:paragraph-properties>
    </style:style>
    <style:style style:name="P262" style:family="paragraph" style:parent-style-name="Body_20_text_20__28_2_29_" style:list-style-name="L1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263" style:family="paragraph" style:parent-style-name="Body_20_text_20__28_2_29_" style:list-style-name="L2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264" style:family="paragraph" style:parent-style-name="Body_20_text_20__28_2_29_" style:list-style-name="L3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265" style:family="paragraph" style:parent-style-name="Body_20_text_20__28_2_29_" style:list-style-name="L2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1063in"/>
        </style:tab-stops>
      </style:paragraph-properties>
    </style:style>
    <style:style style:name="P266" style:family="paragraph" style:parent-style-name="Body_20_text_20__28_2_29_" style:list-style-name="L2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457in"/>
          <style:tab-stop style:position="0.7374in" style:type="right"/>
          <style:tab-stop style:position="0.7902in"/>
          <style:tab-stop style:position="1.7744in" style:type="right"/>
        </style:tab-stops>
      </style:paragraph-properties>
    </style:style>
    <style:style style:name="P267" style:family="paragraph" style:parent-style-name="Body_20_text_20__28_2_29_" style:list-style-name="L20" style:master-page-name="">
      <style:paragraph-properties fo:margin-left="0.1807in" fo:margin-right="0in" fo:margin-top="0in" fo:margin-bottom="0in" loext:contextual-spacing="false" fo:text-align="justify" style:justify-single-word="false" fo:text-indent="-0.1807in" style:auto-text-indent="false" style:page-number="auto" fo:break-after="column">
        <style:tab-stops>
          <style:tab-stop style:position="-0.0272in"/>
        </style:tab-stops>
      </style:paragraph-properties>
    </style:style>
    <style:style style:name="P268" style:family="paragraph" style:parent-style-name="Body_20_text_20__28_2_29_" style:list-style-name="L33" style:master-page-name="">
      <style:paragraph-properties fo:margin-left="0.1807in" fo:margin-right="0in" fo:margin-top="0in" fo:margin-bottom="0in" loext:contextual-spacing="false" fo:text-align="justify" style:justify-single-word="false" fo:text-indent="-0.1807in" style:auto-text-indent="false" style:page-number="auto" fo:break-after="column">
        <style:tab-stops>
          <style:tab-stop style:position="-0.0272in"/>
        </style:tab-stops>
      </style:paragraph-properties>
    </style:style>
    <style:style style:name="P269" style:family="paragraph" style:parent-style-name="Body_20_text_20__28_2_29_" style:list-style-name="L22" style:master-page-name="">
      <style:paragraph-properties fo:margin-left="0.1807in" fo:margin-right="0in" fo:margin-top="0in" fo:margin-bottom="0in" loext:contextual-spacing="false" fo:text-align="justify" style:justify-single-word="false" fo:text-indent="-0.1807in" style:auto-text-indent="false" style:page-number="auto" fo:break-after="column">
        <style:tab-stops>
          <style:tab-stop style:position="-0.0201in"/>
        </style:tab-stops>
      </style:paragraph-properties>
    </style:style>
    <style:style style:name="P270" style:family="paragraph" style:parent-style-name="Body_20_text_20__28_2_29_" style:master-page-name="PageStyle16">
      <style:paragraph-properties fo:margin-left="0.1807in" fo:margin-right="0in" fo:margin-top="0in" fo:margin-bottom="0in" loext:contextual-spacing="false" fo:text-align="justify" style:justify-single-word="false" fo:text-indent="-0.1807in" style:auto-text-indent="false" style:page-number="326">
        <style:tab-stops>
          <style:tab-stop style:position="0.0201in"/>
        </style:tab-stops>
      </style:paragraph-properties>
    </style:style>
    <style:style style:name="P271" style:family="paragraph" style:parent-style-name="Body_20_text_20__28_2_29_" style:list-style-name="L26" style:master-page-name="PageStyle18">
      <style:paragraph-properties fo:margin-left="0.1807in" fo:margin-right="0in" fo:margin-top="0in" fo:margin-bottom="0in" loext:contextual-spacing="false" fo:text-align="justify" style:justify-single-word="false" fo:text-indent="-0.1807in" style:auto-text-indent="false" style:page-number="329">
        <style:tab-stops>
          <style:tab-stop style:position="-0.0272in"/>
        </style:tab-stops>
      </style:paragraph-properties>
    </style:style>
    <style:style style:name="P272" style:family="paragraph" style:parent-style-name="Body_20_text_20__28_2_29_" style:list-style-name="L24"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602in"/>
        </style:tab-stops>
      </style:paragraph-properties>
    </style:style>
    <style:style style:name="P273" style:family="paragraph" style:parent-style-name="Body_20_text_20__28_2_29_" style:list-style-name="L43" style:master-page-name="">
      <style:paragraph-properties fo:margin-left="0.1945in" fo:margin-right="0in" fo:margin-top="0in" fo:margin-bottom="0in" loext:contextual-spacing="false" fo:text-align="justify" style:justify-single-word="false" fo:text-indent="-0.0972in" style:auto-text-indent="false" style:page-number="auto">
        <style:tab-stops>
          <style:tab-stop style:position="0.05in"/>
        </style:tab-stops>
      </style:paragraph-properties>
    </style:style>
    <style:style style:name="P274" style:family="paragraph" style:parent-style-name="Body_20_text_20__28_2_29_" style:list-style-name="L43" style:master-page-name="">
      <style:paragraph-properties fo:margin-left="0.1945in" fo:margin-right="0in" fo:margin-top="0in" fo:margin-bottom="0in" loext:contextual-spacing="false" fo:text-align="justify" style:justify-single-word="false" fo:text-indent="-0.0972in" style:auto-text-indent="false" style:page-number="auto">
        <style:tab-stops>
          <style:tab-stop style:position="0.0598in"/>
        </style:tab-stops>
      </style:paragraph-properties>
    </style:style>
    <style:style style:name="T1"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in" fo:margin-bottom="0in" style:vertical-pos="from-top" style:vertical-rel="paragraph-content" style:horizontal-pos="center" style:horizontal-rel="page" fo:background-color="#ffffff" style:background-transparency="100%" draw:fill="solid" draw:fill-color="#ffffff" draw:opacity="0%" fo:padding="0in" fo:border="none" style:flow-with-text="false"/>
    </style:style>
    <style:style style:name="fr3" style:family="graphic" style:parent-style-name="Frame">
      <style:graphic-properties fo:margin-left="0.0398in" fo:margin-right="0.0398in" fo:margin-top="0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Frame">
      <style:graphic-properties fo:margin-left="0.0398in" fo:margin-right="0.0398in" fo:margin-top="0.0335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Frame">
      <style:graphic-properties fo:margin-left="0.0398in" fo:margin-right="0.0398in" fo:margin-top="0.0366in" fo:margin-bottom="0.0134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Frame">
      <style:graphic-properties fo:margin-left="0.0398in" fo:margin-right="1.1736in" fo:margin-top="0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Frame">
      <style:graphic-properties fo:margin-left="0.0398in" fo:margin-right="0.0398in" fo:margin-top="0.0366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1.9799in" fo:margin-right="2.3898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1.9799in" fo:margin-right="2.3898in" style:editable="false">
        <style:columns fo:column-count="2" fo:column-gap="0.0764in">
          <style:column style:rel-width="32767*" fo:start-indent="0in" fo:end-indent="0.0382in"/>
          <style:column style:rel-width="32768*" fo:start-indent="0.0382in" fo:end-indent="0in"/>
        </style:columns>
      </style:section-properties>
    </style:style>
    <style:style style:name="Sect4" style:family="section">
      <style:section-properties fo:margin-left="1.9709in" fo:margin-right="2.3846in" style:editable="false">
        <style:columns fo:column-count="2" fo:column-gap="0.0709in">
          <style:column style:rel-width="32767*" fo:start-indent="0in" fo:end-indent="0.0354in"/>
          <style:column style:rel-width="32768*" fo:start-indent="0.0354in" fo:end-indent="0in"/>
        </style:columns>
      </style:section-properties>
    </style:style>
    <style:style style:name="Sect5" style:family="section">
      <style:section-properties fo:margin-left="1.7819in" fo:margin-right="2.5602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6"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6"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6" style:num-format="1" text:start-value="3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2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6"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24"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6"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23"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6"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6"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6"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6"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6"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6"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6" style:num-format="1" text:start-value="4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8" style:num-format="1" text:start-value="3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8"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Style6"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CharStyle6"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CharStyle6"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CharStyle6" style:num-format="1" text:start-value="4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CharStyle6"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CharStyle50" style:num-format="1" text:start-value="1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CharStyle6" style:num-format="1" text:start-value="1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CharStyle6" style:num-format="1" text:start-value="1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CharStyle8"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CharStyle6" style:num-format="1" text:start-value="1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CharStyle6" style:num-format="1" text:start-value="1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CharStyle6" style:num-format="1" text:start-value="2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CharStyle6"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CharStyle6"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CharStyle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CharStyle6"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CharStyle6" style:num-format="1" text:start-value="2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CharStyle6"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CharStyle6"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CharStyle5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103" text:outline-level="1"><text:bookmark-start text:name="bookmark0"/><text:span text:style-name="CharStyle4">1 SAMUEL</text:span><text:bookmark-end text:name="bookmark0"/></text:h>
      </text:section>
      <text:section text:style-name="Sect2" text:name="Section1">
        <text:p text:style-name="P3"/>
        <text:p text:style-name="P2"/>
      </text:section>
      <text:section text:style-name="Sect3" text:name="Section2">
        <text:p text:style-name="Body_20_text_20__28_2_29__20__2b__20_DropCap3">1<text:span text:style-name="CharStyle6"><text:tab/>There was a man of Ramah, a Zuphite from the highlands of Ephraim, whose name was Elka- nah—the son of Jeroham, the son of Elihu, the son of Tohu, the son of Zuph. He was an Ephraimite, and he had two 2 wives, one called Hannah and the other Peninnah; Peninnah had children, but Hannah had </text:span><text:span text:style-name="CharStyle8">3</text:span><text:span text:style-name="CharStyle6"> no children. Now this man used to go up from his town, year by year, to worship and to sacrifice to the Lord of hosts at Shilo, where Eli and his two sons, Hophni and Phinehas, were priests to the Eternal. 4 He used to give his wife Penin­nah and all her sons and daugh­ters shares of the sacrificial meat, but, though he loved </text:span><text:span text:style-name="CharStyle8">5</text:span><text:span text:style-name="CharStyle6"> Hannah, he gave her only a sin­gle share, because the Eternal 6 had shut up her womb. Her rival used to taunt her bit­terly, to irritate her, because the Eternal had shut up her </text:span><text:span text:style-name="CharStyle8">7</text:span><text:span text:style-name="CharStyle6"> womb; and this went on year after year—whenever she went up to the house of the Eternal, she taunted Hannah.</text:span></text:p>
        <text:p text:style-name="P25"><text:span text:style-name="CharStyle6">4 One day when Elkanah was sacrificing, Hannah wept and 8 would not eat. So her husband Elkanah said to her, “Hannah, why are you weeping? Why are you not eating? Why is your heart sad? Am I not more </text:span><text:span text:style-name="CharStyle8">9</text:span><text:span text:style-name="CharStyle6"> to you than ten sons?” But after they had eaten the boiled flesh and had drunk, Hannah rose and stood before the Eternal where Eli the priest w'as sitting on his chair at the door­posts of the temple of the Eter- io nal. With a sore heart she prayed to the Eternal, weeping ii bitterly, and she made this vow:</text:span></text:p>
        <text:p text:style-name="P63"><text:span text:style-name="CharStyle6">“O Lord of hosts, if thou wilt in­deed look upon the plight of thy servant and remember me and not forget thy servant, but wilt give thy servant a son, then I will give him to the Eternal for the whole of his life; and no razor shall ever touch his head.”</text:span></text:p>
        <text:p text:style-name="P57"><text:span text:style-name="CharStyle6">As she went on praying be- 12 fore the Eternal, Eli noticed her mouth—for Hannah was 13 speaking to herself; only her lips moved, her voice was not heard. Eli thought she was drunk. So Eli said to her, 14 “How long will you go on, you drunken creature? Away with you, go and sleep off your drunkenness!” But Hannah 15 replied, “No, sir, I am a sorely tried woman, I have drunk neither wine nor liquor; I have been pouring out my soul be­fore the Eternal. Do not take 16 your servant for a depraved woman; it is under my stress of grief and provocation that I have been speaking all the time.” Then Eli answered, “Go 17 and prosper; may the God of Israel grant you what you have asked him!” And she said, 18 “May your servant find favour in your eyes!”</text:span></text:p>
        <text:p text:style-name="P57"><text:span text:style-name="CharStyle6">So the woman went away; she ate, and her face was sad no longer. In the morning they 19 rose, worshipped before the Eternal, and returned home to Ramah. Elkanah had inter­course with Hannah his wife, and the Eternal remembered her; so Hannah conceived, and at the 20 turn of the year she bore a son, calling his name Samuel or “God-asked.” “For,” she said,</text:span></text:p>
        <text:p text:style-name="P35"><text:span text:style-name="CharStyle10">“I asked the Eternal for him.”</text:span></text:p>
        <text:p text:style-name="P57"><text:span text:style-name="CharStyle6">Elkanah went up with all 21</text:span></text:p>
      </text:section>
      <text:section text:style-name="Sect4" text:name="Section3">
        <text:p text:style-name="P104"><text:span text:style-name="CharStyle6">his household to offer to the Eternal the yearly sacrifice and what he had vowed, but Han-</text:span></text:p>
        <text:list xml:id="list6155050133879667620" text:style-name="L1">
          <text:list-item>
            <text:p text:style-name="P111"><text:span text:style-name="CharStyle6"><text:tab/>nah did not go up. “Once the child is weaned,” she told her husband, “then I will bring him; we shall appear before the Eternal, and he shall remain</text:span></text:p>
          </text:list-item>
          <text:list-item>
            <text:p text:style-name="P111"><text:span text:style-name="CharStyle6"><text:tab/>there for ever.” Elkanah her husband said to her, “Do what­ever you think right; wait till you have weaned him, and may the Eternal let you carry out your purpose.” So Hannah waited and suckled her son till</text:span></text:p>
          </text:list-item>
          <text:list-item>
            <text:p text:style-name="P111"><text:span text:style-name="CharStyle6"><text:tab/>she weaned him. Then, after weaning him, she took him with her, along with a three-year- old bullock, a bushel of flour, and a bottle of wine; she entered the house of the Eternal at Shilo, accompanied by the boy,</text:span></text:p>
          </text:list-item>
          <text:list-item>
            <text:p text:style-name="P111"><text:span text:style-name="CharStyle6"><text:tab/>and, after the bullock had been slain, she brought the boy to</text:span></text:p>
          </text:list-item>
          <text:list-item>
            <text:p text:style-name="P111"><text:span text:style-name="CharStyle6"><text:tab/>Eli. “As sure as you live, sir,” she said, “I am the woman who stood beside you here, praying</text:span></text:p>
          </text:list-item>
          <text:list-item>
            <text:p text:style-name="P111"><text:span text:style-name="CharStyle6"><text:tab/>to the Eternal. I prayed about this boy, and the Eternal has</text:span></text:p>
          </text:list-item>
          <text:list-item>
            <text:p text:style-name="P118"><text:span text:style-name="CharStyle6"><text:tab/>granted me what I asked. So I have lent him to the Eternal; as long as he lives he is loaned</text:span></text:p>
          </text:list-item>
        </text:list>
        <text:p text:style-name="Body_20_text_20__28_4_29__20__2b__20_DropCap2">2<text:span text:style-name="CharStyle15"><text:tab/>to the Eternal.” [[Hannah sang this prayer:</text:span></text:p>
        <text:p text:style-name="P41"><text:span text:style-name="CharStyle18">My heart thrills to the Eternal, my powers are heightened by my God,</text:span></text:p>
        <text:p text:style-name="P74"><text:span text:style-name="CharStyle18">my lips exult over my foes, for I joy in thy deliverance.</text:span></text:p>
        <text:list xml:id="list5305955621737396476" text:style-name="L2">
          <text:list-item>
            <text:p text:style-name="P100"><text:span text:style-name="CharStyle18"><text:tab/>None is divine like the Eternal, no Power is steadfast like our God.</text:span></text:p>
          </text:list-item>
          <text:list-item>
            <text:p text:style-name="P101"><text:span text:style-name="CharStyle18"><text:tab/>No more of your proud vaunts! No mouthing of your taunts!</text:span></text:p>
          </text:list-item>
        </text:list>
        <text:p text:style-name="P71"><text:span text:style-name="CharStyle18">For the Eternal is a God who knows it all,</text:span></text:p>
        <text:p text:style-name="P40"><text:span text:style-name="CharStyle18">and what men do he judges.</text:span></text:p>
        <text:list xml:id="list213902707066045" text:continue-numbering="true" text:style-name="L2">
          <text:list-item>
            <text:p text:style-name="P100"><text:span text:style-name="CharStyle18"><text:tab/>The strong man’s bow is broken, and the stumbling are braced up; </text:span><text:span text:style-name="CharStyle19">5 </text:span><text:span text:style-name="CharStyle18">those who had plenty have to work for bread,</text:span></text:p>
          </text:list-item>
        </text:list>
        <text:p text:style-name="P71"><text:span text:style-name="CharStyle18">and hungry people have to toil no more;</text:span></text:p>
        <text:p text:style-name="P69"><text:span text:style-name="CharStyle18">the barren woman has seven chil­dren now,</text:span></text:p>
        <text:p text:style-name="P33"><text:span text:style-name="CharStyle18">and the mother of many is pining. The Eternal kills, the Eternal life 6 bestows,</text:span></text:p>
        <text:p text:style-name="P33"><text:span text:style-name="CharStyle18">he lowers to death and he lifts up, the Eternal makes poor, the Eter- 7 nal makes rich, he lays low and he raises, he lifts the poor out of the dust, 8 he raises beggars from the rub­bish heap,</text:span></text:p>
        <text:p text:style-name="P33"><text:span text:style-name="CharStyle18">seating them next to nobles, to give them thrones of splendour. [[For the pillars of the earth be­long to the Eternal, and on them he set the world.]]</text:span></text:p>
        <text:p text:style-name="P69"><text:span text:style-name="CharStyle18">He will guard the steps of his 9 godly folk,</text:span></text:p>
        <text:p text:style-name="P69"><text:span text:style-name="CharStyle18">but evil men shall perish in the dark</text:span></text:p>
        <text:p text:style-name="P69"><text:span text:style-name="CharStyle18">(for no man’s strength makes him mighty).</text:span></text:p>
        <text:p text:style-name="P69"><text:span text:style-name="CharStyle18">The Eternal will crush his ene- 10 mies,</text:span></text:p>
        <text:p text:style-name="P69"><text:span text:style-name="CharStyle18">the Most High in heaven will shatter them</text:span></text:p>
        <text:p text:style-name="P33"><text:span text:style-name="CharStyle18">(the Eternal’s judgments shall cover the wide world), to add power to his king, to heighten the strength of his anointed one.]] '</text:span></text:p>
        <text:p text:style-name="P52"><text:span text:style-name="CharStyle6">Then Hannah left him there 11 before the Eternal, and went to Hamah; but the boy ministered to the Eternal in presence of Eli the priest.</text:span></text:p>
        <text:p text:style-name="P52"><text:span text:style-name="CharStyle6">Now the sons of Eli were de- </text:span><text:span text:style-name="CharStyle20">12 </text:span><text:span text:style-name="CharStyle6">praved creatures; they cared nothing for the Eternal nor for the regular dues of a priest. Whenever a man offered sacri- 13 flee, the priest’s servant would come, as the flesh was being boiled, with a three-pronged fork in his hand, which he 14 plunged into the pot or kettle or basin or dish; whatever the fork brought up, the priest took for himself. So they treated ail the Israelites who came to sac­rifice at Shilo to the Eternal. In 15 fact, even before the fat was burned, the priest’s servant</text:span></text:p>
      </text:section>
      <text:section text:style-name="Sect4" text:name="Section4">
        <text:p text:style-name="P105"><text:span text:style-name="CharStyle6">would come and tell the man who was sacrificing, “Let the priest have some flesh for roast­ing; he wants raw flesh from</text:span></text:p>
        <text:list xml:id="list422551259115037063" text:style-name="L3">
          <text:list-item>
            <text:p text:style-name="P121"><text:span text:style-name="CharStyle6"><text:tab/>you, not boiled.” If the man said to him, “First let the fat be burned, and then take as much as you want,” he would answer, “No, you must give it to me at once, or I will take it by force.”</text:span></text:p>
          </text:list-item>
          <text:list-item>
            <text:p text:style-name="P121"><text:span text:style-name="CharStyle6"><text:tab/>The sin of the young men was very great before the Eternal, for it meant disdain of what was offered to the Eternal.</text:span></text:p>
          </text:list-item>
          <text:list-item>
            <text:p text:style-name="P127"><text:span text:style-name="CharStyle6"><text:tab/>Samuel, a boy girt with a linen apron, ministered before</text:span></text:p>
          </text:list-item>
          <text:list-item>
            <text:p text:style-name="P128"><text:span text:style-name="CharStyle6"><text:tab/>the Eternal, and his mother used to make him a little robe, which she brought to him year by year when she came up with her husband to offer the yearly</text:span></text:p>
          </text:list-item>
          <text:list-item>
            <text:p text:style-name="P137"><text:span text:style-name="CharStyle6"><text:tab/>sacrifice. Eli would bless Elka- nah and his wife, saying, “May the Eternal repay you with off­spring from this woman, for the loan she has made to the Eter­nal!” Then they would go</text:span></text:p>
          </text:list-item>
          <text:list-item>
            <text:p text:style-name="P137"><text:span text:style-name="CharStyle6"><text:tab/>home. And the Eternal re­membered Hannah, so that she conceived and bore three sons and two daughters. Meantime the boy Samuel grew up before the Eternal.</text:span></text:p>
          </text:list-item>
          <text:list-item>
            <text:p text:style-name="P127"><text:span text:style-name="CharStyle6"><text:tab/>Now Eli was very old. When­ever he heard how his sons were behaving towards all Israel, and how they lay with the women caretakers at the door of the</text:span></text:p>
          </text:list-item>
          <text:list-item>
            <text:p text:style-name="P143"><text:span text:style-name="CharStyle6"><text:tab/>Trysting tent, he said to them, “Why are you behaving like this? I hear of it from all the</text:span></text:p>
          </text:list-item>
          <text:list-item>
            <text:p text:style-name="P143"><text:span text:style-name="CharStyle6"><text:tab/>people. No, my sons, it is no good report that I hear the peo-</text:span></text:p>
          </text:list-item>
          <text:list-item>
            <text:p text:style-name="P143"><text:span text:style-name="CharStyle6"><text:tab/>pie of the Eternal repeating. If one man sins against another man, God will mediate for him, but if a man sins against the Eternal, who can intercede on Ms behalf?” However, they would not listen to what their father said, for the Eternal was</text:span></text:p>
          </text:list-item>
        </text:list>
        <text:p text:style-name="P26"><text:span text:style-name="CharStyle6">resolved to slay them. Mean- 26 time Samuel grew up to be a fine boy in the eyes of the Eter­nal and of men.</text:span></text:p>
        <text:p text:style-name="P56"><text:span text:style-name="CharStyle6">Now a man of God came to 27 Eli and gave him this message from the Eternal. “Did I not reveal myself to your father’s household when they were in Egypt, slaves to the court of the Pharaoh? Did I not choose 28 him from all the clans of Israel to be my priest, to go up to my altar, to burn sacrifice, and to bear the ephod in my presence? Did I not assign to your father’s household as food all that the Israelites offer by fire? Why, 29 then, do you cast an envious eye upon my sacrifices and offer­ings, letting your sons override me and fattening yourselves under my very eyes upon the first-fruits of all that Israel my people offers? Therefore the 30 Eternal, the God of Israel, de­clares, I had meant your house­hold and your father’s house­hold to live in my favour for ever; but now, says the Eternal, far be that from me; those who honour me I will honour, and those who despise me shall be derided. The day is coming 31 when I will cut off your off­spring and the offspring of your father’s household till there is not an old man left in your household; then in your straits 32 you shall look enviously on all the prosperity I award to Is­rael. One of your family I will </text:span><text:span text:style-name="CharStyle8">33 </text:span><text:span text:style-name="CharStyle6">not cut off from my altar, I will spare him to consume his eyes with longing and to wear out Ms heart; but the greater part of your household shall die by the sword of men. What is to </text:span><text:span text:style-name="CharStyle8">34 </text:span><text:span text:style-name="CharStyle6">befall your two sons Hophni and Phinehas shall be an omen for you; both are to die on the</text:span></text:p>
      </text:section>
      <text:section text:style-name="Sect4" text:name="Section5">
        <text:list xml:id="list2855958280904745154" text:style-name="L4">
          <text:list-item>
            <text:p text:style-name="P184"><text:span text:style-name="CharStyle6"><text:tab/>same day. But I will raise up for myself a faithful priest, who is to do whatever I plan and desire; I will found a family for him that lasts; he shall live in the favour of my anointed king</text:span></text:p>
          </text:list-item>
          <text:list-item>
            <text:p text:style-name="P129"><text:span text:style-name="CharStyle6"><text:tab/>for ever, and any survivor of your household shall come and do him obeisance for a pit­tance of money and a piece of bread, crying, ‘Do put me in some priestly position, that I may get a bite of food to eat.</text:span><text:span text:style-name="CharStyle6"><text:span text:style-name="T1">5</text:span></text:span><text:span text:style-name="CharStyle6"> ”</text:span></text:p>
          </text:list-item>
        </text:list>
        <text:p text:style-name="Body_20_text_20__28_2_29__20__2b__20_DropCap4">3<text:span text:style-name="CharStyle6"><text:tab/>The boy Samuel was minis­tering to the Eternal in pres­ence of Eli. A word from the Eternal was rare in those days; 2 visions were not common. But one day, after Eli had lain down in his place (his eyes had begun to grow dim, so that he </text:span><text:span text:style-name="CharStyle8">3</text:span><text:span text:style-name="CharStyle6"> could not see), when the lamp of God was still burning, and Samuel was lying in the temple of the Eternal beside the ark of 4 God, then the Eternal called, “Samuel! Samuel!” He an- 5 swered, “Here I am,” and ran to Eli, saying, “Here I am; you called me.” But he said, “I did not call you; lie down again.” 6 So he went and lay down. Once more the Eternal called, “Sam­uel! Samuel!” Then Samuel got up and went to Eli; “Here I am,” he said; “you did call me.” But he answered, “I did not call you, my son; lie down </text:span><text:span text:style-name="CharStyle8">7</text:span><text:span text:style-name="CharStyle6"> again.” Now Samuel did not yet know the Eternal, and the word of the Eternal had not 8 yet been disclosed to him. So when the Eternal called Samuel again, the third time, he got up and went to Eli, saying, “Here I am; you did call me.” Eli now saw that the Eternal was </text:span><text:span text:style-name="CharStyle8">9</text:span><text:span text:style-name="CharStyle6"> calling the lad; so Eli told Samuel, “Go and lie down; if you are called, you must say, ‘Speak, </text:span><text:span text:style-name="CharStyle8">0</text:span><text:span text:style-name="CharStyle6"> Eternal; thy servant is listening.</text:span><text:span text:style-name="CharStyle6"><text:span text:style-name="T1">5 55</text:span></text:span><text:span text:style-name="CharStyle6"> Then Samuel went and lay down in his place, and the Eternal came and 10 stood, calling as usual, “Sam­uel! Samuel!” Samuel said, “Speak, thy servant is listen­ing”; and the Eternal said to 11 Samuel, “I am about to do a deed in Israel that will make the ears of all who hear it ring; on that day I will execute 12 against Eli all that I have said about his household from be­ginning to end. You must tell 13 him that I will punish his house­hold for ever, because he knew that his sons were blaspheming God and yet he did not check them. Therefore have I sworn 14 to the household of Eli that the guilt of Eli’s household shall never be expiated, neither by sacrifices nor by offering.”</text:span></text:p>
        <text:p text:style-name="P57"><text:span text:style-name="CharStyle6">Samuel lay till morning; in the 15 morning he rose and opened the doors of the house of the Eter­nal, but he was afraid to let Eli know the vision. Eli called 16 Samuel, however, and said, “Samuel, my son.” “Here I am,” he said. And he said, 17 “What was it that the Eternal told you? Come, do not hide it from me. God kill you and worse, if you hide from me a single word of what he told you!” So Samuel told him 18 everything, and hid nothing from him. “It is the Eternal,” said Eli, “let him do what he thinks good!”</text:span></text:p>
        <text:p text:style-name="P57"><text:span text:style-name="CharStyle6">Now Samuel grew up, and the 19 Eternal was with him and let none of his words prove a fail­ure; all Israel from Dan to 20 Beersheba knew that Samuel was accredited as a prophet of the Eternal. Once more the 21 Eternal was to be seen at Shilo, for at Shilo the Eternal re-</text:span></text:p>
      </text:section>
      <text:section text:style-name="Sect4" text:name="Section6">
        <text:p text:style-name="P87"><text:span text:style-name="CharStyle23">vealed himself to Samuel, and Samuel’s word reached all Is­rael.</text:span></text:p>
        <text:p text:style-name="P85"><text:span text:style-name="CharStyle23">In those days the Philistines mustered to make war on Israel; Israel marched out to fight the Philistines and camped at Help- stone, while the Philistines</text:span></text:p>
        <text:list xml:id="list4202473460631839054" text:style-name="L5">
          <text:list-item>
            <text:p text:style-name="P88"><text:span text:style-name="CharStyle23"><text:tab/>camped at Aphek. The Philis­tines drew up in battle array against Israel; it was a stiff fight, but Israel was routed before the Philistines, who slew four thousand of their army in the open country.</text:span></text:p>
          </text:list-item>
          <text:list-item>
            <text:p text:style-name="P89"><text:span text:style-name="CharStyle23"><text:tab/>When the troops returned to their camp, the sheikhs of Israel said, “Why has the Eternal routed us to-day before the Phil­istines? Let us fetch the ark of our God from Shilo, that he may come among us and rescue us from the power of our enemies.”</text:span></text:p>
          </text:list-item>
          <text:list-item>
            <text:p text:style-name="P88"><text:span text:style-name="CharStyle23"><text:tab/>So the people sent to Shilo and brought away the ark of the Eternal (throned on the kher- ubs), and, along with the ark of God, Eli’s two sons Hophni and</text:span></text:p>
          </text:list-item>
          <text:list-item>
            <text:p text:style-name="P88"><text:span text:style-name="CharStyle23"><text:tab/>Phinehas. When the ark of the Eternal reached the camp, all Is­rael raised a mighty shout, till</text:span></text:p>
          </text:list-item>
          <text:list-item>
            <text:p text:style-name="P88"><text:span text:style-name="CharStyle23"><text:tab/>the earth resounded; and when the Philistines heard the noise of the shout, they said, “What is this noise of mighty shouting in the camp of the Hebrews?” When they learned that the ark of the Eternal had arrived in the</text:span></text:p>
          </text:list-item>
          <text:list-item>
            <text:p text:style-name="P88"><text:span text:style-name="CharStyle23"><text:tab/>camp, the Philistines were afraid. “These are their gods,” they said, “who have come to</text:span></text:p>
          </text:list-item>
          <text:list-item>
            <text:p text:style-name="P88"><text:span text:style-name="CharStyle23"><text:tab/>them in camp!” “Woe to us!” they said, “This has never hap­pened before. Woe to us! Who can rescue us from the power of these mighty gods? These are the gods that struck the Egyptians with all manner</text:span></text:p>
          </text:list-item>
          <text:list-item>
            <text:p text:style-name="P88"><text:span text:style-name="CharStyle23"><text:tab/>of plagues and pestilence. But courage, Philistines! Be men, that you may not be slaves to</text:span></text:p>
          </text:list-item>
        </text:list>
        <text:p text:style-name="P24"><text:span text:style-name="CharStyle23">the Hebrews as they have been slaves to you.” So the Philis- io tines fought, and Israel was beaten—every<text:tab/>man scurried</text:span></text:p>
        <text:p text:style-name="P21"><text:span text:style-name="CharStyle23">home, and there was a terrible slaughter, for thirty thousand infantry of Israel fell, the ark n of God was captured, and Eli’s two sons perished, Hophni and Phinehas. A Benjamite ran 12 from the ranks and reached Shilo on the same day, with his clothes torn and earth scattered over his head. When he arrived, 13 (Eli was sitting on his seat be­side the gate of the temple, watching the road; his heart was trembling for the ark of God. All the town made an outcry when the man came into the town with the news; and 14 when Eli heard the noise of the outcry, he said, “What is the meaning of this uproar?” The man hurried on his way to tell Eli [[Eli was ninety-eight years 15 old, and his eyes were so dim that he could not see]]. The 16 man said to Eli, “I am the man who has come from the camp; I fled from the ranks to-day.” He asked, “And how did things go, my son?” The 17 messenger said, “Israel fled be­fore the Philistines, there was a terrible slaughter of the troops, your two sons are dead, and the ark of God has been cap­tured.” When he mentioned 18 the ark of God, Eli fell back from his seat beside the gate; his neck was broken, and he died—for he was old and heavy.</text:span></text:p>
        <text:p text:style-name="P21"><text:span text:style-name="CharStyle23">He had been over Israel for forty years. His daughter-in- 19 law, the wife of Phinehas, was pregnant and on the point of being delivered; when she heard the news about the capture of the ark of God and the death of her father-in-law and of her</text:span></text:p>
      </text:section>
      <text:section text:style-name="Sect4" text:name="Section7">
        <text:p text:style-name="P106"><text:span text:style-name="CharStyle6">husband, she bent forward and bore a child, for her birth-</text:span></text:p>
        <text:list xml:id="list1119321214858445088" text:style-name="L6">
          <text:list-item>
            <text:p text:style-name="P144"><text:span text:style-name="CharStyle6"><text:tab/>pangs came on her. As she was dying, the women standing round her said to her, “Fear not, you have borne a son.” But she said nothing, she never</text:span></text:p>
          </text:list-item>
          <text:list-item>
            <text:p text:style-name="P144"><text:span text:style-name="CharStyle6"><text:tab/>heeded them. So they named the child Ichabod, or Noglory, saying, “The glory is gone from Israel”—on account of the cap­ture of the ark of God, and on account of her father-in-law and her husband.</text:span></text:p>
          </text:list-item>
        </text:list>
        <text:p text:style-name="P82"><text:span text:style-name="CharStyle6">The Philistines took the ark of God and brought it from</text:span></text:p>
        <text:list xml:id="list5860823108355885585" text:style-name="L7">
          <text:list-item>
            <text:p text:style-name="P150"><text:span text:style-name="CharStyle6"><text:tab/>Helpstone to Ashdod; then the Philistines took the ark of God and brought it into the temple of DagOn, placing it beside</text:span></text:p>
          </text:list-item>
          <text:list-item>
            <text:p text:style-name="P150"><text:span text:style-name="CharStyle6"><text:tab/>Dagon. But when the folk of Ashdod rose next morning, and went to the temple of Dagon and looked in, there lay Dagon flat on his face on the ground, in front of the ark of the Eter­nal! They lifted up Dagon and put him in his place again.</text:span></text:p>
          </text:list-item>
          <text:list-item>
            <text:p text:style-name="P153"><text:span text:style-name="CharStyle6"><text:tab/>But when they rose next morn­ing, there lay Dagon flat on his face on the ground in front of the ark of the Eternal—the head and both the hands of Dagon severed on the threshold, and only the trunk of Dagon left!</text:span></text:p>
          </text:list-item>
          <text:list-item>
            <text:p text:style-name="P153"><text:span text:style-name="CharStyle6"><text:tab/>(This is why the priests of Dagon, and all who enter the temple of Dagon, to this day, never step on the threshold of Dagon in Ashdod, but leap over it.)</text:span></text:p>
          </text:list-item>
          <text:list-item>
            <text:p text:style-name="P153"><text:span text:style-name="CharStyle6"><text:tab/>Then the Eternal laid a heavy hand upon the folk of Ashdod; he wasted them, striking both Ashdod and all its territory</text:span></text:p>
          </text:list-item>
          <text:list-item>
            <text:p text:style-name="P150"><text:span text:style-name="CharStyle6"><text:tab/>with tumours. When the men of Ashdod saw this, they said, “The ark of the God of Israel must not remain among us any longer, for his hand is severe on</text:span></text:p>
          </text:list-item>
          <text:list-item>
            <text:p text:style-name="P150"><text:span text:style-name="CharStyle6"><text:tab/>us and on Dagon our God.” So</text:span></text:p>
          </text:list-item>
        </text:list>
        <text:p text:style-name="P25"><text:span text:style-name="CharStyle6">they sent and summoned all the Philistine tyrants, saying, “What are we to do with the ark of the God of Israel?” They replied, “Let the ark of the God of Israel be brought round to Gath.” They brought the ark of the God of Israel round to Gath, but, after they had brought it round, the hand 9 of the Eternal struck that town; there was a terrible panic, for he struck the men of the town, both young and old, till tu­mours broke out upon them.</text:span></text:p>
        <text:p text:style-name="P25"><text:span text:style-name="CharStyle6">So they sent the ark of God to 10 Ekron. But when the ark of God came to Ekron, the Ekronites cried out, “They have brought round the ark of the God of Israel to us, to slay us and our people!” So they sent 11 and summoned all the Philistine tyrants, saying, “Send the ark of the God of Israel away back to its own place, that it may not slay us and our people.” For there was a deadly panic all over the town; God laid a heavy hand upon them there; the men 12 who did not die were struck down with tumours, and the wail of the town rose up to heaven.</text:span></text:p>
        <text:p text:style-name="P56"><text:span text:style-name="CharStyle6">For seven months the ark /r of the Eternal remained in U the land of the Philistines. Then 2 the Philistines summoned their priests and magicians. “What are we to do with the ark of the Eternal?” they asked; “tell us how we should send it to its own place.” And they replied, 3 “If you are sending away the ark of the God of Israel, you must not send it away empty; you must render him some reparation. Then you will be cured, and you will learn why his hand still presses on you.” They asked, “What is the rep- 4</text:span></text:p>
        <text:p text:style-name="P36"><text:span text:style-name="CharStyle6">aration we must offer to him?” “Five golden tumours,” they said, “and five golden mice, ac­cording to the number of the Philistine tyrants, for one plague was upon you all and</text:span></text:p>
        <text:list xml:id="list213816324571496" text:style-name="L2">
          <text:list-item>
            <text:p text:style-name="P156"><text:span text:style-name="CharStyle6"><text:tab/>upon your tyrants. So you must make images of your tu­mours and images of your mice that are spoiling the country, and thus do honour to the God of Israel; perhaps he will take his hand off you and your gods</text:span></text:p>
          </text:list-item>
          <text:list-item>
            <text:p text:style-name="P157"><text:soft-page-break/><text:span text:style-name="CharStyle6"><text:tab/>and your land. Why will you stiffen yourselves, as the Egyp­tians and the Pharaoh stiffened themselves? Was it not only after God had made fools of them, that they let Israel de-</text:span></text:p>
          </text:list-item>
          <text:list-item>
            <text:p text:style-name="P159"><text:span text:style-name="CharStyle6"><text:tab/>part? Now then, make a new cart and take two milch cows which have never been in har­ness; fasten the cows to the cart, and leave their calves be-</text:span></text:p>
          </text:list-item>
          <text:list-item>
            <text:p text:style-name="P159"><text:span text:style-name="CharStyle6"><text:tab/>hind them at home; then take the ark of the Eternal and place it on the cart, putting into a box beside it the golden objects you are offering by way of reparation. Send the cart</text:span></text:p>
          </text:list-item>
          <text:list-item>
            <text:p text:style-name="P159"><text:span text:style-name="CharStyle6"><text:tab/>away on its journey, and if it takes the road in the direction of Israel’s territory, towards Beth-shemesh, then it is the Eternal who has inflicted this great damage upon us; but if not, then we shall understand it was not his hand that struck us —it was an accident that befell</text:span></text:p>
          </text:list-item>
        </text:list>
        <text:p text:style-name="P27"><text:span text:style-name="CharStyle6">io<text:tab/>us.” The men did so. They took two milch cows and fas­tened them to the cart, shutting n their calves up at home, and on the cart they placed the ark of the Eternal and the box with the golden mice and the 12 images of their tumours. The cows made straight along the road to Beth-shemesh; they kept to the one high-road, low­ing as they went, and turning neither to the right nor to the left, while the Philistine tyrants followed them up to the frontier at Beth-shemesh. The folk of 13 Beth-shemesh were harvesting their wheat in the valley, and when they looked up and saw the ark, they went joyfully to meet it. The cart moved into </text:span><text:span text:style-name="CharStyle25">14 </text:span><text:span text:style-name="CharStyle6">the field of Joshua the Beth- __ shemeshite and stopped there.</text:span></text:p>
        <text:p text:style-name="P56"><text:span text:style-name="CharStyle6">A large altar-stone was there; so they split up the wood of the cart and offered the cows as a burnt-offering to the Eter­nal. [[The Levites took down 15 the ark of the Eternal and the box containing the golden ob­jects, and placed them on the large altar-stone, and the men of Beth-shemesh offered that day burnt-offerings and ordi­nary sacrifices to the Eternal.]] When the five Philistine 16 tyrants saw this, they re­turned that very day to Ekron. [[These are the golden tumours </text:span><text:span text:style-name="CharStyle25">17 </text:span><text:span text:style-name="CharStyle6">which the Philistines gave up as reparation to the Eternal; there was one for Ashdod, one for Gaza, one for Ashkelon, one for Gath, and one for Ekron; the </text:span><text:span text:style-name="CharStyle25">18 </text:span><text:span text:style-name="CharStyle6">golden mice also corresponded to the number of all the Philis­tine towns belonging to the five tyrants, both fortified towns and country villages]]. And still to this day the large altar- stone, beside which they set down the ark of the Eternal, stands in the field of Joshua the Beth-shemeshite.</text:span></text:p>
        <text:p text:style-name="P56"><text:span text:style-name="CharStyle6">The sons of Jeconiah, however, 19 did not rejoice along with the men of Beth-shemesh when they saw the ark of the Eternal; so he struck [[fifty thousand and]] seventy of them. And the folk mourned because the Eternal had smitten the folk with a heavy slaughter. The men of 20</text:span></text:p>
        <text:p text:style-name="P81"><text:span text:style-name="CharStyle6">Beth-shemesh said, “Who can stand before the Eternal, this dread God? Whither can we have him sent, to leave us 2) alone?” So they sent messen­gers to the inhabitants of Kir- iath-jearim, saying, “The Philis­tines have brought back the ark of the Eternal. Come down and take it to be with you.”</text:span></text:p>
        <text:p text:style-name="Body_20_text_20__28_2_29__20__2b__20_DropCap5">7<text:span text:style-name="CharStyle6"><text:tab/>The men of Kiriath-jearim came and took the ark of the Eternal, bringing it to the house of Abinadab on the hill and con­secrating Eleazar his son to look after the ark of the Eternal. 2 From the day that the ark of the Eternal remained at Kir­iath-jearim (the days length­ened out into twenty years), all the house of Israel turned after </text:span><text:span text:style-name="CharStyle8">3</text:span><text:span text:style-name="CharStyle6"> the Eternal. Samuel said to all the house of Israel, “If you are returning with all your heart to the Eternal, then put away from yourselves the foreign gods and the Astartes, set your hearts on the Eternal </text:span><text:soft-page-break/><text:span text:style-name="CharStyle6">and worship him alone, and he will rescue you from the power of the Philis- </text:span><text:span text:style-name="CharStyle8">4</text:span><text:span text:style-name="CharStyle6"> tines.” So the Israelites did put away the Baals and the As­tartes, and worshipped the S Eternal alone. Then Samuel said, “Gather all Israel at Miz- pah, and I will pray to the 6 Eternal for you.” They gath­ered at Mizpah, drew water and poured it out before the Eternal, and fasted on that day, confessing that they had sinned against the Eternal. (It was at Mizpah that Samuel managed the affairs of Israel.) </text:span><text:span text:style-name="CharStyle8">7</text:span><text:span text:style-name="CharStyle6"> When the Philistines heard that the Israelites had gathered at Mizpah, the Philistine ty­rants proceeded to attack Israel. On hearing of this, the Israelites were terrified of the Philistines; and the Israelites said to Sam­uel, “Do not cease crying to the 8 Eternal our God for us, to save us from the power of the Philis­tines.” So Samuel took a suck- </text:span><text:span text:style-name="CharStyle8">9 </text:span><text:span text:style-name="CharStyle6">ing-lamb and offered it up to the Eternal as a whole burnt- offering; he cried to the Eternal for Israel, and the Eternal an­swered him, for when the Philis­tines approached to fight against Israel just as Samuel was offer- io ing up the burnt-offering, the Eternal thundered loudly that day against the Philistines and routed them; they were crushed before Israel, and the men of </text:span><text:span text:style-name="CharStyle27">ii I</text:span><text:span text:style-name="CharStyle6">srael, pouring out of Mizpah, pursued the Philistines and routed them, till the chase passed under Beth-horon. Then ia Samuel took a stone and erected it between Mizpah and Jesha- nah, naming it Helpstone. “This is witness,” he said, “that the Eternal has helped us.” So the 13 Philistines were subdued; they no longer crossed the frontiers of Israel. Indeed, all the days of Samuel the hand of the Eter­nal was against the Philistines; the towns which the Philistines </text:span><text:span text:style-name="CharStyle28">14 </text:span><text:span text:style-name="CharStyle6">had taken from Israel were handed back to Israel, from Ekron to Gath, and their terri­tory was also freed by Israel from the power of the Philis­tines. (Also there was peace between Israel and the Amor- ites.)</text:span></text:p>
        <text:p text:style-name="P57"><text:span text:style-name="CharStyle6">Samuel managed the affairs of IS Israel all the days of his life; he </text:span><text:span text:style-name="CharStyle28">16 </text:span><text:span text:style-name="CharStyle6">went on circuit every year to Bethel, Gilgal, and Mizpah, de­ciding the affairs of Israel at all those places, and returning to Hamah, where his home was, </text:span><text:span text:style-name="CharStyle28">17 </text:span><text:span text:style-name="CharStyle6">where he ruled Israel and where he built an altar to the Eternal.</text:span></text:p>
        <text:p text:style-name="P84"><text:span text:style-name="CharStyle6">Wdien Samuel grew old, he o made his sons manage Israel; O the name of his eldest son was 2</text:span></text:p>
      </text:section>
      <text:section text:style-name="Sect4" text:name="Section8">
        <text:p text:style-name="P90"><text:span text:style-name="CharStyle23">Joel, the name of his second was Abijah, and they ruled at</text:span></text:p>
        <text:list xml:id="list486607939820628503" text:style-name="L8">
          <text:list-item>
            <text:p text:style-name="P93"><text:span text:style-name="CharStyle23"><text:tab/>Beersheba. But his sons did not follow his footsteps; they turned aside for money, they took bribes and tampered with</text:span></text:p>
          </text:list-item>
          <text:list-item>
            <text:p text:style-name="P94"><text:span text:style-name="CharStyle23"><text:tab/>justice. So all the sheikhs of Israel gathered and went to</text:span></text:p>
          </text:list-item>
          <text:list-item>
            <text:p text:style-name="P94"><text:span text:style-name="CharStyle23"><text:tab/>Samuel at Hamah, saying, “You are old, and your sons are not following your footsteps. Now appoint a king for us, to rule</text:span></text:p>
          </text:list-item>
          <text:list-item>
            <text:p text:style-name="P94"><text:span text:style-name="CharStyle23"><text:tab/>us like all other nations.” It displeased Samuel to hear them asking for a king to rule them. So Samuel prayed to the Eter-</text:span></text:p>
          </text:list-item>
          <text:list-item>
            <text:p text:style-name="P94"><text:span text:style-name="CharStyle23"><text:tab/>nal; the Eternal said to Samuel, “Listen to the voice of the peo­ple, listen to whatever they say to you; for it is not you whom they have rejected, it is I whom they have rejected as their king.</text:span></text:p>
          </text:list-item>
          <text:list-item>
            <text:p text:style-name="P94"><text:span text:style-name="CharStyle23"><text:tab/>They are treating you exactly as they have treated me, ever since I brought them up out of Egypt, forsaking me and wor-</text:span></text:p>
          </text:list-item>
          <text:list-item>
            <text:p text:style-name="P94"><text:span text:style-name="CharStyle23"><text:tab/>shipping foreign gods. So listen to their voice; only, give them a solemn warning, and explain to them the methods of the king who shall reign over them.”</text:span></text:p>
          </text:list-item>
        </text:list>
        <text:list xml:id="list7725772785504304407" text:style-name="L9">
          <text:list-item>
            <text:p text:style-name="P91"><text:span text:style-name="CharStyle29"><text:tab/></text:span><text:span text:style-name="CharStyle30">a </text:span><text:span text:style-name="CharStyle23">Then Samuel called the</text:span></text:p>
          </text:list-item>
        </text:list>
        <text:list xml:id="list7226845976086216274" text:style-name="L10">
          <text:list-item>
            <text:p text:style-name="P95"><text:span text:style-name="CharStyle23"><text:tab/>AU people together to the</text:span></text:p>
          </text:list-item>
          <text:list-item>
            <text:p text:style-name="P96"><text:span text:style-name="CharStyle23"><text:tab/>Eternal at Mizpah and gave the Israelites this message from the Eternal, the God of Israel. “I brought up Israel from Egypt, I rescued you from the power of the Egyptians and from the power of all the realms that were</text:span></text:p>
          </text:list-item>
          <text:list-item>
            <text:p text:style-name="P98"><text:span text:style-name="CharStyle23"><text:tab/>oppressing you; and to-day you have rejected your God, who has himself saved you from all your calamities and distresses; you have said ‘no’ to me and</text:span></text:p>
          </text:list-item>
        </text:list>
        <text:p text:style-name="Body_20_text_20__28_7_29__20__2b__20_DropCap1">8<text:span text:style-name="CharStyle32"><text:tab/>claimed a king.” Then he added, “Here are the methods of the king who shall reign over you; your sons he will take and place them in his chariots and among his horsemen and to</text:span></text:p>
        <text:p text:style-name="P23"><text:span text:style-name="CharStyle23">run before his chariots; he will 12 put them in command of his regiments and companies; some will have to plough his ground and reap his harvest, to make his arms and construct his char­iots; your daughters he will 13 take for perfumers and cooks and bakers; he will take the 14 pick of your fields and vine­yards and olive-yards and pre­sent them to Ws courtiers; a 15 tenth part of your arable land and vineyards he will present to his officers and courtiers; your slaves, male and female, 16 and the pick of your cattle and your asses, he will take and use for his own ends; a tenth part 17 of your flocks he will take; and you yourselves shall be slaves to him. Then you will cry out 18 on account of the king whom you have chosen for yourselves, but the Eternal will not answer you then.”</text:span></text:p>
        <text:p text:style-name="P59"><text:span text:style-name="CharStyle23">However, the people would not 19 listen to the voice of Samuel. “No,” they said, “we must have a king over us, to be like all the other nations, that our king may 20 rule us and march in front of us and fight our battles.” When 21 Samuel heard all that the people said, he repeated it in the hear­ing of the Eternal, and the Eter- 22 nal said to Samuel, “Listen to their voice and make them a king.” So Samuel said to the men of Israel, “Well then, -j </text:span><text:span text:style-name="CharStyle34">a </text:span><text:span text:style-name="CharStyle23">present yourselves before -L" 19 the Eternal in your clans and septs.” And Samuel made all 20 the clans of Israel approach; the clan of Benjamin was selected by lot, and when he made the clan 21 of Benjamin approach in their families, the family of the Ma- trites was selected by lot, and when he made the family of the Matrites approach man by man,</text:span></text:p>
        <text:p text:style-name="P189"><text:span text:style-name="CharStyle6">Saul the son of Kish was selected by lot. But when they looked for him, he was not to be found.</text:span></text:p>
        <text:list xml:id="list213816717977823" text:style-name="L6">
          <text:list-item>
            <text:p text:style-name="P193"><text:span text:style-name="CharStyle6"><text:tab/>So they asked the Eternal again, “Is the man here yet?” The Eternal answered, “He has hidden himself among the hag-</text:span></text:p>
          </text:list-item>
          <text:list-item>
            <text:p text:style-name="P194"><text:span text:style-name="CharStyle6"><text:tab/>gage.” Then they ran and brought him forward, and as he stood among the people he was a head taller than any of them.</text:span></text:p>
          </text:list-item>
          <text:list-item>
            <text:p text:style-name="P198"><text:span text:style-name="CharStyle6"><text:tab/>And Samuel told all the people, “Do you see whom the Eternal has chosen? There is not a man like him among all the people!” Then all the people shouted aloud, “Long live the king!”</text:span></text:p>
          </text:list-item>
        </text:list>
        <text:list xml:id="list3293442342322342572" text:style-name="L11">
          <text:list-item>
            <text:p text:style-name="P190"><text:span text:style-name="CharStyle6"><text:tab/></text:span><text:span text:style-name="CharStyle35">ey</text:span><text:span text:style-name="CharStyle6"> Then said Samuel to all Is- -1“ rael, “I have listened to your voice, to whatever you said to me, and I have put a king</text:span></text:p>
          </text:list-item>
          <text:list-item>
            <text:p text:style-name="P203"><text:span text:style-name="CharStyle6"><text:tab/>over you. There, the king marches in front of you; but as for me, I am old and grey­headed, and my sons are grown­up men among you. I have gone in front of you from my youth to</text:span></text:p>
          </text:list-item>
          <text:list-item>
            <text:p text:style-name="P203"><text:span text:style-name="CharStyle6"><text:tab/>this day. Here I am! Testify against me in presence of the Eternal and of his anointed king; whose ox have I seized, whose ass have I seized, whom have I maltreated, whom have I defrauded, from whom have I accepted a bribe or even a pair of sandals? Testify against me, and I will restore it to you.”</text:span></text:p>
          </text:list-item>
          <text:list-item>
            <text:p text:style-name="P203"><text:span text:style-name="CharStyle6"><text:tab/>They said, “You have never maltreated us, nor defrauded </text:span><text:span text:style-name="CharStyle20">us, nor accepted any bribe from</text:span></text:p>
          </text:list-item>
          <text:list-item>
            <text:p text:style-name="P203"><text:span text:style-name="CharStyle6"><text:tab/>anyone.” So he said to them, “The Eternal is witness and his anointed king is witness this day against you, that you have found nothing to accuse me of!” “He is witness,” they replied.</text:span></text:p>
          </text:list-item>
          <text:list-item>
            <text:p text:style-name="P203"><text:span text:style-name="CharStyle6"><text:tab/>And Samuel said to the people, “The Eternal is witness, he who equipped Moses and Aaron, and brought up your fathers from</text:span></text:p>
          </text:list-item>
        </text:list>
        <text:p text:style-name="P25"><text:span text:style-name="CharStyle6">the land of Egypt! Now stand </text:span><text:span text:style-name="CharStyle8">7 </text:span><text:span text:style-name="CharStyle6">there, that I may argue with you before the Eternal and recount all the saving deeds done by the Eternal for you and for your fathers. When Jacob went to </text:span><text:span text:style-name="CharStyle8">8 </text:span><text:span text:style-name="CharStyle6">Egypt, the Egyptians oppressed them, and your fathers cried to the Eternal; then the Eternal sent Moses and Aaron to bring your fathers out of Egypt, and settled them in this place. But </text:span><text:span text:style-name="CharStyle8">9 </text:span><text:span text:style-name="CharStyle6">they forgot the Eternal their God. So he sold them into the hand of Sisera, commander of the army of Jabin king of Hazor, and into the hand of the Philis­tines, and into the hand of the king of Moab, who fought against them. Then they cried </text:span><text:span text:style-name="CharStyle36">10 </text:span><text:span text:style-name="CharStyle6">to the Eternal, saying, ‘We have sinned, for we have for­saken the Eternal and wor­shipped the Baals and the Astartes; but rescue us from the power of our enemies, and we will worship thee.’ So the 11 Eternal sent Jerubbaal and Barak and Jephthah and Sam­uel, and rescued you from the power of your enemies on every side, till you lived in safety. Yet, when you saw Nahash </text:span><text:span text:style-name="CharStyle36">12 </text:span><text:span text:style-name="CharStyle6">king of Ammon coming to at­tack you, you said to me, ‘No, we must have a king to reign over us’—though the Eternal your God is your king. See, 13 here is the king you have chosen! See, the Eternal has set a king over you! If you will </text:span><text:span text:style-name="CharStyle36">14 </text:span><text:span text:style-name="CharStyle6">reverence the Eternal and wor­ship him and listen to his voice and not rebel against the com­mand of the Eternal, if both you and the king who reigns over you are followers of the Eternal your God, well and good. But 15 if you will not listen to the voice of the Eternal, if you rebel against the command of</text:span></text:p>
      </text:section>
      <text:section text:style-name="Sect4" text:name="Section9">
        <text:p text:style-name="P107"><text:span text:style-name="CharStyle6">the Eternal, then shall the hand of the Eternal be against you</text:span></text:p>
        <text:list xml:id="list8642631231661419977" text:style-name="L12">
          <text:list-item>
            <text:p text:style-name="P163"><text:span text:style-name="CharStyle6"><text:tab/>and your king. Now then, stand and see this wonder which the Eternal is about to per-</text:span></text:p>
          </text:list-item>
          <text:list-item>
            <text:p text:style-name="P163"><text:span text:style-name="CharStyle6"><text:tab/>form before your eyes. Is it not wheat harvest to-day? Well, I will call upon the Eter­nal to send thunder and rain, and you shall know and see what a wicked thing you have done in the sight of the Eternal by asking a king.”</text:span></text:p>
          </text:list-item>
          <text:list-item>
            <text:p text:style-name="P167"><text:span text:style-name="CharStyle6"><text:tab/>So Samuel called to the Eter­nal, and that day the Eternal did send thunder and rain, till all the people were terrified of the Eter-</text:span></text:p>
          </text:list-item>
          <text:list-item>
            <text:p text:style-name="P122"><text:span text:style-name="CharStyle6"><text:tab/>nal and of Samuel. Then all the people said to Samuel, “Pray to the Eternal your God for your servants, lest we die; for, in addition to all our sins, we have</text:span></text:p>
          </text:list-item>
          <text:list-item>
            <text:p text:style-name="P145"><text:span text:style-name="CharStyle6"><text:tab/>wickedly asked a king.” Sam­uel said to the people, “Fear not; you have done this wrong indeed; only, do not swerve from following the Eternal, but worship the Eternal with all</text:span></text:p>
          </text:list-item>
          <text:list-item>
            <text:p text:style-name="P145"><text:span text:style-name="CharStyle6"><text:tab/>your heart, and never swerve in search of vain idols which cannot profit you nor save you</text:span></text:p>
          </text:list-item>
          <text:list-item>
            <text:p text:style-name="P112"><text:span text:style-name="CharStyle6"><text:tab/>—vain they are! For the sake of his own great credit, the Eternal will not abandon his people; for the Eternal has undertaken to make you a peo-</text:span></text:p>
          </text:list-item>
          <text:list-item>
            <text:p text:style-name="P112"><text:span text:style-name="CharStyle6"><text:tab/>pie for himself. Besides, for my part, far be it from me to sin against the Eternal by ceasing to pray for you; I will instruct you in the good and</text:span></text:p>
          </text:list-item>
          <text:list-item>
            <text:p text:style-name="P119"><text:span text:style-name="CharStyle6"><text:tab/>right path. Only reverence the Eternal and serve him loyally with all your heart; for you see what a wonder he has performed in your presence.</text:span></text:p>
          </text:list-item>
          <text:list-item>
            <text:p text:style-name="P99"><text:span text:style-name="CharStyle23"><text:tab/>But if you persist in doing wrong, both you and your king will be swept away.”</text:span></text:p>
          </text:list-item>
        </text:list>
        <text:p text:style-name="P36"><text:span text:style-name="CharStyle37">-| a </text:span><text:span text:style-name="CharStyle6">Thus did Samuel explain</text:span></text:p>
        <text:list xml:id="list213816056871592" text:style-name="L6">
          <text:list-item>
            <text:p text:style-name="P170"><text:span text:style-name="CharStyle6"><text:tab/>to the people the methods</text:span></text:p>
          </text:list-item>
        </text:list>
        <text:p text:style-name="P26"><text:span text:style-name="CharStyle6">of the kingdom; he wrote them on a scroll, which he deposited in the presence of the Eternal. Then Samuel dismissed all the people, every man to his house. Saul too went to his house at 26 Gibeah, followed by the brave men of the nation, whose hearts God had touched. But a num- 27 her of low characters said, “How- can this fellow deliver us?” They despised him and they did</text:span></text:p>
        <text:p text:style-name="P26"><text:span text:style-name="CharStyle6">not offer him any present.</text:span></text:p>
        <text:p text:style-name="P64"><text:span text:style-name="CharStyle39">* * *</text:span></text:p>
        <text:p text:style-name="P56"><text:span text:style-name="CharStyle6">There was a man belonging </text:span><text:span text:style-name="CharStyle27">a </text:span><text:span text:style-name="CharStyle6">to Gibeah in Benjamin, </text:span><text:span text:style-name="CharStyle35">Z</text:span><text:span text:style-name="CharStyle40">7 </text:span><text:span text:style-name="CharStyle6">whose name was Kish, the son of Abiel, the son of Zeror, the son of Becorath, the son of Apliiah; he was a Benjamite, a man of substance, and he had a son 2 whose name w-as Saul, a man in the prime of life and stalwart— there was not a man among the Israelites more stalw-art than he was; he was a head taller than any of the people.</text:span></text:p>
        <text:p text:style-name="P56"><text:span text:style-name="CharStyle6">Now some asses of Kish, Saul’s 3 father, w-ere lost. So Kish told Saul his son to take one of the servants with him and go off in search of the asses. They 4 made their way through the highlands of Ephraim and through the district of Shali- shah, but failed to find them; they made their way through the district of Shaalim, but the asses were not there; they made their way through the district of the Benjamites, but failed to find them. When they reached 5 the district of Zuph, Saul said to his servant who was with him, “Come, let us go back, in case my father ceases to care about the asses and is anxious about us.” The servant said to 6 him, “But there is a man of God in this town, a man who is highly respected; whatever he</text:span></text:p>
      </text:section>
      <text:section text:style-name="Sect4" text:name="Section10">
        <text:p text:style-name="P108"><text:span text:style-name="CharStyle6">says is sure to come true. Let us go there; perhaps he can tell us something about the errand</text:span></text:p>
        <text:list xml:id="list213817666272615" text:style-name="L11">
          <text:list-item>
            <text:p text:style-name="P160"><text:span text:style-name="CharStyle6"><text:tab/>we are on.” “But suppose we go,” said Saul to his servant, “what shall we offer the man? Our sacks are empty of bread, and there is no present to offer the man. What have we got?”</text:span></text:p>
          </text:list-item>
          <text:list-item>
            <text:p text:style-name="P160"><text:span text:style-name="CharStyle6"><text:tab/>The servant answered Saul again, “I have ninepence here for you to give the man of God, that he may tell us about our</text:span></text:p>
          </text:list-item>
        </text:list>
        <text:p text:style-name="P28"><text:span text:style-name="CharStyle6">ro errand.” “Good,” said Saul to his servant, “come, let us go.” So they went to the town where the man of God lived.</text:span></text:p>
        <text:list xml:id="list108807371510294351" text:style-name="L13">
          <text:list-item>
            <text:p text:style-name="P171"><text:span text:style-name="CharStyle6"><text:tab/>As they were climbing the as­cent to the town, they met some young girls coming out to draw water, and asked them,</text:span></text:p>
          </text:list-item>
        </text:list>
        <text:list xml:id="list213816199302553" text:style-name="L11">
          <text:list-item>
            <text:p text:style-name="P160"><text:span text:style-name="CharStyle6"><text:tab/>“Is the seer here?” (Formerly in Israel, when a man went to consult God, he said, “Come, let us go to the seer,” for the prophet of to-day used formerly</text:span></text:p>
          </text:list-item>
        </text:list>
        <text:list xml:id="list213817197679209" text:style-name="L13">
          <text:list-item>
            <text:p text:style-name="P164"><text:span text:style-name="CharStyle6"><text:tab/>to be called a “seer.”) The girls answered, “Yes, there he is in front of you: he has just come into the town this mo­ment, for the people are sacri­ficing to-day on the height.</text:span></text:p>
          </text:list-item>
          <text:list-item>
            <text:p text:style-name="P164"><text:span text:style-name="CharStyle6"><text:tab/>As soon as you enter the town you will find him, before he goes up to the height; for the people will not eat till he comes; he is to bless the sacrifice, and after that the guests partake. Go up, then, for you will meet</text:span></text:p>
          </text:list-item>
          <text:list-item>
            <text:p text:style-name="P164"><text:span text:style-name="CharStyle6"><text:tab/>him this moment.” So they went up to the town.</text:span></text:p>
          </text:list-item>
        </text:list>
        <text:p text:style-name="P65"><text:span text:style-name="CharStyle6">They had just entered the gate-house, when there was Sam­uel, coming out in their direc­tion, on his way up to the height!</text:span></text:p>
        <text:list xml:id="list213901578933887" text:continue-numbering="true" text:style-name="L13">
          <text:list-item>
            <text:p text:style-name="P164"><text:span text:style-name="CharStyle6"><text:tab/>(Now, the day before Saul ar­rived, the Eternal had whispered</text:span></text:p>
          </text:list-item>
          <text:list-item>
            <text:p text:style-name="P164"><text:span text:style-name="CharStyle6"><text:tab/>to Samuel, “About this time to­morrow I will send you a man from the district of Benjamin, and you shall anoint him to be</text:span></text:p>
          </text:list-item>
        </text:list>
        <text:p text:style-name="P25"><text:span text:style-name="CharStyle6">prince over my people Israel; he is to rescue them from the power of the Philistines, for I have seen the affliction of my people, and their cry has reached me.” So, 17 when Samuel saw Saul, the Eternal reminded him, “Here is the man of whom I told you, ‘this man shall wield authority over my people.’ ”) Saul went 18 up to Samuel in the gate-house and said, “Pray tell me where the seer’s house is.” And Sam- 19 uel answered Saul, “I am the seer. Go up to the height in front of me, for you must eat with me to-day; in the morning I will let you go, telling you all that is in your mind. As for 20 your asses that were lost three days ago, do not worry about them; they have been found. But the honours of Israel, to whom do they belong? Are they not for you and for all your father’s household?” Saul 21 answered, “Am I not a Benja- mite, a member of the smallest clan in Israel? Is not my fam­ily the humblest of all the septs in the clan of Benjamin? Why, then, do you talk to me in this way?” But Samuel took 22 Saul and his servant and brought them into the dining- hall, where he seated them at the head of the guests (who were about thirty in number); then 23 Samuel said to the cook, “Bring the portion I gave you, the portion I told you to put aside.” So the cook lifted the 24 leg and the rump and put them before Saul, and Samuel said, “There, the flesh is put before you! Eat; it has been reserved for you till the hour appointed, that you might eat this among the guests.”</text:span></text:p>
        <text:p text:style-name="P67"><text:span text:style-name="CharStyle6">So Saul ate with Samuel that<text:line-break/>day, and after they went down 25</text:span></text:p>
        <text:p text:style-name="P222"><text:span text:style-name="CharStyle6">from the height to the town, a? couch was spread for Saul upon the house-top, and he lay down</text:span></text:p>
        <text:list xml:id="list213815947102300" text:style-name="L6">
          <text:list-item>
            <text:p text:style-name="P227"><text:span text:style-name="CharStyle6"><text:tab/>to sleep. At day-break Samuel called to Saul upon the house­top, “Arise, that I may speed you on your way.” So Saul got up, and he and Samuel went out</text:span></text:p>
          </text:list-item>
          <text:list-item>
            <text:p text:style-name="P227"><text:span text:style-name="CharStyle6"><text:tab/>into the street. They were walk­ing down to the outskirts of the town, when Samuel said to Saul, “Tell the servant to go on ahead; but stop here yourself, that I may unfold to you God’s mes- </text:span><text:span text:style-name="CharStyle41">1</text:span><text:span text:style-name="CharStyle42"> a </text:span><text:span text:style-name="CharStyle6">sage.” Then Samuel,tak- J-" ing a flask of oil, poured it over his head and kissed him, saying, “Has not the Eternal anointed you to be prince over his people Israel? You shall wield authority over the people of the Eternal and rescue them from the power of their enemies. And this shall be the sign that the Eternal has anointed you to</text:span></text:p>
          </text:list-item>
        </text:list>
        <text:list xml:id="list213816252298245" text:style-name="L9">
          <text:list-item>
            <text:p text:style-name="P230"><text:span text:style-name="CharStyle6"><text:tab/>be prince over his heritage; when you leave me to-day you will find two men near Rachel’s tomb on the frontier of Benjamin; they will tell you that the asses you went in search of have been found, and your father has ceased to care about the asses but is anxious about you; he says, ‘What am I to do about my</text:span></text:p>
          </text:list-item>
          <text:list-item>
            <text:p text:style-name="P230"><text:span text:style-name="CharStyle6"><text:tab/>son?’ Then, as you pass forward and reach the oak at Tabor, you will be met by three men going up to God at Bethel, one carrying three kids, one carrying three loaves of bread, and one carrying a bottle of</text:span></text:p>
          </text:list-item>
          <text:list-item>
            <text:p text:style-name="P230"><text:span text:style-name="CharStyle6"><text:tab/>wine; they will salute you and give you two loaves of bread, which you must accept from</text:span></text:p>
          </text:list-item>
          <text:list-item>
            <text:p text:style-name="P230"><text:span text:style-name="CharStyle6"><text:tab/>them. After that you will reach God’s Gibeah, where the prefect of the Philistines is stationed; and as you approach the town, you ■will meet a band of dervishes coming down from</text:span></text:p>
          </text:list-item>
        </text:list>
        <text:p text:style-name="P26"><text:span text:style-name="CharStyle6">the height with lutes, drums, flutes, and lyres playing in front of them while they prophesy; the spirit of the Eternal will 6 then inspire you till you proph­esy along with them and become a different man. Now, as these 7 signs befall you, do whatever the occasion demands, for God is with you. [[You must go 8 down to Gilgal before me, and I will come down to join you there, to offer burnt-offerings and sacrifice recompense-offer­ings; you must wait for seven days till I join you and tell you what to do.]]”</text:span></text:p>
        <text:p text:style-name="P57"><text:span text:style-name="CharStyle6">And after he had turned to 9 leave Samuel, God did change his nature. A</text:span><text:span text:style-name="CharStyle8">11</text:span><text:span text:style-name="CharStyle6"> these signs oc­curred, that day. Just as he 10 reached Gibeah, a band of der­vishes met him; he prophesied along with them, and when peo- n pie who knew him of old saw him prophesying along with the dervishes, they all said to each other, “Whatever has come over the son of Kish? Saul among the dervishes!” “Among men of no 12 family!” as one local man ob­served. (So it passed into a proverb, “Saul among the der­vishes!”) When he had finished 13 prophesying, he went home. Saul’s uncle asked him and his 14 servant, “Where have you been?” “In search of the asses,” said he, “and when we saw they were not to be found, we went to Samuel.” Then 15 Saul’s uncle asked, “Now tell me what Samuel said to you.” And Saul said to his uncle, 16 “Why, he told us that the asses had been found!” He said noth­ing about the matter of the kingdom.</text:span></text:p>
        <text:p text:style-name="P57"><text:span text:style-name="CharStyle6">About a month later, -| -j Nahash the Ammonite i marched up and besieged</text:span></text:p>
        <text:p text:style-name="P47"><text:span text:style-name="CharStyle6">Jabesh-gilead, and the men of Jabesh-gilead all said to Nahash, “Make terms with us, and we</text:span></text:p>
        <text:list xml:id="list5135230249616089988" text:style-name="L14">
          <text:list-item>
            <text:p text:style-name="P231"><text:span text:style-name="CharStyle6"><text:tab/>will be your servants.” Nahash the Ammonite said to them, “I will make terms with you upon this condition, that I gouge out every man’s right eye. So shall I stamp disgrace upon all Is-</text:span></text:p>
          </text:list-item>
          <text:list-item>
            <text:p text:style-name="P231"><text:span text:style-name="CharStyle6"><text:tab/>rael.” “Give us seven days’ res­pite,” said the sheikhs of Jabesh, “that we may send messengers through all the territory of Is­rael. Then, if there </text:span><text:soft-page-break/><text:span text:style-name="CharStyle6">is no one to rescue us, we will come out to</text:span></text:p>
          </text:list-item>
          <text:list-item>
            <text:p text:style-name="P231"><text:span text:style-name="CharStyle6"><text:tab/>you.” The messengers came to Saul’s town of Gibeah and told their story to the people. All</text:span></text:p>
          </text:list-item>
          <text:list-item>
            <text:p text:style-name="P231"><text:span text:style-name="CharStyle6"><text:tab/>the people wept aloud. Saul, who was just coming home be­hind the oxen from the field, asked, “What is the matter with the people? Why are they weep­ing?” So they told him what the</text:span></text:p>
          </text:list-item>
          <text:list-item>
            <text:p text:style-name="P231"><text:span text:style-name="CharStyle6"><text:tab/>men of Jabesh said. The spirit of the Eternal inspired Saul mightily, when he heard this; his</text:span></text:p>
          </text:list-item>
          <text:list-item>
            <text:p text:style-name="P237"><text:span text:style-name="CharStyle6"><text:tab/>anger blazed up. He took a yoke of oxen, cut them in pieces, and sent them by the hand of messengers all over the territory of Israel, saying, “Who­ever does not come forward to follow Saul [[and Samuel]], so shall his oxen be treated!” The terror of the Eternal fell upon the people, and they gathered as one man.</text:span></text:p>
          </text:list-item>
          <text:list-item>
            <text:p text:style-name="P241"><text:span text:style-name="CharStyle6"><text:tab/>He numbered them at Bezek, three hundred thousand Israel­ites and thirty thousand men of</text:span></text:p>
          </text:list-item>
          <text:list-item>
            <text:p text:style-name="P242"><text:span text:style-name="CharStyle6"><text:tab/>Judah; then he told the mes­sengers to tell the men of Jabesh- gilead, “You will be delivered to­morrow, when the sun grows hot.” The messengers went and told the men of Jabesh, who were</text:span></text:p>
          </text:list-item>
          <text:list-item>
            <text:p text:style-name="P249"><text:span text:style-name="CharStyle6"><text:tab/>delighted; they said to Nahash, “We will come out to you to­morrow, and you can do what-</text:span></text:p>
          </text:list-item>
          <text:list-item>
            <text:p text:style-name="P249"><text:span text:style-name="CharStyle6"><text:tab/>ever you like to us.” But on the</text:span></text:p>
          </text:list-item>
        </text:list>
        <text:p text:style-name="P26"><text:span text:style-name="CharStyle6">morrow Saul arranged the peo­ple in three columns, and they made their way into the camp during the morning watch and routed the Ammonites till noon­day; the survivors were so scat­tered that no two men were left together. [[Then said the people 12 to Samuel, "Who says Saul shall not reign over us? Bring such men, that we may put them to death.” But Saul said, “Not a 13 man shall be put to death this day, for the Eternal has done a saving deed in Israel this day.” Then Samuel said to the 14 people, “Come, let us go to Gil- gal and ratify the kingdom there.”]]</text:span></text:p>
        <text:p text:style-name="P56"><text:span text:style-name="CharStyle6">And all the people went to Gil- 15 gal, and at Gilgal they made Saul king in presence of the Eternal; there they sacrificed recompense- offerings in presence of the Eter­nal, and there Saul and all the men of Israel rejoiced exceeding­ly. [[Saul was . . . years "J o old when he began to reign, AO and he reigned for . . . years over Israel.]] Saul picked 2 three thousand men of Israel; two thousand were with Saul at Miehmash and in the highlands of Bethel, one thousand were with Jonathan at Geba in Ben­jamin; the rest of the people he sent home, each man to his own tent.</text:span></text:p>
        <text:p text:style-name="P56"><text:span text:style-name="CharStyle6">Jonathan defeated the prefect 3 of the Philistines at Gibeah, and the Philistines heard a rumour that “the Hebrews had re­volted,” while Saul had the alarum sounded throughout all the land, till Israel heard a ru- 4 mour that Saul had defeated the prefect of the Philistines and that Israel was in bad odour with the Philistines. Then the peo­ple rallied to Saul at Gilgal. The Philistines mustered to fight </text:span><text:span text:style-name="CharStyle8">5</text:span></text:p>
      </text:section>
      <text:section text:style-name="Sect4" text:name="Section11">
        <text:p text:style-name="P223"><text:span text:style-name="CharStyle6">against Israel with three thou­sand chariots, six thousand cav­alry, and infantry as numerous as the sand on the sea-shore: they marched up and camped at Michmash, east of Betli-aven.</text:span></text:p>
        <text:list xml:id="list213815928210726" text:style-name="L9">
          <text:list-item>
            <text:p text:style-name="P251"><text:span text:style-name="CharStyle6"><text:tab/>And when the men of Israel saw they were in straits (for the people were hard pressed), the people hid in caves and holes and rocks and tombs and</text:span></text:p>
          </text:list-item>
          <text:list-item>
            <text:p text:style-name="P251"><text:span text:style-name="CharStyle6"><text:tab/>pits; many crossed the Jordan into the land of Gad and Gilead.</text:span></text:p>
          </text:list-item>
        </text:list>
        <text:p text:style-name="P28"><text:span text:style-name="CharStyle6">[[Saul was still at Gilgal, and the people were trembling and</text:span></text:p>
        <text:list xml:id="list213901097808700" text:continue-numbering="true" text:style-name="L9">
          <text:list-item>
            <text:p text:style-name="P251"><text:span text:style-name="CharStyle6"><text:tab/>deserting him. He waited seven days, according to the time fixed by Samuel; but Samuel did not come to Gilgal, and meantime the people were</text:span></text:p>
          </text:list-item>
          <text:list-item>
            <text:p text:style-name="P243"><text:span text:style-name="CharStyle6"><text:tab/>scattering from him. So Saul said, “Bring the burnt-offering and the recompense-offerings here to me!” And he offered</text:span></text:p>
          </text:list-item>
          <text:list-item>
            <text:p text:style-name="P253"><text:span text:style-name="CharStyle6"><text:tab/>the burnt-offering. No sooner had he finished offering the burnt-offering than Samuel ar­rived. Saul went out to meet</text:span></text:p>
          </text:list-item>
          <text:list-item>
            <text:p text:style-name="P253"><text:span text:style-name="CharStyle6"><text:tab/>and greet him, but Samuel said, “What have you done?” Saul answered, “I saw the people were scattering from me, and you did not come at the time fixed, and the Philistines were</text:span></text:p>
          </text:list-item>
          <text:list-item>
            <text:p text:style-name="P228"><text:span text:style-name="CharStyle6"><text:tab/>massing at Michmash; so I thought, the Philistines will now pounce on us at Gilgal, and I have not appeased the Eternal. Hence I forced my­self to offer the burnt-offering.”</text:span></text:p>
          </text:list-item>
          <text:list-item>
            <text:p text:style-name="P228"><text:span text:style-name="CharStyle6"><text:tab/>“You have done a senseless thing,” said Samuel to Saul; “if you had obeyed the command of the Eternal your God, which he commanded you, then the Eternal would have established your kingdom over Israel for</text:span></text:p>
          </text:list-item>
          <text:list-item>
            <text:p text:style-name="P257"><text:span text:style-name="CharStyle6"><text:tab/>ever. But now your kingdom shall not stand. The Eternal has discovered a man to his mind, and the Eternal has ap­</text:span></text:p>
          </text:list-item>
        </text:list>
        <text:p text:style-name="P26"><text:span text:style-name="CharStyle6">pointed him to be prince over his people, because you have not obeyed what the Eternal commanded you.” Then Sam- 15 uel went on his way from Gilgal.]]</text:span></text:p>
        <text:p text:style-name="P57"><text:span text:style-name="CharStyle6">Saul numbered the people who were left with him, about six hundred men. Saul, Jona- 16 than his son, and the people with them, remained at Geba in Benjamin, while the Philistines camped at Michmash. And 17 raiders issued from the Philis­tine camp in three columns; one column took the road to Ophrah in the district of Shual, another column went in the di- 18 rection of Beth-horon, and an­other column in the direction of the hill overlooking the wady of Hyaenas and facing the open country. [[No blacksmith was 19 to be found anywhere in the land of Israel: for the Philistines were afraid of the Hebrews mak­ing swords or spears for them­selves. The Israelites all went 20 down to the Philistines, each to get his ploughshare, his coulter, his axe, and his mattock sharp­ened . . . Thus, on the day of 22 the battle of Michmash, none of the people with Saul and Jonathan had sword or spear— though Saul and Jonathan had weapons.]] The main body of 23 the Philistines then moved to the pass of Michmash.</text:span></text:p>
        <text:p text:style-name="P57"><text:span text:style-name="CharStyle6">One day Jonathan the "i </text:span><text:span text:style-name="CharStyle43">* </text:span><text:span text:style-name="CharStyle6">son of Saul said to his </text:span><text:span text:style-name="CharStyle43">-Lrtf </text:span><text:span text:style-name="CharStyle6">young armour-bearer, “Come on, let us cross over to the Philistine garrison on the other side.” But he did not tell his father (Saul 2 was on the outskirts of Geba, sitting under the pomegranate- tree beside the threshing-floor; the people with him numbered about six hundred men, and Ahi- 3 jah the son of Ahitub, the</text:span></text:p>
      </text:section>
      <text:section text:style-name="Sect4" text:name="Section12">
        <text:p text:style-name="P224"><text:span text:style-name="CharStyle6">brother of Ichabod, the son of Phinehas, the son of Eli, the priest of the Eternal at Shilo, bore the ephod). Nor did the people know that Jonathan had gone.</text:span></text:p>
        <text:list xml:id="list7187659490595692371" text:style-name="L15">
          <text:list-item>
            <text:p text:style-name="P258"><text:span text:style-name="CharStyle6"><text:tab/>Between the passes where Jonathan planned to cross over to the Philistine garrison, there was a rocky crag on the one side and a rocky crag on the other: the name of the one was Bozez, the name of the other</text:span></text:p>
          </text:list-item>
          <text:list-item>
            <text:p text:style-name="P252"><text:span text:style-name="CharStyle6"><text:tab/>Seneh; the one crag rose to the north in front of Michmash, the other to the south in front of</text:span></text:p>
          </text:list-item>
          <text:list-item>
            <text:p text:style-name="P252"><text:span text:style-name="CharStyle6"><text:tab/>Geba. “Come on,” said Jona­than to his young armour- bearer, “let us cross over to this uncireumcised garrison; perhaps the Eternal will do something for us, for the Eternal never has any difficulty about delivering his people, by means of many</text:span></text:p>
          </text:list-item>
          <text:list-item>
            <text:p text:style-name="P232"><text:span text:style-name="CharStyle6"><text:tab/>or by means of few.” His armour-bearer said to him, “Do whatever you have a mind to; I am with you; your mind is my</text:span></text:p>
          </text:list-item>
          <text:list-item>
            <text:p text:style-name="P232"><text:span text:style-name="CharStyle6"><text:tab/>mind.” Then Jonathan said, “Look here, we will cross over and show ourselves to the men.</text:span></text:p>
          </text:list-item>
          <text:list-item>
            <text:p text:style-name="P232"><text:span text:style-name="CharStyle6"><text:tab/>If they say to us, ‘Stand where you are, till we get at you!’ then we will stand still, we will</text:span></text:p>
          </text:list-item>
        </text:list>
        <text:p text:style-name="P43"><text:span text:style-name="CharStyle6">to not go up to them; but if they say, ‘Come up to us!’ then up we go, for that will be the sign that the Eternal puts them into</text:span></text:p>
        <text:list xml:id="list7070129572631837178" text:style-name="L16">
          <text:list-item>
            <text:p text:style-name="P259"><text:span text:style-name="CharStyle6"><text:tab/>our hands.” So the pair of them showed themselves to the Philistine garrison, and the Philistines said, “Look at the mice creeping out of their hld-</text:span></text:p>
          </text:list-item>
          <text:list-item>
            <text:p text:style-name="P254"><text:span text:style-name="CharStyle6"><text:tab/>ing-holes!” The men of the garrison called out to Jonathan and his armour-bearer, “Come up to us, and we ■will tell you something!” Then Jonathan said to his armour-bearer, “Climb up behind me, for the Eternal has put them into the hand of Is­</text:span></text:p>
          </text:list-item>
        </text:list>
        <text:p text:style-name="P21"><text:span text:style-name="CharStyle23">rael.” Up Jonathan climbed on </text:span><text:span text:style-name="CharStyle24">13 </text:span><text:span text:style-name="CharStyle23">his hands and his feet, his armour-bearer after him; the Philistines fell before Jonathan, his armour-bearer despatched them after him, and in the first 14 attack of Jonathan and his armour-bearer they slew about twenty men ... A panic spread 15 in the camp, over the open coun­try and among all the troops, till both the garrison and the raiders were panic-stricken; there was an earthquake, and then a divine access of panic.</text:span></text:p>
        <text:p text:style-name="P55"><text:span text:style-name="CharStyle23">Saul’s sentinels on the outlook 16 at Geba in Benjamin noticed the camp swaying hither and thither, 17 and Saul said to the troops with him, “Search and see who has left us?” When they had searched, Jonathan and his armour-bearer were not present.</text:span></text:p>
        <text:p text:style-name="P25"><text:span text:style-name="CharStyle6">So Saul said to Ahijah, “Bring 18 the ephod here” (for at that time he bore the ephod in front of Is­rael). While Saul was talking to 19 the priest, the tumult in the Philistine camp grew worse and worse. So Saul said to the priest, “Take your hand off it”; then Saul and all the troops 20 with him mustered and went into battle; every Philistine’s sword was turned against his fellow, there was a mighty con­fusion, and even Hebrews 21 who had hitherto been on the side of the Philistines and had accompanied them to the camp, now turned to side with the Israelites who accompanied Saul and Jonathan. Besides 22 that, as soon as all the men of Israel who were hiding in the highlands of Ephraim, heard that the Philistines had taken to flight, they too pursued them in the battle. So the Eternal 23 delivered Israel that day. The battle swept past Beth-horon;</text:span></text:p>
      </text:section>
      <text:section text:style-name="Sect4" text:name="Section13">
        <text:list xml:id="list7495732983532177730" text:style-name="L17">
          <text:list-item>
            <text:p text:style-name="P185"><text:span text:style-name="CharStyle6"><text:tab/>all the troops with Saul num­bered about ten thousand men, and the fighting spread over the highlands of Ephraim.</text:span></text:p>
          </text:list-item>
        </text:list>
        <text:p text:style-name="P66"><text:span text:style-name="CharStyle6">On that day Saul made a vow and laid an oath on the troops, saying, “A curse on any man who eats any food before eve­ning, till I take vengeance on my</text:span></text:p>
        <text:list xml:id="list213902518380077" text:continue-numbering="true" text:style-name="L17">
          <text:list-item>
            <text:p text:style-name="P138"><text:span text:style-name="CharStyle6"><text:tab/>enemies!” There was honey on</text:span></text:p>
          </text:list-item>
          <text:list-item>
            <text:p text:style-name="P138"><text:span text:style-name="CharStyle6"><text:tab/>the surface of the ground, but when the troops came to the honeycombs, no man put his hand to his mouth, although the bees had gone; the troops</text:span></text:p>
          </text:list-item>
          <text:list-item>
            <text:p text:style-name="P113"><text:span text:style-name="CharStyle6"><text:tab/>were in terror of the oath. But Jonathan had not heard his father laying an oath on the troops; so he stretched out the tip of the club in his hand and dipped it in the honey, and when he put his hands with honey to his mouth, his eyes</text:span></text:p>
          </text:list-item>
          <text:list-item>
            <text:p text:style-name="P113"><text:span text:style-name="CharStyle6"><text:tab/>brightened. One of the men spoke up and said, “Your father strictly bound the troops by an oath, saying, ‘A curse on the man who eats any food to-day,’ and the troops agreed to the</text:span></text:p>
          </text:list-item>
          <text:list-item>
            <text:p text:style-name="P113"><text:span text:style-name="CharStyle6"><text:tab/>oath!” Then Jonathan said, “My father has undone the na­tion! Look how my eyes have brightened, because I tasted</text:span></text:p>
          </text:list-item>
          <text:list-item>
            <text:p text:style-name="P113"><text:span text:style-name="CharStyle6"><text:tab/>this morsel of honey! How much greater then would have been the slaughter of the Philis­tines this day, had the troops only eaten freely of the spoil of their enemies!”</text:span></text:p>
          </text:list-item>
          <text:list-item>
            <text:p text:style-name="P172"><text:span text:style-name="CharStyle6"><text:tab/>From noon to nightfall, they struck down the Philistines that day, till the troops were ex-</text:span></text:p>
          </text:list-item>
          <text:list-item>
            <text:p text:style-name="P138"><text:span text:style-name="CharStyle6"><text:tab/>hausted; then the troops rushed on the spoil, seizing sheep, oxen, and calves, and felling them to the earth; the troops ate them,</text:span></text:p>
          </text:list-item>
          <text:list-item>
            <text:p text:style-name="P146"><text:span text:style-name="CharStyle6"><text:tab/>blood and all. But when Saul was told, “the troops are sinning against the Eternal by eating flesh with the blood in it,” he said to his informants, “Roll a large</text:span></text:p>
          </text:list-item>
        </text:list>
        <text:p text:style-name="P25"><text:span text:style-name="CharStyle6">altar-stone here.” Saul added, 34 “Go through the troops and tell them that every man is to bring me his ox or sheep and slay it here; they are not to sin against the Eternal by eating flesh with the blood in it.” So all the troops brought to the Eternal what each had in his hand, and slew it there. Thus Saul put 35 up an altar to the Eternal; it was the first altar that he had built to the Eternal.</text:span></text:p>
        <text:p text:style-name="P53"><text:span text:style-name="CharStyle6">Then Saul said, “Let us go 36 dowm to pursue the Philistines by night and harry them till morning; let us not leave a man of them alive.” The troops said, “As you please.” But the priest 37 said, “Let us consult God here.”</text:span></text:p>
        <text:p text:style-name="P25"><text:span text:style-name="CharStyle6">So Saul asked God, “Shall I go down to pursue the Philistines? Wilt thou hand them over to Israel?” God did not answer him that day. So Saul said, 38 “Come here, all you chieftains of the army, discover and de­tect the man in whom the sin lies to-day. By the life of the 39 Eternal, Israel’s deliverer, though it were Jonathan my son, he shall be put to death!” Not one of all the soldiers said a word. Then he said to ail Is- 40 rael, “You stand on one side, and Jonathan and I will take the other side.” The army said to Saul, “As you please.” Then 4</text:span><text:span text:style-name="CharStyle6"><text:span text:style-name="T1">1 </text:span></text:span><text:span text:style-name="CharStyle6">Saul prayed, “O thou Eternal, God of Israel, why hast thou not answered thy servant to­day? If the sin lies in me or in Jonathan my son, then, O Eter­nal, God of Israel, let the lot be ‘urim’; but if the sin lies in thy people Israel, let the lot be ‘thummim.’ ” Saul and Jona- 42 than were taken by the lot; the army escaped. Then Saul said, “Throw the lot between me and Jonathan my son. Whichever</text:span></text:p>
        <text:p text:style-name="P102"><text:span text:style-name="CharStyle45">of us the Eternal Lakes, he shall</text:span></text:p>
        <text:p text:style-name="P46"><text:span text:style-name="CharStyle6">die.” The army said to Saul, “This must not be,” but Saul overruled the army, and when the lot was thrown between himself and his son Jonathan,</text:span></text:p>
        <text:list xml:id="list5747536487948017327" text:style-name="L18">
          <text:list-item>
            <text:p text:style-name="P204"><text:span text:style-name="CharStyle6"><text:tab/>Jonathan was taken. “Tell me,” said Saul to Jonathan, “what have you done?” Jonathan told him, “I did taste a morsel of honey on the tip of the club I was carrying. Here I am! I am quite ready to die!”</text:span></text:p>
          </text:list-item>
          <text:list-item>
            <text:p text:style-name="P208"><text:span text:style-name="CharStyle6"><text:tab/>“God kill me and worse, Jona­than,” said Saul, “but die you</text:span></text:p>
          </text:list-item>
          <text:list-item>
            <text:p text:style-name="P208"><text:span text:style-name="CharStyle6"><text:tab/>must.” However, the army said to Saul, “Jonathan die!— Jonathan who won this great victory for Israel? Never! By the life of the Eternal, not a hair of his head shall fall to the ground, for he has con­quered by God’s help this day.” So the army rescued Jonathan</text:span></text:p>
          </text:list-item>
          <text:list-item>
            <text:p text:style-name="P208"><text:span text:style-name="CharStyle6"><text:tab/>from death. Saul gave up his pursuit of the Philistines, and the Philistines went back to their own land.</text:span></text:p>
          </text:list-item>
          <text:list-item>
            <text:p text:style-name="P210"><text:span text:style-name="CharStyle6"><text:tab/>[[When Saul took the king­dom over Israel, he fought against all his enemies on every side, against Moab, against the Ammonites, against Edom, against the king of Zobah, and against the Philistines; wher­ever he turned, he was vic-</text:span></text:p>
          </text:list-item>
          <text:list-item>
            <text:p text:style-name="P199"><text:span text:style-name="CharStyle6"><text:tab/>torious; he did great exploits, defeating the Amalekites and rescuing Israel from the power of their plunderers.</text:span></text:p>
          </text:list-item>
          <text:list-item>
            <text:p text:style-name="P210"><text:span text:style-name="CharStyle6"><text:tab/>Saul’s sons were Jonathan, Ishbaal, and Malchishua; the names of his two daughters were Merab, the elder, and Michal</text:span></text:p>
          </text:list-item>
          <text:list-item>
            <text:p text:style-name="P208"><text:span text:style-name="CharStyle6"><text:tab/>the younger; the name of Saul’s </text:span><text:span text:style-name="CharStyle48">wife was Ahinoam, the daughter </text:span><text:span text:style-name="CharStyle6">of Ahimaaz, and the name of his commander-in-chief was Abner</text:span></text:p>
          </text:list-item>
          <text:list-item>
            <text:p text:style-name="P204"><text:span text:style-name="CharStyle6"><text:tab/>the son of Ner, Saul’s uncle (Kish, Saul’s father, and Ner, Abner’s father, were sons of Abiel).]]</text:span></text:p>
          </text:list-item>
        </text:list>
        <text:p text:style-name="P57"><text:span text:style-name="CharStyle6">But all through the reign of S</text:span><text:span text:style-name="CharStyle6"><text:span text:style-name="T1">2 </text:span></text:span><text:span text:style-name="CharStyle6">Saul there was hard lighting with the Philistines, and when­ever Saul saw a man of valour or vigour, he attached him to his retinue.</text:span></text:p>
        <text:p text:style-name="P56"><text:span text:style-name="CharStyle6">Samuel said to Saul, -j r* “The Eternal sent me to anoint you king over his people Israel. Now listen to the voice of the Eternal’s words. This is 2 what the Lord of hosts says: ‘I intend to punish Amalek for what he did to Israel, when he opposed them on their way up from Egypt. Go and defeat 3 Amalek; massacre him and all that belongs to him, do not spare him, slay both men and women, child and infant, ox and sheep, camel and ass.” So Saul sum- 4 moned the troops, mustering them at Telem, to the number of two hundred thousand infan­try and ten thousand men of Judah. When he reached the 5 town of Amalek, he lay in wait in the valley. Then Saul told 6 the Kenites, “Be off, withdraw from the Amalekites lest I de­stroy you along with them; for you acted kindly to all the Israelites as they came up from Egypt.” So the Kenites with­drew from the Amalekites, and 7 Saul routed the Amalekites from Telem as far as to Shur on the east of Egypt; he took Agag king 8 of Amalek alive, and massacred all the people, giving no quarter.</text:span></text:p>
        <text:p text:style-name="P59"><text:span text:style-name="CharStyle23">But Saul and the troops spared 9 Agag and the best, the fattest, of the flocks and herds, and the lambs, though they destroyed whatever property was common and worthless. Then a message 10 from the Eternal came to Sam­uel: “I am sorry that I ever 11 made Saul king, for he has given up following me, he has not car­ried out my orders.” Samuel</text:span></text:p>
        <text:p text:style-name="P28"><text:span text:style-name="CharStyle6">was angry with the Eternal and</text:span></text:p>
        <text:list xml:id="list213817382270402" text:style-name="L14">
          <text:list-item>
            <text:p text:style-name="P123"><text:span text:style-name="CharStyle6"><text:tab/>protested to him all night. Then in the morning Samuel went to meet Saul. Samuel was told, “Saul went to Karmel, where he has just erected a trophy; he has gone down to Gilgal.”</text:span></text:p>
          </text:list-item>
          <text:list-item>
            <text:p text:style-name="P123"><text:span text:style-name="CharStyle6"><text:tab/>When Samuel came to him, Saul said, “The Eternal bless you! I have carried out the</text:span></text:p>
          </text:list-item>
          <text:list-item>
            <text:p text:style-name="P130"><text:span text:style-name="CharStyle6"><text:tab/>Eternal’s orders.” “Then,” Samuel asked, “what is this bleating of </text:span><text:soft-page-break/><text:span text:style-name="CharStyle6">sheep in my ears? What is this lowing of cattle</text:span></text:p>
          </text:list-item>
          <text:list-item>
            <text:p text:style-name="P130"><text:span text:style-name="CharStyle6"><text:tab/>that I hear?” Saul said, “They have been taken from the Amal- ekites; the troops spared the best of the sheep and oxen for a sacrifice to the Eternal your God; the rest we have de-</text:span></text:p>
          </text:list-item>
          <text:list-item>
            <text:p text:style-name="P130"><text:span text:style-name="CharStyle6"><text:tab/>stroyed.” “Silence!” said Sam­uel, “let me tell you what the Eternal told me last night.”</text:span></text:p>
          </text:list-item>
          <text:list-item>
            <text:p text:style-name="P130"><text:span text:style-name="CharStyle6"><text:tab/>“Say on,” said Saul. And Sam­uel proceeded, “You may think little of yourself, but are you not at the head of the clans of Israel? The Eternal anointed</text:span></text:p>
          </text:list-item>
          <text:list-item>
            <text:p text:style-name="P130"><text:span text:style-name="CharStyle6"><text:tab/>you king over Israel, and the Eternal sent you on a mission, saying, ‘Go and destroy these sinners of Amalekites; fight against them till they are wiped</text:span></text:p>
          </text:list-item>
          <text:list-item>
            <text:p text:style-name="P130"><text:span text:style-name="CharStyle6"><text:tab/>out.’ Why, then, have you not obeyed the voice of the Eter­nal? Why have you darted on the spoil and done wrong in the eyes of the Eternal?”</text:span></text:p>
          </text:list-item>
          <text:list-item>
            <text:p text:style-name="P174"><text:span text:style-name="CharStyle6"><text:tab/>Saul said to Samuel, “I have obeyed the voice of the Eternal. I have gone on the mission which the Eternal sent me. I have caught Agag king of Amalek, and I have destroyed</text:span></text:p>
          </text:list-item>
          <text:list-item>
            <text:p text:style-name="P147"><text:span text:style-name="CharStyle6"><text:tab/>the Amalekites. But the troops took some of the sheep and oxen, the best of what had been doomed to destruc­tion, for a sacrifice to the Eter-</text:span></text:p>
          </text:list-item>
          <text:list-item>
            <text:p text:style-name="P147"><text:span text:style-name="CharStyle6"><text:tab/>nal your God.” Then Samuel said,</text:span></text:p>
          </text:list-item>
        </text:list>
        <text:p text:style-name="P34"><text:span text:style-name="CharStyle18">Does the Eternal deliaht ir&gt; offering and sacrifice as he does in obedience to his word?</text:span></text:p>
        <text:p text:style-name="P72"><text:span text:style-name="CharStyle18">Obedience is better far than sac­rifice,</text:span></text:p>
        <text:p text:style-name="P80"><text:span text:style-name="CharStyle18">to heed him better than fat flesh of rams.</text:span></text:p>
        <text:p text:style-name="P73"><text:span text:style-name="CharStyle18">For rebellion is as bad as the sin 23 of divination,</text:span></text:p>
        <text:p text:style-name="P79"><text:span text:style-name="CharStyle18">and self-will as bad as the in­iquity of idols.</text:span></text:p>
        <text:p text:style-name="P33"><text:span text:style-name="CharStyle18">Because you have set the Eter­nal’s word aside, he has set you aside from being king.</text:span></text:p>
        <text:p text:style-name="P52"><text:span text:style-name="CharStyle6">Then said Saul to Samuel, “I 24 have done wrong: I have broken the command of the Eternal and your instructions. It was be­cause I was afraid of the troops, that I did what they demanded. Pray pardon my sin, come back 25 with me that I may worship the Eternal.” But Samuel said to 26 Saul, “No, I will not come back w</text:span><text:span text:style-name="CharStyle6"><text:span text:style-name="T1">r</text:span></text:span><text:span text:style-name="CharStyle6">ith you, for you have set aside the word of the Eternal, and the Eternal has set you aside from being king over Israel.”</text:span></text:p>
        <text:p text:style-name="P52"><text:span text:style-name="CharStyle6">As Samuel turned away, Saul 27 caught at the skirt of his robe, and it tore. Then Samuel said 28 to him, “The Eternal has to-day torn the kingdom of Israel from you, and given it to a neighbour of yours, a better man than yourself. The Splendour of 29 Israel, he will never lie nor change his mind; he is not a man, to change his mind.” “I 30 have done wrong,” said Saul, “but pray show me respect be­fore the sheikhs of my people and before Israel; come back with me that I may worship the Eternal your God.” So 31 Samuel turned back after Saul, and Saul worshipped the Eter­nal. Then said Samuel, “Bring 32 Agag the Amalekite king here to me.” Agag came to him with</text:span></text:p>
      </text:section>
      <text:section text:style-name="Sect4" text:name="Section14">
        <text:p text:style-name="P225"><draw:frame draw:style-name="fr3" draw:name="43" text:anchor-type="paragraph" svg:x="2.1862in" svg:y="2.1972in" svg:width="0.2598in" svg:height="0.0161in" draw:z-index="8"><draw:image xlink:href="Pictures/10000000000000270000001B05269D1D.jpg" xlink:type="simple" xlink:show="embed" xlink:actuate="onLoad"/><draw:contour-polygon svg:width="0.2598in" svg:height="0.1764in" svg:viewBox="0 0 660 448" draw:points="0,0 660,0 660,448 0,448" draw:recreate-on-edit="true"/></draw:frame><text:span text:style-name="CharStyle6">tottering steps; “Death is a</text:span></text:p>
        <text:list xml:id="list8910020538225102999" text:style-name="L19">
          <text:list-item>
            <text:p text:style-name="P255"><text:span text:style-name="CharStyle6"><text:tab/>bitter thing,” said Agag. But Samuel said, “As your sword has bereaved women, so shall your mother be most bitterly bereaved”; and Samuel hacked Agag to pieces before the Eter­nal at Gilgal.</text:span></text:p>
          </text:list-item>
          <text:list-item>
            <text:p text:style-name="P260"><text:span text:style-name="CharStyle6"><text:tab/>Then Samuel went to Ram ah, while Saul went home to his na-</text:span></text:p>
          </text:list-item>
          <text:list-item>
            <text:p text:style-name="P262"><text:span text:style-name="CharStyle6"><text:tab/>tive town of Gibeah. Samuel never saw Saul again before he died, for Samuel grieved over Sard.</text:span></text:p>
          </text:list-item>
        </text:list>
        <text:p text:style-name="P78"><text:span text:style-name="CharStyle6">Now the Eternal was sorry he had ever made Saul king over Israel; and the Eternal said to Samuel, “How long are you going to grieve over Saul, when I have set him aside from being king over Israel? Fill your horn with oil; come, I will send you to Jesse the Bethlehem- ite, for I have looked out a king</text:span></text:p>
        <text:list xml:id="list5738728183320909109" text:style-name="L20">
          <text:list-item>
            <text:p text:style-name="P244"><text:span text:style-name="CharStyle6"><text:tab/>among his sons.” “How can I go?” said Samuel; “Saul will hear about it and kill me.” But the Eternal said, “Take a calf with you and say that you have come</text:span></text:p>
          </text:list-item>
          <text:list-item>
            <text:p text:style-name="P244"><text:span text:style-name="CharStyle6"><text:tab/>to sacrifice to the Eternal. In­vite Jesse to the sacrifice—I will tell you what to do—and anoint the man whom I point out to you.”</text:span></text:p>
          </text:list-item>
          <text:list-item>
            <text:p text:style-name="P261"><text:span text:style-name="CharStyle6"><text:tab/>Samuel did what the Eternal told him, and when he came to Bethlehem, the sheikhs of the town came trembling to meet him; they said, “Does your</text:span></text:p>
          </text:list-item>
          <text:list-item>
            <text:p text:style-name="P238"><text:span text:style-name="CharStyle6"><text:tab/>visit mean good?” “Yes,” he replied, “I have come to sacri­fice to the Eternal. Consecrate yourselves and rejoice with me at the sacrifice.” He conse­crated Jesse and his sons him­self, inviting them to the sacri-</text:span></text:p>
          </text:list-item>
          <text:list-item>
            <text:p text:style-name="P244"><text:span text:style-name="CharStyle6"><text:tab/>fice; and when they came, and he saw Eliab, he said, “Surely the Eternal’s anointed is before</text:span></text:p>
          </text:list-item>
          <text:list-item>
            <text:p text:style-name="P267"><text:span text:style-name="CharStyle6"><text:tab/>him now!” But the Eternal said to Samuel, “Do not look at</text:span></text:p>
          </text:list-item>
        </text:list>
        <text:p text:style-name="P25"><text:span text:style-name="CharStyle6">his appearance or at the height of his stature; I have passed him by, for the Eternal does not see as man sees; man looks at the outward appearance, but the Eternal looks at the heart.” Then Jesse called AbinadaO, and 8 put him before Samuel; but he said, “The Eternal has not chosen this one either.” Then 9 Jesse made Shammah walk past; but Samuel said, “The Eternal has not chosen this one either.” Jesse made seven of his sons io walk past Samuel, and Samuel said to Jesse, “The Eternal has not chosen these.” Then H Samuel asked Jesse, “Are all your sons here?” He answered, “There is still the youngest, but he is a shepherd with the flock.” “Send and fetch him,” said Sam­uel; “we must not sit down to our banquet till he is here.” Jesse sent and brought him in; 12 he was ruddy, a lad with fine eyes and of a handsome ap­pearance. And the Eternal said, “Go and anoint him; this is the man!” So Samuel took 13 the horn of oil and anointed him among his brothers; and from that day onward the spirit of the Eternal inspired David strongly. Then Samuel rose and went to Ramah.</text:span></text:p>
        <text:p text:style-name="P54"><text:span text:style-name="CharStyle6">Now the spirit of the Eternal 14 departed from Saul, and an evil spirit from the Eternal scared him. So Saul’s courtiers said to 15 him, “Here is an evil spirit from God scaring you! Let your serv- 16 ants now before you offer a suggestion: let them discover some skilful player on the lyre; then, whenever the evil spirit overpowers you, he can play music, and you will get better.” Saul answered his courtiers, 17 “Look me out a man who plays well, and bring him to me,”</text:span></text:p>
        <text:p text:style-name="P270"><draw:frame draw:style-name="fr4" draw:name="44" text:anchor-type="paragraph" svg:x="2.1709in" svg:y="3.4543in" svg:width="0.2598in" svg:height="0.0161in" draw:z-index="9"><draw:image xlink:href="Pictures/10000000000000270000001B7A892780.jpg" xlink:type="simple" xlink:show="embed" xlink:actuate="onLoad"/><draw:contour-polygon svg:width="0.2598in" svg:height="0.1764in" svg:viewBox="0 0 660 448" draw:points="0,0 660,0 660,448 0,448" draw:recreate-on-edit="true"/></draw:frame><text:span text:style-name="CharStyle6">iS<text:tab/>One of the young men put in, “I have noticed a son of Jesse the Bethlehemite, who is a skil­ful player, a brave man, a sol­dier, quick-witted, a man of good presence, and the Eternal is with</text:span></text:p>
        <text:list xml:id="list1780597100896717245" text:style-name="L21">
          <text:list-item>
            <text:p text:style-name="P229"><text:span text:style-name="CharStyle6"><text:tab/>him.” So Saul sent messengers to Jesse, saying, “Send me your son David, who is with the</text:span></text:p>
          </text:list-item>
          <text:list-item>
            <text:p text:style-name="P263"><text:span text:style-name="CharStyle6"><text:tab/>flock.” Jesse took ten loaves of bread, a bottle of wine, and a kid, and sent them by his son</text:span></text:p>
          </text:list-item>
          <text:list-item>
            <text:p text:style-name="P263"><text:span text:style-name="CharStyle6"><text:tab/>David to Saul; and when David came to Saul and presented himself, Saul loved him and made him one of his armour-</text:span></text:p>
          </text:list-item>
          <text:list-item>
            <text:p text:style-name="P263"><text:span text:style-name="CharStyle6"><text:tab/>bearers. Then Saul sent to Jesse, saying, “Let David enter my service; he has won my favour.”</text:span></text:p>
          </text:list-item>
          <text:list-item>
            <text:p text:style-name="P265"><text:span text:style-name="CharStyle6"><text:tab/>Whenever the evil spirit from God overpowered Saul, David would take the lyre and play music, till Saul breathed freely; then all would be well, and the evil spirit would depart from him.</text:span></text:p>
          </text:list-item>
        </text:list>
        <text:p text:style-name="P28"><text:span text:style-name="CharStyle6">Now the Philistines mus­tered their forces for war; they mustered at Sokoh, which belongs to Judah, camping be­tween Sokoh and Azekah at</text:span></text:p>
        <text:list xml:id="list1926034034864117841" text:style-name="L22">
          <text:list-item>
            <text:p text:style-name="P245"><text:span text:style-name="CharStyle6"><text:tab/>Ephesdammim. Saul and the men of Israel mustered and camped in the valley of Elah, where they drew up in battle</text:span></text:p>
          </text:list-item>
          <text:list-item>
            <text:p text:style-name="P245"><text:span text:style-name="CharStyle6"><text:tab/>array against the Philistines, the Philistines occupying the hills on one side and the Israelites oc­cupying the hills on the other side, with the valley between</text:span></text:p>
          </text:list-item>
          <text:list-item>
            <text:p text:style-name="P239"><text:span text:style-name="CharStyle6"><text:tab/>them. From the ranks of the Philistines a champion walked forward called Goliath of Gath;</text:span></text:p>
          </text:list-item>
          <text:list-item>
            <text:p text:style-name="P239"><text:span text:style-name="CharStyle6"><text:tab/>he was about ten feet high, he had a bronze helmet on his head, and he wore a bronze breast­plate of scaled armour, weighing</text:span></text:p>
          </text:list-item>
          <text:list-item>
            <text:p text:style-name="P239"><text:span text:style-name="CharStyle6"><text:tab/>about two hundred pounds; he had bronze greaves on his legs, and a bronze javelin slung be-</text:span></text:p>
          </text:list-item>
          <text:list-item>
            <text:p text:style-name="P269"><text:span text:style-name="CharStyle6"><text:tab/>tween his shoulders; the shaft of</text:span></text:p>
          </text:list-item>
        </text:list>
        <text:p text:style-name="P26"><text:span text:style-name="CharStyle6">his spear was as large as a weav­er’s beam, and the head of his iron spear weighed twenty-five pounds. (His shield-bearer went in front of him.) He stood and 8 shouted to the forces of Israel, “Why form up in line of battle? Am not I a Philistine, and you are slaves of Saul? Choose a man for yourselves, and let him come down to me; if he can fight 9 with me and kill me, then we will be your slaves, but if I overcome him and kill him, then you shall be our slaves and serve us.” The 10 Philistine added, “I thus defy this day the forces of Israel! Give me a man, and let us have a fight!” When Saul and all ix Israel heard these words of the Philistines, they were dismayed and daunted.</text:span></text:p>
        <text:p text:style-name="P76"><text:span text:style-name="CharStyle6">[[David was the son of an 12 Ephrathite belonging to Bethle­hem in Judah, whose name was Jesse; he had eight sons, and, by the time Saul reigned, he was an old man, too old to enlist with his three eldest sons, who had followed Saul to war. The names of his three sons 13 who had gone to the war were, Eliab the eldest, next to him Abinadab, and thirdly Sham- mah. David waS the youngest; 14 the three eldest had followed Saul.]] David used to go to is and fro, attending Saul and pasturing his father’s sheep at Bethlehem. For forty days the 16 Philistine champion went for­ward and took his stand, morn­ing and evening.</text:span></text:p>
        <text:p text:style-name="P77"><text:span text:style-name="CharStyle6">[[Now Jesse said to his son 17 David, “Take your brothers a bushel of this roasted grain and these ten loaves; quick, carry them to your brothers in the camp. Also, take these ten 18 milk-cheeses to the commander of their regiment. Ask how</text:span></text:p>
        <text:p text:style-name="P28"><text:span text:style-name="CharStyle6">your brothers are, and bring me</text:span></text:p>
        <text:list xml:id="list1536254750738801587" text:style-name="L23">
          <text:list-item>
            <text:p text:style-name="P211"><text:span text:style-name="CharStyle6"><text:tab/>news of them. Saul and they and all the men of Israel are in the valley of Elah, fighting the Philistines.”</text:span></text:p>
          </text:list-item>
          <text:list-item>
            <text:p text:style-name="P213"><text:span text:style-name="CharStyle6"><text:tab/>So David got up next morning, and, leaving the flock in charge of a herdsman, he took what Jesse had told him and went as he was bidden. Just as he reached the entrenchment, the army going out to the battle-line</text:span></text:p>
          </text:list-item>
          <text:list-item>
            <text:p text:style-name="P216"><text:span text:style-name="CharStyle6"><text:tab/>was shouting the war-cry, and Israel and the Philistines drew</text:span></text:p>
          </text:list-item>
          <text:list-item>
            <text:p text:style-name="P195"><text:span text:style-name="CharStyle6"><text:tab/>up in battle array, army against army. So David left his pack­ages in the hands of the man who kept the stores, and ran into the ranks, to find out how his</text:span></text:p>
          </text:list-item>
          <text:list-item>
            <text:p text:style-name="P195"><text:span text:style-name="CharStyle6"><text:tab/>brothers were. As he was talk­ing to them, up came the cham­pion from the ranks of the Philistines; he was a Philistine of Gath, called Goliath. He uttered his usual challenge, and</text:span></text:p>
          </text:list-item>
          <text:list-item>
            <text:p text:style-name="P200"><text:span text:style-name="CharStyle6"><text:tab/>David heard it. All the men of Israel fled from the man in terror, as soon as they saw him;</text:span></text:p>
          </text:list-item>
          <text:list-item>
            <text:p text:style-name="P200"><text:span text:style-name="CharStyle6"><text:tab/>said the men of Israel, “Have you seen the man who has come forward? He has come forward to defy Israel! The king will richly endow any man who kills him; he will give him his daugh­ter, and make his father’s house­hold free in Israel.”</text:span></text:p>
          </text:list-item>
          <text:list-item>
            <text:p text:style-name="P213"><text:span text:style-name="CharStyle6"><text:tab/>David said to the bystanders, “What shall be done for the man who kills yonder Philistine and wipes off the disgrace from Is­rael? For who is this uncircum- cised Philistine, to dare insult the armies of the living God?”</text:span></text:p>
          </text:list-item>
          <text:list-item>
            <text:p text:style-name="P200"><text:span text:style-name="CharStyle6"><text:tab/>The troops answered him as above, telling him what would be done for the man who killed</text:span></text:p>
          </text:list-item>
          <text:list-item>
            <text:p text:style-name="P200"><text:span text:style-name="CharStyle6"><text:tab/>the Philistine. But Eliab his eldest brother heard him talking to the men, and Eliab’s anger blazed against David. “Why have you come here?” he asked.</text:span></text:p>
          </text:list-item>
        </text:list>
        <text:p text:style-name="P26"><text:span text:style-name="CharStyle6">“Whom did you leave in charge of that poor flock in the open country? I know your forward­ness and your self-will; you came to see the battle!” “What have 29 I done now?” said David; “I merely asked a question.” Then 30 turning to another quarter he made the same inquiry as before, and the troops replied as they had done at first.</text:span></text:p>
        <text:p text:style-name="P52"><text:span text:style-name="CharStyle6">On hearing what David said, 3</text:span><text:span text:style-name="CharStyle6"><text:span text:style-name="T1">1 </text:span></text:span><text:span text:style-name="CharStyle6">people repeated it to Saul; then they took and brought him to Saul.]] And David said to Saul, “Let not my lord’s courage fail </text:span><text:span text:style-name="CharStyle8">3</text:span><text:span text:style-name="CharStyle6"><text:span text:style-name="T1">2 </text:span></text:span><text:span text:style-name="CharStyle6">him; your servant will go and fight the Philistine.” Saul said 33 to David, “You are not able to attack this Philistine and fight him; you are only a youth, and he has been a warrior from his youth!” But David said to Saul, 34 “Your servant used to keep sheep for his father, and when a lion or even a bear came and seized a sheep from the flock, I 35 would be after him, I would strike him, and rescue it from his mouth; if he turned against me,</text:span></text:p>
        <text:list xml:id="list6390790852453369812" text:style-name="L24">
          <text:list-item>
            <text:p text:style-name="P272"><text:span text:style-name="CharStyle6"><text:tab/>would catch him by the chin and kill him with a blow. Your 36 servant has killed both lions and bears. And this uncircumcised Philistine shall fare like one of them, for insulting the armies of the living God! The Eternal who 37 rescued me from the paw of the lion and the paw of the bear,” said David, “he will rescue me from the hand of this Philis­tine.” Then said Saul to David, “Go, and may the Eternal be with you!”</text:span></text:p>
          </text:list-item>
        </text:list>
        <text:p text:style-name="P52"><text:span text:style-name="CharStyle6">Saul dressed David in his own 38 clothing, put a bronze helmet on his head, and clad him in a coat of mail. David buckled his sword 39 over his coat and tried to walk, but in vain, for he was not used to such armour. So David said</text:span></text:p>
      </text:section>
      <text:section text:style-name="Sect4" text:name="Section15">
        <text:p text:style-name="P191"><text:span text:style-name="CharStyle6">to Saul, “I cannot move with these; I am not used to them.”</text:span></text:p>
        <text:list xml:id="list582714448810982432" text:style-name="L25">
          <text:list-item>
            <text:p text:style-name="P196"><text:span text:style-name="CharStyle6"><text:tab/>And David put them off; he grasped his club, picked five smooth stones from the stream and put them in the shepherd’s bag that served him for a knap­sack, took his sling in his hand, and went to meet the Philistine.</text:span></text:p>
          </text:list-item>
          <text:list-item>
            <text:p text:style-name="P196"><text:span text:style-name="CharStyle6"><text:tab/>[[The Philistine came on towards David, and in front of him</text:span></text:p>
          </text:list-item>
          <text:list-item>
            <text:p text:style-name="P209"><text:span text:style-name="CharStyle6"><text:tab/>went his shield-bearer.]] But when the Philistine looked and saw David, he despised him for</text:span></text:p>
          </text:list-item>
          <text:list-item>
            <text:p text:style-name="P209"><text:span text:style-name="CharStyle6"><text:tab/>his youth. “Am I a dog,” said the Philistine to David, “that you attack me with a club?” And the Philistine cursed David</text:span></text:p>
          </text:list-item>
          <text:list-item>
            <text:p text:style-name="P209"><text:span text:style-name="CharStyle6"><text:tab/>by his gods. “Come here,” said the Philistine to David, “and I will give your flesh to the birds of the air and the beasts of the</text:span></text:p>
          </text:list-item>
          <text:list-item>
            <text:p text:style-name="P209"><text:span text:style-name="CharStyle6"><text:tab/>field.” Then David answered the Philistine, “You attack me with sword and spear and jave­lin, but I attack you in the name of the Lord of hosts, the God of the armies of Israel, which you</text:span></text:p>
          </text:list-item>
          <text:list-item>
            <text:p text:style-name="P209"><text:span text:style-name="CharStyle6"><text:tab/>have insulted this day. The Eternal will deliver you into my hands, and I will cut off your head and give your corpse and the corpses of the Philistine host to the birds of the air and the</text:span></text:p>
          </text:list-item>
          <text:list-item>
            <text:p text:style-name="P209"><text:span text:style-name="CharStyle6"><text:tab/>wild beasts of the earth, so that all the world may learn that Is­rael has a God, till all here pres­ent learn that the Eternal does not save by sword and spear— the fight is in the Eternal’s hands, and he will put you in our power.”</text:span></text:p>
          </text:list-item>
          <text:list-item>
            <text:p text:style-name="P214"><text:span text:style-name="CharStyle6"><text:tab/>As the Philistine then started to approach and attack David, David hurried forward to meet</text:span></text:p>
          </text:list-item>
          <text:list-item>
            <text:p text:style-name="P201"><text:span text:style-name="CharStyle6"><text:tab/>the Philistine. Putting his hand into the bag, David took out a stone and slung it, striking the Philistine on the forehead; the stone sank into his forehead, and he dropped on his face to the</text:span></text:p>
          </text:list-item>
        </text:list>
        <text:p text:style-name="P26"><text:span text:style-name="CharStyle6">ground. [[David overcame tht 50 Philistine with sling and stone, stripping the Philistine and kill­ing him. David had no sword in his hand.]] Then David ran and 51 stood over the Philistine, drew his sword from the sheath and killed him, cutting his head off. When the Philistines saw their champion was dead, they ran away, and the men of Israel 52 and of Judah rose with a shout and chased the Philistines as far as the entrance to Gath and the gates of Ekron, till the wounded men of the Philistines dropped all along the way from Shaaraim to Gath and Ekron. Then the Israelites came back 53 from chasing the Philistines and plundered their camp. David took and brought the 54 head cf the Philistine to Jeru­salem, but the armour he kept in his tent.</text:span></text:p>
        <text:p text:style-name="P53"><text:span text:style-name="CharStyle6">[[When Saul saw David going 55 out to encounter the Philistine, he said to Abner the general of the army, “Abner, whose son is this lad?” “By your life, O king,” said Abner, “I cannot tell!” The king said, “Find 56 out whose son the youth is.”</text:span></text:p>
        <text:p text:style-name="P26"><text:span text:style-name="CharStyle6">So, when David came back 57 from killing the Philistine, Ab­ner took him and brought him before Saul with the Philistine’s head in his hand. Saul said to 58 him, “Whose son are you, my lad?” David replied, “I am the son of your servant Jesse the Bethlehemite.” By the -| o time that David had fin- -</text:span><text:span text:style-name="CharStyle8">1-0 </text:span><text:span text:style-name="CharStyle6">ished talking to Saul, Jonathan’s soul was knit to David’s—Jona­than loved him as himself. That 2 very day Saul kept him, and would not allow him to return to his father’s house; and Jona- 3 than made a compact with David (for he loved him as</text:span></text:p>
      </text:section>
      <text:section text:style-name="Sect4" text:name="Section16">
        <text:list xml:id="list5437284865021696511" text:style-name="L26">
          <text:list-item>
            <text:p text:style-name="P271"><text:span text:style-name="CharStyle6"><text:tab/>himself); Jonathan stripped</text:span></text:p>
          </text:list-item>
        </text:list>
        <text:p text:style-name="P48"><text:span text:style-name="CharStyle6">himself of his robe and gave it to David, along with his ac­coutrements, including his sword<text:tab/>and<text:tab/>bow<text:tab/>and<text:tab/>girdle.</text:span></text:p>
        <text:list xml:id="list213901559346103" text:continue-numbering="true" text:style-name="L26">
          <text:list-item>
            <text:p text:style-name="P246"><text:span text:style-name="CharStyle6"><text:tab/>Saul put him in command of</text:span></text:p>
          </text:list-item>
        </text:list>
        <text:p text:style-name="P49"><text:span text:style-name="CharStyle6">troops, and David went about his business, proving successful in every commission of Saul; he was a favourite with all the people<text:tab/>and<text:tab/>with<text:tab/>Saul’s<text:tab/>cour­</text:span></text:p>
        <text:p text:style-name="P47"><text:span text:style-name="CharStyle6">tiers.]]</text:span></text:p>
        <text:list xml:id="list213902312055185" text:continue-numbering="true" text:style-name="L26">
          <text:list-item>
            <text:p text:style-name="P266"><text:span text:style-name="CharStyle6"><text:tab/>On<text:tab/>their<text:tab/>return, as<text:tab/>David</text:span></text:p>
          </text:list-item>
        </text:list>
        <text:p text:style-name="P50"><text:span text:style-name="CharStyle6">came<text:tab/>back<text:tab/>from<text:tab/>killing the</text:span></text:p>
        <text:p text:style-name="P47"><text:span text:style-name="CharStyle6">Philistine, the women came dancing out of all the towns of Israel to meet king Saul with tambourines and paeans of joy</text:span></text:p>
        <text:list xml:id="list213902156478889" text:continue-numbering="true" text:style-name="L26">
          <text:list-item>
            <text:p text:style-name="P233"><text:span text:style-name="CharStyle6"><text:tab/>and cymbals; as they danced, the women sang to each other,</text:span></text:p>
          </text:list-item>
        </text:list>
        <text:p text:style-name="P45"><text:span text:style-name="CharStyle18">Saul has slain his thousands, David tens of thousands!</text:span></text:p>
        <text:list xml:id="list213902610857128" text:continue-numbering="true" text:style-name="L26">
          <text:list-item>
            <text:p text:style-name="P233"><text:span text:style-name="CharStyle6"><text:tab/>This made Saul furious, it irri­tated him. “They give David tens of thousands,” he said, “and I get only thousands! What more can he have, but</text:span></text:p>
          </text:list-item>
          <text:list-item>
            <text:p text:style-name="P233"><text:span text:style-name="CharStyle6"><text:tab/>the kingdom itself?” From that day Saul kept his eye on</text:span></text:p>
          </text:list-item>
          <text:list-item>
            <text:p text:style-name="P256"><text:span text:style-name="CharStyle6"><text:tab/>David. [[Next day an evil spirit from God overpowered Saul, till he raved within his house. David was playing music for him as usual, and Saul had a</text:span></text:p>
          </text:list-item>
          <text:list-item>
            <text:p text:style-name="P256"><text:span text:style-name="CharStyle6"><text:tab/>spear in his hand; he raised the spear, saying to himself, “I will pin David to the wall.” But David evaded him twice over.]]</text:span></text:p>
          </text:list-item>
          <text:list-item>
            <text:p text:style-name="P256"><text:span text:style-name="CharStyle6"><text:tab/>Saul was afraid of David, be­cause the Eternal was with him and had departed from Saul;</text:span></text:p>
          </text:list-item>
          <text:list-item>
            <text:p text:style-name="P256"><text:span text:style-name="CharStyle6"><text:tab/>so Saul removed him from his presence and put him in com­mand of a regiment, and he went about his business at the</text:span></text:p>
          </text:list-item>
          <text:list-item>
            <text:p text:style-name="P256"><text:span text:style-name="CharStyle6"><text:tab/>head of the troops. In all his movements David proved skilful and successful, and the Eternal</text:span></text:p>
          </text:list-item>
          <text:list-item>
            <text:p text:style-name="P256"><text:span text:style-name="CharStyle6"><text:tab/>was with him. When Saul saw how skilful and successful he was, he stood in awe of him.</text:span></text:p>
          </text:list-item>
        </text:list>
        <text:p text:style-name="P26"><text:span text:style-name="CharStyle6">But all Israel and Judah loved 16 David, as they saw him going out and in about his business.</text:span></text:p>
        <text:p text:style-name="P56"><text:span text:style-name="CharStyle6">[[Then said Saul to David, 1</text:span><text:span text:style-name="CharStyle8">7 </text:span><text:span text:style-name="CharStyle6">“Here is my oldest daughter Merab, I will give her to you in marriage; only be a brave man and fight the battles of the Eternal” (for Saul thought, “Let not my hand strike him down, but the hand of the Philistines”). David said to 18 Saul, “Who am I, who are my folk, what is my father’s sept in Israel, that I should be son- in-law to the king?” However, 19 when the time came for Merab, Saul’s daughter, to be given to David, she was given in mar­riage to Adriel the Mehola- thite.]]</text:span></text:p>
        <text:p text:style-name="P57"><text:span text:style-name="CharStyle6">Now Michal, Saul’s daughter, 20 was in love with David. When Saul was told this, he was de­lighted. (Saul thought, “I will 21 give her to him in order to im­peril him, that the hand of the Philistines may strike him down.</text:span></text:p>
        <text:p text:style-name="P32"><text:span text:style-name="CharStyle6">He must make himself my son- in-law now by means of the Philistines!”) So Saul ordered 22 his attendants to communicate privately with David and to tell him, “The king is delighted with you, all his courtiers love you; now, then, be the king’s son- in-law.” Saul’s attendants said 23 this in the hearing of David. But David said, “And do you think it an easy matter for a poor man like myself, a man of no position, to become the king’s son-in-law?” Saul’s attendants 24 then reported what David had said, and Saul replied, “You 55 must tell David that the king does not desire any payment for the bride except a hundred foreskins of the Philistines—for vengeance on the king’s ene­mies!” (Saul’s idea was to</text:span></text:p>
        <text:p text:style-name="P28"><draw:frame draw:style-name="fr5" draw:name="45" text:anchor-type="paragraph" svg:x="2.178in" svg:y="3.3571in" svg:width="0.2571in" svg:height="0.0161in" draw:z-index="10"><draw:image xlink:href="Pictures/10000000000000270000001BCAB580F3.jpg" xlink:type="simple" xlink:show="embed" xlink:actuate="onLoad"/><draw:contour-polygon svg:width="0.2563in" svg:height="0.1799in" svg:viewBox="0 0 651 457" draw:points="0,0 651,0 651,457 0,457" draw:recreate-on-edit="true"/></draw:frame><text:span text:style-name="CharStyle6">make David fall by the hand</text:span></text:p>
        <text:list xml:id="list213817745152778" text:style-name="L12">
          <text:list-item>
            <text:p text:style-name="P139"><text:span text:style-name="CharStyle6"><text:tab/>of the Philistines.) When his attendants told this to David, David gladly agreed to be the king’s son-in-law. Before the</text:span></text:p>
          </text:list-item>
          <text:list-item>
            <text:p text:style-name="P119"><text:span text:style-name="CharStyle6"><text:tab/>time fixed, David went off, he and his men; they killed a hun­dred of the Philistines, and David brought their foreskins, paying the full toll of them to the king, in order to become the king’s son-in-law. So Saul gave him Michal his daughter in marriage.</text:span></text:p>
          </text:list-item>
          <text:list-item>
            <text:p text:style-name="P175"><text:span text:style-name="CharStyle6"><text:tab/>But when Saul saw that the Eternal was with David and that</text:span></text:p>
          </text:list-item>
          <text:list-item>
            <text:p text:style-name="P112"><text:span text:style-name="CharStyle6"><text:tab/>all Israel loved him, Saul was still more afraid of David. [[Saul continued to be hostile to David.</text:span></text:p>
          </text:list-item>
          <text:list-item>
            <text:p text:style-name="P112"><text:span text:style-name="CharStyle6"><text:tab/>The Philistine leaders used to make sallies; and whenever they made sallies, David acted more skilfully and successfully than all the officers of Saul, so that his reputation stood high.]]</text:span></text:p>
          </text:list-item>
        </text:list>
        <text:p text:style-name="P25"><text:span text:style-name="CharStyle6">Saul ordered his son Jona­than and all his officers to</text:span></text:p>
        <text:list xml:id="list5236059512410819426" text:style-name="L27">
          <text:list-item>
            <text:p text:style-name="P151"><text:span text:style-name="CharStyle6"><text:tab/>kill David. But Jonathan, Saul’s son, was greatly delighted with David, and Jonathan told David, “My father Saul means to kill you; now, do take care to-morrow morning, stay in some secret spot and hide your-</text:span></text:p>
          </text:list-item>
          <text:list-item>
            <text:p text:style-name="P151"><text:span text:style-name="CharStyle6"><text:tab/>self. I will go out and stand be­side my father in the field where you are lying; I will talk to my father about you, and if I hear</text:span></text:p>
          </text:list-item>
          <text:list-item>
            <text:p text:style-name="P154"><text:span text:style-name="CharStyle6"><text:tab/>anything I will tell you.” So Jonathan spoke favourably of David to Saul his father. He said, “Let not the king sin against his servant David; he has not sinned against you, he has acted most loyally to you.</text:span></text:p>
          </text:list-item>
          <text:list-item>
            <text:p text:style-name="P183"><text:span text:style-name="CharStyle6"><text:tab/>He took his life in his hand when he killed the Philistine, and the Eternal won a mighty victory for Israel. You saw that yourself, and you rejoiced. Why, then, sin against innocent</text:span></text:p>
          </text:list-item>
        </text:list>
        <text:p text:style-name="P26"><text:span text:style-name="CharStyle6">blood by killing David for no reason?” Saul listened to what 6 Jonathan said, and Saul swore, “By the life of the Eternal, he shall not be put to death!” Then Jonathan called David, 7 and Jonathan told him all this; Jonathan brought David to Saul, and he attended him as before.</text:span></text:p>
        <text:p text:style-name="P57"><text:span text:style-name="CharStyle6">But, when war broke out 8 again, and David marched off to fight with the Philistines and inflicted heavy losses on them, till they fled before him, an 9 evil spirit from the Eternal overpowered Saul, as he sat in his house, spear in hand. David was playing music, and Saul 10 tried to pin David to the wall with the spear. But David slipped aside from Saul, and he drove the spear into the wall. David fled and made his escape.</text:span></text:p>
        <text:p text:style-name="P60"><text:span text:style-name="CharStyle6">That night Saul sent messen- 11 gers to David’s house to watch it, so as to kill him in the morn­ing. But Michal, David’s wife, warned him, saying, “If you do not save your life to-night, you will be a dead man to-morrow.” Then Michal lowered David out 12 of the window; away he fled and made his escape. Taking 13 their household god, Michal laid it in the bed; she put a wrapper of goats’ hair round its head, and covered it with the clothes, and when Saul sent 14 messengers to seize David, she said, “He is ill.” Saul sent 15 back the messengers to find David, saying, “Bring him here to me in his bed, that I may kill him!” And when the mes- 16 sengers went in, there was the household god in bed, with the wrapper of goats’ hair round its head! Saul said to Michal, 17 “Why have you deceived me like this and let my enemy go</text:span></text:p>
        <text:p text:style-name="P36"><text:span text:style-name="CharStyle6">free?” And Michal answered Saul, “He said to me, ‘Let me go! Why should I kill you?’ ”</text:span></text:p>
        <text:list xml:id="list1194581955864952175" text:style-name="L28">
          <text:list-item>
            <text:p text:style-name="P173"><text:span text:style-name="CharStyle6"><text:tab/>[.[When David fled and es­caped, he went to Samuel at Hamah and told him all that Saul had done to him. Then he and Samuel went to stay at</text:span></text:p>
          </text:list-item>
          <text:list-item>
            <text:p text:style-name="P131"><text:span text:style-name="CharStyle6"><text:tab/>Naioth. When Saul was in­formed that David was there,</text:span></text:p>
          </text:list-item>
          <text:list-item>
            <text:p text:style-name="P114"><text:span text:style-name="CharStyle6"><text:tab/>at Naioth in Hamah, Saul sent messengers to seize David; but when they saw the fervour of the dervishes prophesying, with Samuel at their head, the spirit of God came over the messen­gers of Saul till they too proph-</text:span></text:p>
          </text:list-item>
          <text:list-item>
            <text:p text:style-name="P114"><text:span text:style-name="CharStyle6"><text:tab/>esied. On hearing this, Saul sent other messengers, and they too prophesied. A third time he sent messengers, and they too prophesied. Then Saul</text:span></text:p>
          </text:list-item>
          <text:list-item>
            <text:p text:style-name="P114"><text:span text:style-name="CharStyle6"><text:tab/>grew furious; he went himself to Hamah, and when he reached the well at the threshing-floor on the height, he asked, “Where are Samuel and David?” Some one said, “Yonder at Naioth in</text:span></text:p>
          </text:list-item>
          <text:list-item>
            <text:p text:style-name="P114"><text:span text:style-name="CharStyle6"><text:tab/>Hamah.” So he started for Naioth in Ramah; the spirit of God came over him too, and on he went prophesying till he reached Naioth in Ramah,</text:span></text:p>
          </text:list-item>
          <text:list-item>
            <text:p text:style-name="P120"><text:span text:style-name="CharStyle6"><text:tab/>where he stripped off his clothes and prophesied before Samuel and lay naked all that day and all that night. Hence the say­ing, “Saul among the der­vishes!”]]</text:span></text:p>
          </text:list-item>
        </text:list>
        <text:p text:style-name="P36"><text:span text:style-name="CharStyle27">ha</text:span><text:span text:style-name="CharStyle6"> Then [[David fled from Naioth in Ramah.]] David went and said to Jonathan, “What have I done? What is my guilt? What wrong have I done to your father, that he</text:span></text:p>
        <text:list xml:id="list8872443746813867256" text:style-name="L29">
          <text:list-item>
            <text:p text:style-name="P176"><text:span text:style-name="CharStyle6"><text:tab/>is seeking my life?” “Never!” said Jonathan, “you are not to be put to death! My father never does anything, slight or serious, without letting me know; and why should my</text:span></text:p>
          </text:list-item>
        </text:list>
        <text:p text:style-name="P26"><text:span text:style-name="CharStyle6">father hide that from me? No, no!” But David retorted, </text:span><text:span text:style-name="CharStyle8">3 </text:span><text:span text:style-name="CharStyle6">“Your father is well aware that I am in favour with you; so he says to himself, ‘Jonathan must know nothing of this, in case it hurts him.’ But as surely as the Eternal lives, as surely as you live yourself, there is only a step between me and death!” Then Jonathan said </text:span><text:span text:style-name="CharStyle8">4 </text:span><text:span text:style-name="CharStyle6">to David, “What do you want me to do for you?” David 5 said to Jonathan, “To-morrow is the new-moon festival, but I will not sit at table with the king; you must let me go and hide in the field till evening.</text:span></text:p>
        <text:p text:style-name="P26"><text:span text:style-name="CharStyle6">If your father misses me, then 6 say, ‘David begged leave of me to run to Bethlehem, his town; a yearly sacrifice is being held there for all the clan!’ If he 7 says, ‘All right,’ then your servant is in no danger. But if he is angry, be sure he has resolved upon some mischief. Come now, be kind to your 8 servant, for you took your servant into a sacred compact with yourself. If I am guilty, kill me yourself; why drag me to your father?” “Never!” 9 said Jonathan; “if I find out that my father has resolved on some mischief to you, I will tell you.” Then David asked 10 Jonathan, “Who will tell me if your father gives you a rough answer?” [[Jonathan said to n David, “Come, let us go out to the field.” So they both went out to the field, and Jona- 12 than said to David, “O Eternal, the God of Israel, be witness that I will sound my father to-morrow about this time, and if he is well-disposed to David, then I will send to let you know; and if there is any mischief afoot—may the Eter- 13</text:span></text:p>
      </text:section>
      <text:section text:style-name="Sect4" text:name="Section17">
        <text:p text:style-name="P192"><text:span text:style-name="CharStyle6">nal kill Jonathan and worse, if I bring mischief upon you! No, I will let you know, that you may get away safely. May the Eternal be with you as he</text:span></text:p>
        <text:list xml:id="list7103610113676203151" text:style-name="L30">
          <text:list-item>
            <text:p text:style-name="P217"><text:span text:style-name="CharStyle6"><text:tab/>has been with my father! If I survive it, you will show me</text:span></text:p>
          </text:list-item>
          <text:list-item>
            <text:p text:style-name="P217"><text:span text:style-name="CharStyle6"><text:tab/>God’s own kindness? And if I die, you will never cut off your kindness from my household? No, when the Eternal cuts off every one of David’s enemies from the face of the earth,</text:span></text:p>
          </text:list-item>
          <text:list-item>
            <text:p text:style-name="P217"><text:span text:style-name="CharStyle6"><text:tab/>Jonathan’s name shall not be cut off from the household of David! And may the Eternal</text:span></text:p>
          </text:list-item>
          <text:list-item>
            <text:p text:style-name="P217"><text:span text:style-name="CharStyle6"><text:tab/>requite David’s enemies!” Then Jonathan again swore his oath to David, by his love to him; for he loved him like himself.]]</text:span></text:p>
          </text:list-item>
          <text:list-item>
            <text:p text:style-name="P218"><text:span text:style-name="CharStyle6"><text:tab/>Jonathan said to him, “To­morrow is the new-moon fes­tival, and you will be missed,</text:span></text:p>
          </text:list-item>
          <text:list-item>
            <text:p text:style-name="P212"><text:span text:style-name="CharStyle6"><text:tab/>your place will be empty. By the third day, you will be greatly missed. You must go to the spot where you hid yon day, and sit down there beside the</text:span></text:p>
          </text:list-item>
          <text:list-item>
            <text:p text:style-name="P205"><text:span text:style-name="CharStyle6"><text:tab/>stone-heap. On the third day I will shoot arrows beside it, as if I were shooting at a mark;</text:span></text:p>
          </text:list-item>
          <text:list-item>
            <text:p text:style-name="P205"><text:span text:style-name="CharStyle6"><text:tab/>then I will send the boy to go and find the arrows. If I call to the boy, ‘Look, the arrows are on this side of you, pick them up,’ then come forward; all goes well for you, and by the life of the Eternal, there is noth-</text:span></text:p>
          </text:list-item>
          <text:list-item>
            <text:p text:style-name="P205"><text:span text:style-name="CharStyle6"><text:tab/>ing the matter. But if I tell the boy, ‘Look, the arrows are ahead of you,’ then be off—the</text:span></text:p>
          </text:list-item>
          <text:list-item>
            <text:p text:style-name="P205"><text:span text:style-name="CharStyle6"><text:tab/>Eternal sends you away. And as for the promise we have made, you and I, the Eternal is always a witness between you and me!”</text:span></text:p>
          </text:list-item>
          <text:list-item>
            <text:p text:style-name="P218"><text:span text:style-name="CharStyle6"><text:tab/>So David hid in the field. And when the new-moon festival came, the king sat down at</text:span></text:p>
          </text:list-item>
          <text:list-item>
            <text:p text:style-name="P212"><text:span text:style-name="CharStyle6"><text:tab/>table to eat; the king sat on his seat as usual, on the seat beside</text:span></text:p>
          </text:list-item>
        </text:list>
        <text:p text:style-name="P26"><text:span text:style-name="CharStyle6">the wall, Jonathan sat opposite him, and Abner sat beside Saul; but David’s place was empty. That day, however, Saul said 26 nothing; he thought something had happened to David, or that he had not had himself purified. But when David’s place was 27 empty on the second day, the day after the new-moon festival, Saul said to Jonathan his son, “Why has not the son of Jesse come to table, yesterday or to­day?” Jonathan replied to 28 Saul, “David begged leave of me to go to Bethlehem; he said, ‘Pray let me go, for our clan has 29 a sacrifice in the town, and my brothers have ordered me to be there; so, if you approve, pray let me slip away to see my brothers.’ That is why he has not come to the king’s table.” Then Saul blazed out against 30 Jonathan. “You son of a run­away slave-girl!” he said, “don’t I know that you are a com­panion of the son of Jesse, to your own shame and to the shame and disgrace of your mother? As long as the son of 31 Jesse lives on earth, neither you nor your kingdom will be stable. Come, send and bring him to me, for he is to die.” Then 32 Jonathan answered his father Saul, “Why should he be put to death? What has he done?” But Saul raised his spear to 33 strike him; so Jonathan knew his father had resolved to put David to death. Then Jona- 34 than rose from table in hot anger and refused to eat on the second day of the month, because his father had insulted him.</text:span></text:p>
        <text:p text:style-name="P57"><text:span text:style-name="CharStyle6">Next morning, Jonathan went </text:span><text:span text:style-name="CharStyle8">35 </text:span><text:span text:style-name="CharStyle6">out to the field, at the time he had fixed with David; a little lad was with him, and he said to 36 the lad. “Run and find the ar-</text:span></text:p>
      </text:section>
      <text:section text:style-name="Sect4" text:name="Section18">
        <text:list xml:id="list213816195802760" text:style-name="L4">
          <text:list-item>
            <text:p text:style-name="P186"><text:span text:style-name="CharStyle6"><text:tab/>rows I shoot.” As the lad ran, he shot another arrow ahead of him, and when the lad reached the place where the first arrow lay which Jonathan had shot, Jonathan called after him, “Isn’t</text:span></text:p>
          </text:list-item>
          <text:list-item>
            <text:p text:style-name="P140"><text:span text:style-name="CharStyle6"><text:tab/>the arrow ahead of you?” “Hur­ry,” he called after the lad, “quick, do not stop!” So Jona­than’s lad gathered up the arrow's and came to his master;</text:span></text:p>
          </text:list-item>
          <text:list-item>
            <text:p text:style-name="P140"><text:span text:style-name="CharStyle6"><text:tab/>the lad knew nothing, it was only Jonathan and David who understood the meaning of it.</text:span></text:p>
          </text:list-item>
          <text:list-item>
            <text:p text:style-name="P115"><text:span text:style-name="CharStyle6"><text:tab/>[[Then Jonathan gave his weap­ons to his lad, and told him to</text:span></text:p>
          </text:list-item>
          <text:list-item>
            <text:p text:style-name="P115"><text:span text:style-name="CharStyle6"><text:tab/>carry them to the town. As soon as the lad had gone, David rose from beside the stone-heap, and fell with his face to the ground, prostrating himself three times; then they kissed one another and wept with</text:span></text:p>
          </text:list-item>
          <text:list-item>
            <text:p text:style-name="P115"><text:span text:style-name="CharStyle6"><text:tab/>one another till . . . And Jonathan said to David, “Go away safe; as for what we have sworn in the name of the Eternal, the Eternal will always be between me and you and between my offspring and your offspring.”]] So David rose and went away, while Jonathan went to the town.</text:span></text:p>
          </text:list-item>
        </text:list>
        <text:p text:style-name="P36"><text:span text:style-name="CharStyle43">ty</text:span><text:span text:style-name="CharStyle6"> "I David then went to Ahim- “ -I- elek the priest at Nob. Ahimelek came trembling to meet David; he said to him, “Why are you alone, and nobody</text:span></text:p>
        <text:list xml:id="list8463843459746376094" text:style-name="L31">
          <text:list-item>
            <text:p text:style-name="P177"><text:span text:style-name="CharStyle6"><text:tab/>with you?” David said to Ahim­elek the priest, “The king has ordered me on a mission, and told me, ‘No one is to know any­thing of the mission on which I am sending you or of my orders to you.’ I have arranged for the young soldiers to meet at a</text:span></text:p>
          </text:list-item>
          <text:list-item>
            <text:p text:style-name="P161"><text:span text:style-name="CharStyle6"><text:tab/>certain spot. Now then, if you have five loaves of bread at hand, or whatever you can find,</text:span></text:p>
          </text:list-item>
          <text:list-item>
            <text:p text:style-name="P161"><text:span text:style-name="CharStyle6"><text:tab/>give it to me.” The priest replied to David, “There is no ordinary</text:span></text:p>
          </text:list-item>
        </text:list>
        <text:p text:style-name="P75"><text:span text:style-name="CharStyle23">bread at hand, but there is consecrated bread. If only the young soldiers have kept clear</text:span></text:p>
        <text:p text:style-name="P22"><text:span text:style-name="CharStyle23">of women<text:tab/>” David answered </text:span><text:span text:style-name="CharStyle24">5</text:span></text:p>
        <text:p text:style-name="P21"><text:span text:style-name="CharStyle23">the priest, “Why, women have been kept away from us, as always when I am on the march. The men’s pouches have been consecrated, even though this is an ordinary mission; how much more so will they and their pouches be to-day with the bread?” So the priest 6 gave him consecrated bread, for the only bread there was Presence-bread which had been removed from the presence of the Eternal, to let hot bread be placed there the same day. (Now one of Saul’s servants was </text:span><text:span text:style-name="CharStyle24">7 </text:span><text:span text:style-name="CharStyle23">there, that day, detained in presence of the Eternal; his name was Doeg the Edomite, he was the driver of the mules that belonged to Saul.)</text:span></text:p>
        <text:p text:style-name="P55"><text:span text:style-name="CharStyle23">Then David asked Ahimelek, 8 “Have you not a spear or sword at hand? I have not brought my own sword nor my weapon with me, for the king’s mission was urgent.” The priest said, 9 “The sword of Goliath the Philistine, whom you killed in the valley of Elah, there it is, wrapped in a cloth, behind the ephod! If you care to take that for yourself, take it; there is no other here.” “There is none like it,” said David, “give it to me!” [[That day David fled away 10 in terror of Saul to Achish, king of Gath. But the officers of n Achish said to him, “Is this not David the king of the land? Was it not to this man that they sang as they danced?—</text:span></text:p>
        <text:p text:style-name="P83"><text:span text:style-name="CharStyle18">Saul has slain his thousands, David tens of thousands.”</text:span></text:p>
        <text:p text:style-name="P31"><text:span text:style-name="CharStyle23">David took their words to heart: 12 he w</text:span><text:span text:style-name="CharStyle23"><text:span text:style-name="T1">r</text:span></text:span><text:span text:style-name="CharStyle23">as terribly afraid of Achish king of Gath, so he pretended to 13</text:span></text:p>
        <text:p text:style-name="P47"><draw:frame draw:style-name="fr6" draw:name="46" text:anchor-type="paragraph" svg:x="0.5327in" svg:y="0in" svg:width="0.2866in" svg:height="0.0161in" draw:z-index="11"><draw:image xlink:href="Pictures/100000000000002B000004388D31AFF1.jpg" xlink:type="simple" xlink:show="embed" xlink:actuate="onLoad"/><draw:contour-polygon svg:width="0.2858in" svg:height="7.1965in" svg:viewBox="0 0 726 18279" draw:points="0,0 726,0 726,18279 0,18279" draw:recreate-on-edit="true"/></draw:frame><draw:frame draw:style-name="fr7" draw:name="47" text:anchor-type="paragraph" svg:x="2.1661in" svg:y="1.5736in" svg:width="0.2665in" svg:height="0.0161in" draw:z-index="12"><draw:image xlink:href="Pictures/10000000000000280000001A8D7B6DCA.jpg" xlink:type="simple" xlink:show="embed" xlink:actuate="onLoad"/><draw:contour-polygon svg:width="0.2665in" svg:height="0.1693in" svg:viewBox="0 0 677 430" draw:points="0,0 677,0 677,430 0,430" draw:recreate-on-edit="true"/></draw:frame><text:span text:style-name="CharStyle6">them to be insane; they had to hold him as if he was in a frenzy; he thumped on the doors, and let his spittle run down his</text:span></text:p>
        <text:list xml:id="list6615983674673657322" text:style-name="L32">
          <text:list-item>
            <text:p text:style-name="P250"><text:span text:style-name="CharStyle6"><text:tab/>beard. Then Achish said to his officers, “You see the man is mad. Why bring him to me?</text:span></text:p>
          </text:list-item>
          <text:list-item>
            <text:p text:style-name="P250"><text:span text:style-name="CharStyle6"><text:tab/>Am I in want of madmen, that you bring this fellow to rave in my presence? Is this fellow to enter my house?”]]</text:span></text:p>
          </text:list-item>
        </text:list>
        <text:p text:style-name="P28"><text:span text:style-name="CharStyle6">So David went away and made his escape to the stronghold of Adullam; when his brothers and all his father’s clan heard of it, they went down to</text:span></text:p>
        <text:list xml:id="list8684674906167763325" text:style-name="L33">
          <text:list-item>
            <text:p text:style-name="P234"><text:span text:style-name="CharStyle6"><text:tab/>him there, and everyone who was in difficulties, everyone who was in debt, everyone who had a grievance, gathered round him; he was their leader, and he had about four hundred men</text:span></text:p>
          </text:list-item>
          <text:list-item>
            <text:p text:style-name="P234"><text:span text:style-name="CharStyle6"><text:tab/>with him. He then moved to Mizpeh in Moab, and said to the king of Moab, “Let me leave my father and mother with you, till I see what God</text:span></text:p>
          </text:list-item>
          <text:list-item>
            <text:p text:style-name="P234"><text:span text:style-name="CharStyle6"><text:tab/>will do for me.” So he left them with the king of Moab, and they stayed with him all the time that David was in the stronghold.</text:span></text:p>
          </text:list-item>
          <text:list-item>
            <text:p text:style-name="P234"><text:span text:style-name="CharStyle6"><text:tab/>But the prophet Gad said to David, “Do not remain at Miz­peh; get away to the land of Judah.” So David went off to</text:span></text:p>
          </text:list-item>
          <text:list-item>
            <text:p text:style-name="P247"><text:span text:style-name="CharStyle6"><text:tab/>the forest of Hereth. When Saul heard that David and his men had been discovered (Saul was seated under the tamarisk-tree on the height at Gibeah, spear in hand, with all his officers stand-</text:span></text:p>
          </text:list-item>
          <text:list-item>
            <text:p text:style-name="P247"><text:span text:style-name="CharStyle6"><text:tab/>ing round him), Saul said to his officers who stood round him, “Benjamites, listen! Is the son of Jesse going to give each of you fields and vineyards, or is he going to make you all com­manders of regiments and cap-</text:span></text:p>
          </text:list-item>
          <text:list-item>
            <text:p text:style-name="P268"><text:span text:style-name="CharStyle6"><text:tab/>tains of companies—that you have all conspired against me?</text:span></text:p>
          </text:list-item>
        </text:list>
        <text:p text:style-name="P25"><text:span text:style-name="CharStyle6">No one tells me when my son makes a compact with the son of Jesse; no one cares enough for me to tell me that my son has stirred up my servant to be my enemy, as he is this day!” Then 9 Doeg the Edomite, who was in attendance upon Saul’s officers, replied, “I saw the son of Jesse come to Nob, to Ahimelek the son of Ahitub, who consulted 10 the Eternal for him and gave him provisions and the sword of Goliath the Philistine.” The 11 king then sent for Ahimelek the priest, the son of Ahitub, and all his father’s clan, the priests at Nob. They all came to the king, and Saul said, “Listen to this, O son of Ahi- 12 tub!” He replied, “Here I am, my lord.” And Saul said to 13 him, “Why have you conspired against me, you and the son of Jesse? You gave him bread and a sword, you consulted God for him, that he might rise against me as an enemy, which he does this day.” Ahimelek 14 answered the king, “And which of all your officers is equal to David, a trusted officer, the king’s son-in-law, captain of your bodyguard, and honoured in your household? Is this the 15 first time I have consulted God for him? No, no; let not the king accuse his servant or any of my father’s clan; your serv­ant has not the slightest knowl­edge of this affair.” But the 16 king said, “Die you must, Ahimelek, you and all your father’s clan!” And the king 17 said to his escort, “Wheel round and kill the priests of the Eter­nal; they were in league with David too, they knew he was running away, and they never told me!” But the king’s officers would not lift their</text:span></text:p>
      </text:section>
      <text:section text:style-name="Sect2" text:name="Section19">
        <text:p text:style-name="P2"><draw:frame draw:style-name="fr2" draw:name="48" text:anchor-type="paragraph" svg:y="0in" svg:width="8.5in" svg:height="0.0638in" draw:z-index="13"><draw:text-box><text:p/></draw:text-box></draw:frame> </text:p>
        <text:p text:style-name="P2"/>
      </text:section>
      <text:section text:style-name="Sect5" text:name="Section20">
        <text:p text:style-name="P28"><text:span text:style-name="CharStyle6">hands to strike down the priests</text:span></text:p>
        <text:list xml:id="list172698606900369586" text:style-name="L34">
          <text:list-item>
            <text:p text:style-name="P165"><text:span text:style-name="CharStyle6"><text:tab/>of the Eternal. So the king said to </text:span><text:soft-page-break/><text:span text:style-name="CharStyle6">Doeg, “Wheel round and strike the priests down.” And Doeg the Edomite wheeled round and struck the priests down; he killed that day eighty- five men who wore the linen</text:span></text:p>
          </text:list-item>
          <text:list-item>
            <text:p text:style-name="P165"><text:span text:style-name="CharStyle6"><text:tab/>sacerdotal apron; he also cap­tured Nob, the town of the priests, giving no quarter, but massacring men and women, children and infants, oxen, asses, and sheep.</text:span></text:p>
          </text:list-item>
          <text:list-item>
            <text:p text:style-name="P178"><text:span text:style-name="CharStyle6"><text:tab/>One of the sons of Ahimelek the son of Ahitub escaped, how­ever, a man called Abiathar.</text:span></text:p>
          </text:list-item>
          <text:list-item>
            <text:p text:style-name="P148"><text:span text:style-name="CharStyle6"><text:tab/>He fled to David, and when Abiathar told David that Saul had slain the priests of the Eter-</text:span></text:p>
          </text:list-item>
          <text:list-item>
            <text:p text:style-name="P141"><text:span text:style-name="CharStyle6"><text:tab/>nal, David said to Abiathar, “I knew that day, since Doeg the Edomite was there, that he would be certain to tell Saul; I am to blame for the death of all</text:span></text:p>
          </text:list-item>
          <text:list-item>
            <text:p text:style-name="P181"><text:span text:style-name="CharStyle6"><text:tab/>your father’s clan. Stay with me, do not fear; whoever seeks your life must seek my life; you are in safe keeping with me.” </text:span><text:span text:style-name="CharStyle43">ey</text:span><text:span text:style-name="CharStyle6"> o When David was told that</text:span></text:p>
          </text:list-item>
        </text:list>
        <text:p text:style-name="P28"><text:span text:style-name="CharStyle6">the Philistines were at­tacking Keilah and plundering</text:span></text:p>
        <text:list xml:id="list1376316960057351962" text:style-name="L35">
          <text:list-item>
            <text:p text:style-name="P162"><text:span text:style-name="CharStyle6"><text:tab/>the threshing-floors, David con­sulted the Eternal; he asked, “Shall I go and fight these Philistines?” And the Eternal said to David, “Go and fight the Philistines and rescue</text:span></text:p>
          </text:list-item>
          <text:list-item>
            <text:p text:style-name="P162"><text:span text:style-name="CharStyle6"><text:tab/>Keilah.” But David’s men said to him, “We are afraid here in Judah; how much more, then, if we go to Keilah against the</text:span></text:p>
          </text:list-item>
          <text:list-item>
            <text:p text:style-name="P152"><text:span text:style-name="CharStyle6"><text:tab/>armies of the Philistines?” So David again consulted the Eter­nal, and the Eternal replied, “March away down to Keilah, for I will put the Philistines into</text:span></text:p>
          </text:list-item>
        </text:list>
        <text:p text:style-name="P42"><text:span text:style-name="CharStyle6">£ your hands.” So David and his men went to Keilah; they fought the Philistines, carried off their cattle, and inflicted heavy</text:span></text:p>
        <text:p text:style-name="P68"><text:span text:style-name="CharStyle6">slaughter on them. Thus David rescued the inhabitants of Keilah.</text:span></text:p>
        <text:p text:style-name="P56"><text:span text:style-name="CharStyle6">When Saul was told that </text:span><text:span text:style-name="CharStyle8">7 </text:span><text:span text:style-name="CharStyle6">David had gone to Keilah, Saul said, “God has handed him over to me! He has trapped himself by entering a town with gates and bars.” So Saul sum- 8 moned all the people to war, to go down to Keilah in order to besiege David and his men. David knew the mischief that 9 Saul was plotting against him, so he said to Abiathar the priest, “Bring the ephod here” (when Abiathar the son of 6 Ahimelek fled to David at Keilah, he came down with the ephod in his hand). Then 10 said David, </text:span><text:span text:style-name="CharStyle8">“0</text:span><text:span text:style-name="CharStyle6"> Eternal, God of Israel, thy servant has heard for certain that Saul intends to come to Keilah, to destroy the town on my account. Will 11 Saul come down, as thy servant has heard? </text:span><text:span text:style-name="CharStyle8">0</text:span><text:span text:style-name="CharStyle6"> Eternal, God of Israel, pray tell thy servant!” The Eternal said, “He will come down.” Then said David, 12 “Will the burghers of Keilah hand over me and my men to Saul?” The Eternal said, “They will.” So David and 13 his men, about six hundred in number, got away from Keilah and roamed at large; and when Saul was told that David had escaped from Keilah he gave up his expedition. David kept to 14 the fastnesses in the desert, and stayed in the highlands; Saul searched for him every day, but the Eternal did not put him into his hands.</text:span></text:p>
        <text:p text:style-name="P57"><text:span text:style-name="CharStyle6">Now David was afraid be- 15 cause Saul had come out to seek his life; David was at Horesha in the desert of Ziph, but Jona- 16 than, Saul’s son, went away to David at Horesha and encour-</text:span></text:p>
      </text:section>
      <text:section text:style-name="Sect5" text:name="Section21">
        <text:list xml:id="list213816015716599" text:style-name="L13">
          <text:list-item>
            <text:p text:style-name="P187"><text:span text:style-name="CharStyle6"><text:tab/>aged him from God: “Do not be afraid,” he said to him, “the hand of Saul my father will never find you; you shall be king over Israel, and I shall be next you; Saul my father knows</text:span></text:p>
          </text:list-item>
          <text:list-item>
            <text:p text:style-name="P124"><text:span text:style-name="CharStyle6"><text:tab/>that well.” So they two made a compact before the Eternal; David remained at Horesha, while Jonathan went away</text:span></text:p>
          </text:list-item>
          <text:list-item>
            <text:p text:style-name="P132"><text:span text:style-name="CharStyle6"><text:tab/>home. Then up came the Ziphites to Saul at Gibeah, say­ing, “Is not David hiding among us, in the fastnesses at Horesha?</text:span></text:p>
          </text:list-item>
          <text:list-item>
            <text:p text:style-name="P149"><text:span text:style-name="CharStyle6"><text:tab/>Come down then, </text:span><text:span text:style-name="CharStyle8">0</text:span><text:span text:style-name="CharStyle6"> king, as is your heart’s desire, and it will remain for us to put him into</text:span></text:p>
          </text:list-item>
          <text:list-item>
            <text:p text:style-name="P149"><text:span text:style-name="CharStyle6"><text:tab/>the king’s hands.” “The Eternal bless you!” said Saul, “you have had pity on me.</text:span></text:p>
          </text:list-item>
          <text:list-item>
            <text:p text:style-name="P149"><text:span text:style-name="CharStyle6"><text:tab/>Now go and make further plans, find out and make sure of the spot where his fleeting foot rests, and who has seen him there; for I am told he is very cunning.</text:span></text:p>
          </text:list-item>
          <text:list-item>
            <text:p text:style-name="P149"><text:span text:style-name="CharStyle6"><text:tab/>Be on the alert, then, ascertain all the hiding-places where he lurks, and be sure to come back to me; then I will go with you, and, if he is in the country, I will hunt him through all the</text:span></text:p>
          </text:list-item>
          <text:list-item>
            <text:p text:style-name="P116"><text:span text:style-name="CharStyle6"><text:tab/>divisions of Judah.” So they started ahead of Saul for Ziph.</text:span></text:p>
          </text:list-item>
        </text:list>
        <text:p text:style-name="P66"><text:span text:style-name="CharStyle6">David and his men were in the steppes of Maon, in the wady of the Arabah to the south of</text:span></text:p>
        <text:list xml:id="list213902361014528" text:continue-numbering="true" text:style-name="L13">
          <text:list-item>
            <text:p text:style-name="P116"><text:span text:style-name="CharStyle6"><text:tab/>the Jeshimon. When Saul and his men went in search of him, David got word of it and went down to the crag that is in the steppes of Maon. On learning this, Saul pursued David into</text:span></text:p>
          </text:list-item>
          <text:list-item>
            <text:p text:style-name="P116"><text:span text:style-name="CharStyle6"><text:tab/>the steppes of Maon; Saul moved along one side of the hill, while David and his men were on the other side, David hurrying in alarm to get away, for fear of Saul, and Saul and his men closing in to capture</text:span></text:p>
          </text:list-item>
          <text:list-item>
            <text:p text:style-name="P116"><text:span text:style-name="CharStyle6"><text:tab/>David and his men—when a messenger reached Saul, saying,</text:span></text:p>
          </text:list-item>
        </text:list>
        <text:p text:style-name="P30"><text:span text:style-name="CharStyle6">“Hurry back, for the Philistines have made a raid upon the land!” So Saul returned from 28 his pursuit of David and went to fight the Philistines. Hence the spot was called “The Crag of Escapes.”</text:span></text:p>
        <text:p text:style-name="P58"><text:span text:style-name="CharStyle6">David retired from it and 29 stayed in the fastnesses </text:span><text:span text:style-name="CharStyle43">ey 4, </text:span><text:span text:style-name="CharStyle6">of Engedi. Now, after coming back from his pursuit of the Philistines, Saul was told that David was in the steppes of Engedi. So Saul took three 2 thousand picked men from all Israel and went in search of David and his men to the east of the Wildgoat crags; on his </text:span><text:span text:style-name="CharStyle8">3 </text:span><text:span text:style-name="CharStyle6">way he came to some sheepfolds, where there was a cave. Saul went inside to relieve himself. Now David and his men were seated in the recesses of the cave; and David’s men whis- 4 pered to him, “Here is the day on which the Eternal promised that he would put your enemy in your power and let you do what you like to him.” But he said 6 to his men, “The Eternal forbid that I should do this to my lord, to the Eternal’s anointed!—that I should lift my hand against him, when he is the Eternal’s anointed!” With these words 7 David restrained his men and would not let them attack Saul. But David got up and secretly 4 cut off the skirt of Saul’s robe (though afterwards David re- 5 proached himself for having cut off Saul’s skirt). Meanwhile 7 Saul left the cave and went on his way. Then David also got 8 up and went out of the cave, calling after Saul, “My lord king!” When Saul looked back, David bowed his face to the ground and did obeisance. David said to Saul, </text:span><text:span text:style-name="CharStyle51">“Why</text:span><text:span text:style-name="CharStyle6"> do 9</text:span></text:p>
        <text:p text:style-name="P92"><text:span text:style-name="CharStyle23">you listen to men who tell you that David means to injure</text:span></text:p>
        <text:list xml:id="list213816147787555" text:style-name="L15">
          <text:list-item>
            <text:p text:style-name="P97"><text:span text:style-name="CharStyle23"><text:tab/>you? Why, you see for your­self to-day that the Eternal put you in my power inside the cave; but I refused to kill you, I had mercy on you; I said, ‘I will not lift my hand against my lord, for he is the Eternal’s</text:span></text:p>
          </text:list-item>
          <text:list-item>
            <text:p text:style-name="P97"><text:span text:style-name="CharStyle23"><text:tab/>anointed.’ Yes, my father, look here, look at the skirt of your robe in my hand! I cut off the skirt of your robe instead of killing you; and by that you may be sure there is neither evil nor guilt on my hands; I have not sinned against you, though you are scheming to</text:span></text:p>
          </text:list-item>
          <text:list-item>
            <text:p text:style-name="P97"><text:span text:style-name="CharStyle23"><text:tab/>take my life. May the Eternal judge between me and you! May the Eternal avenge me upon you! But my hand shall</text:span></text:p>
          </text:list-item>
          <text:list-item>
            <text:p text:style-name="P97"><text:span text:style-name="CharStyle23"><text:tab/>never strike you! As the old proverb runs, ‘Evil men bring evil on themselves’; my hand</text:span></text:p>
          </text:list-item>
          <text:list-item>
            <text:p text:style-name="P97"><text:span text:style-name="CharStyle23"><text:tab/>shall never strike you. Whom is the king of Israel after? Whom are you chasing? a cur! a flea!</text:span></text:p>
          </text:list-item>
          <text:list-item>
            <text:p text:style-name="P97"><text:span text:style-name="CharStyle23"><text:tab/>May the Eternal be judge and decide between me and you! May the Eternal see to it, and defend my cause and free me</text:span></text:p>
          </text:list-item>
          <text:list-item>
            <text:p text:style-name="P97"><text:span text:style-name="CharStyle23"><text:tab/>from your hand!” When David had finished saying this to Saul, Saul said, “Is that your voice, David my son?” And</text:span></text:p>
          </text:list-item>
          <text:list-item>
            <text:p text:style-name="P97"><text:span text:style-name="CharStyle23"><text:tab/>Saul wept aloud. “You are a better man than I am,” he said to David; “you have done good to me, and I have done evil to</text:span></text:p>
          </text:list-item>
          <text:list-item>
            <text:p text:style-name="P97"><text:span text:style-name="CharStyle23"><text:tab/>you. And to-day you have crowned your kindness to me by not killing me when the Eternal had put me in your</text:span></text:p>
          </text:list-item>
          <text:list-item>
            <text:p text:style-name="P97"><text:span text:style-name="CharStyle23"><text:tab/>power—for who lets an enemy go scot-free, when he has come across him? So may the Eternal reward you with good for this good you have done to</text:span></text:p>
          </text:list-item>
          <text:list-item>
            <text:p text:style-name="P142"><text:span text:style-name="CharStyle6"><text:tab/>me! Now I know you are certain to be king and that the</text:span></text:p>
          </text:list-item>
        </text:list>
        <text:p text:style-name="P26"><text:span text:style-name="CharStyle6">kingdom of Israel is to be settled fast by you. Swear to me, then, 21 by the Eternal, that you will not cut off my offspring when I am gone, and that you will not de­stroy my name out of my father’s clan.” David swore </text:span><text:span text:style-name="CharStyle51">22 </text:span><text:span text:style-name="CharStyle6">this to Saul; then Saul went home, while David and his men went up to the fastness.</text:span></text:p>
        <text:p text:style-name="P56"><text:span text:style-name="CharStyle6">[[When Samuel died, all </text:span><text:span text:style-name="CharStyle51">e\</text:span><text:span text:style-name="CharStyle6"> E? Israel gathered to mourn for him, and they buried him in his house at Ramah;]] David then moved down to tbe steppes of Maon. Now there was a man 2 in Maon whose business was at Karmel, a wealthy man with three thousand sheep and a thousand goats. He was shear­ing his sheep at Karmel. (The 3 man’s name was Nabal and his wife’s name was Abigail; the woman was shrewd and hand­some, but the man was rough and boorish—he was a Calebite.) When David in the steppes 4 heard that Nabal was shearing his sheep, David sent off ten young men; David told the S young men to go up to Kar­mel, to Nabal, and greet him thus in David’s name: “Brother, may you prosper, may 6 your household and all your belongings prosper! I hear 7 you have men shearing. Now your shepherds have been beside us, and all the time they were at Karmel we never jeered at them, nor did they miss any­thing; ask your young men, 8 and they will tell you that. Let my young men therefore find favour with you, for we come to you on a feast-day; give anything you have at hand to your servants and to David your son.”</text:span></text:p>
        <text:p text:style-name="P57"><text:span text:style-name="CharStyle6">When David’s young men 9 arrived, they said all this to</text:span></text:p>
        <text:p text:style-name="P39"><text:span text:style-name="CharStyle6">Nabal in the name of David.</text:span></text:p>
        <text:list xml:id="list2122894515302067180" text:style-name="L36">
          <text:list-item>
            <text:p text:style-name="P125"><text:span text:style-name="CharStyle6"><text:tab/>But Nabal started up and an­swered David’s servants, “Who is David? Who is the son of Jesse? There are plenty of slaves nowadays all running</text:span></text:p>
          </text:list-item>
          <text:list-item>
            <text:p text:style-name="P125"><text:span text:style-name="CharStyle6"><text:tab/>away from their masters! And I am to take my bread and my wine and the meat I have killed for my own shearers, and give it to men from—I know not where?”</text:span></text:p>
          </text:list-item>
          <text:list-item>
            <text:p text:style-name="P168"><text:span text:style-name="CharStyle6"><text:tab/>Then David’s young men turned </text:span><text:soft-page-break/><text:span text:style-name="CharStyle6">away and went back to</text:span></text:p>
          </text:list-item>
          <text:list-item>
            <text:p text:style-name="P133"><text:span text:style-name="CharStyle6"><text:tab/>tell him all this. “Every man buckle on his sword,” said David to his men. They buckled on their swords, David also buckled on his sword, and about four hundred men fol­lowed David, while two hundred remained with the stores.</text:span></text:p>
          </text:list-item>
          <text:list-item>
            <text:p text:style-name="P168"><text:span text:style-name="CharStyle6"><text:tab/>Now one of the shepherd lads had told Abigail the wife of Nabal that “David sent mes­sengers from the steppes to greet our master, and he railed at</text:span></text:p>
          </text:list-item>
          <text:list-item>
            <text:p text:style-name="P125"><text:span text:style-name="CharStyle6"><text:tab/>them. But these men were very good to us; we were never jeered at, we never missed anything when we were beside them in</text:span></text:p>
          </text:list-item>
          <text:list-item>
            <text:p text:style-name="P166"><text:span text:style-name="CharStyle6"><text:tab/>the fields; all the time we were tending the sheep beside them, they were a protection to us,</text:span></text:p>
          </text:list-item>
          <text:list-item>
            <text:p text:style-name="P125"><text:span text:style-name="CharStyle6"><text:tab/>night and day. Now make up your mind, consider what you should do, for there is trouble brewing against our master and all his household—such an ill-tempered creature he is, no one can say a word to him!”</text:span></text:p>
          </text:list-item>
          <text:list-item>
            <text:p text:style-name="P168"><text:span text:style-name="CharStyle6"><text:tab/>Then Abigail quickly took two hundred loaves, two bottles of wine, five roasted sheep, two bushels of parched grain, a hundred bunches of raisins, and two hundred fig-cakes; she put</text:span></text:p>
          </text:list-item>
          <text:list-item>
            <text:p text:style-name="P133"><text:span text:style-name="CharStyle6"><text:tab/>them on asses, and told her young men to go on in front of her, and she would follow (but she did not tell her husband</text:span></text:p>
          </text:list-item>
        </text:list>
        <text:p text:style-name="P25"><text:span text:style-name="CharStyle6">Nabal). She was riding on her 20 ass down the side of the hill, when she met David and his men also coming down in her direction. David had been say- 21 ing, “So it was all for nothing that I guarded that fellow’s goods and chattels in the steppes! Not one of his belongings went a-missing, and he has returned me evil for good! God kill David and 22 more than kill him, if I leave the fellow a single male alive by to-morrow morning!” But 23 when Abigail saw David, she hurriedly alighted from her ass, fell on her face before David, and bowed to the ground; she 24 fell at his feet saying, “On me, my lord, on me let the guilt fall! Let your maidservant address you, pray listen to the words of your maidservant. Ah, my 25 lord, pay no heed to that worthless creature Nabal!—- he is like his name. ‘Nabal,’ ‘Churl,’ is his name, and churl is his nature! Your humble servant never saw the young men of my lord, whom you sent—no, my lord, by the life 26 of the Eternal, by your own life, she did not! Now, as the Eternal has kept you from the guilt of bloodshed, from taking revenge with your own hands, may your enemies and those who try to harm my lord fare like Nabal! Here is a present 27 which your servant has brought to my lord; let it be handed to the young men who follow my lord. Pray forgive aught that 28 your humble servant has done amiss; for the Eternal will assuredly found a lasting family for my lord, since my lord is fighting the battles of the Eter­nal: no evil is to be found in you ever since you were born.</text:span></text:p>
      </text:section>
      <text:section text:style-name="Sect5" text:name="Section22">
        <text:list xml:id="list6233479669145055705" text:style-name="L37">
          <text:list-item>
            <text:p text:style-name="P221"><text:span text:style-name="CharStyle6"><text:tab/>Men may rise to pursue you and seek your life, but my lord’s life shall be wrapt up safe among the living in care of the Eternal your God; as for the lives of your enemies, he will fling them away, like stones out of a sling.</text:span></text:p>
          </text:list-item>
          <text:list-item>
            <text:p text:style-name="P206"><text:soft-page-break/><text:span text:style-name="CharStyle6"><text:tab/>When the Eternal has done to my lord all the good he has promised, when he has made</text:span></text:p>
          </text:list-item>
          <text:list-item>
            <text:p text:style-name="P206"><text:span text:style-name="CharStyle6"><text:tab/>you prince over Israel, then you will have no qualms of con­science; my lord will not re­proach himself for needless bloodshed, for taking his own revenge. And when the Eternal has prospered my lord, pray re­member your humble servant.”</text:span></text:p>
          </text:list-item>
          <text:list-item>
            <text:p text:style-name="P215"><text:span text:style-name="CharStyle6"><text:tab/>David said to Abigail, “Blessed be the Eternal, the God of Israel, for sending you to meet</text:span></text:p>
          </text:list-item>
          <text:list-item>
            <text:p text:style-name="P206"><text:span text:style-name="CharStyle6"><text:tab/>me this day! Blessed be your tact, blessed be yourself, for saving me this day from the guilt of bloodshed and from</text:span></text:p>
          </text:list-item>
          <text:list-item>
            <text:p text:style-name="P206"><text:span text:style-name="CharStyle6"><text:tab/>avenging myself! For as sure as the Eternal, the God of Israel, lives, who has kept me from harming you, unless you had hurried to meet me, Nabal would not have had one male left</text:span></text:p>
          </text:list-item>
          <text:list-item>
            <text:p text:style-name="P206"><text:span text:style-name="CharStyle6"><text:tab/>him by morning!” Then David accepted the present she had brought him; he said to her, “Go up to your home in peace; I have listened to your plea and granted your request!”</text:span></text:p>
          </text:list-item>
          <text:list-item>
            <text:p text:style-name="P215"><text:span text:style-name="CharStyle6"><text:tab/>Now when Abigail reached Nabal, there he was, ban­queting in his house like a monarch; Nabal was in high spirits, for he was quite drunk, so that Abigail did not tell him anything at all till day-break.</text:span></text:p>
          </text:list-item>
          <text:list-item>
            <text:p text:style-name="P197"><text:span text:style-name="CharStyle6"><text:tab/>In the morning, when Nabal had recovered from his wine, his wife told him all this, and his spirits sank, he became</text:span></text:p>
          </text:list-item>
          <text:list-item>
            <text:p text:style-name="P197"><text:span text:style-name="CharStyle6"><text:tab/>motionless like stone. Ten days later the Eternal struck</text:span></text:p>
          </text:list-item>
        </text:list>
        <text:p text:style-name="P25"><text:span text:style-name="CharStyle6">Nabal, and he died. When </text:span><text:span text:style-name="CharStyle52">39 </text:span><text:span text:style-name="CharStyle6">David heard that Nabal was dead, he said, “Blessed be the Eternal, who has avenged my insult upon Nabal and kept his servant back from evil! The Eternal has made Nabal’s evil- doing fall back on his own head.” Then David sent an offer of marriage to Abigail, to make her his wife. And when 40 David’s servants came to Abi­gail at Karmel, and said to her, “David has sent us to you that he may make you his wife,” Abigail rose and bowed her face 41 to the ground, saying, “Your humble servant here is a slave, ready to wash the feet of my lord’s servants!” Then Abigail 42 rose quickly and mounted an ass, followed by five maids-in- waiting; she followed David’s messengers and became his wife. David also took Ahinoam of 43 Jezreel, and they both became his wives (for Saul had given 44 his daughter Michal, David’s wife, to Palti, the son of Laish, who belonged to Gallim).</text:span></text:p>
        <text:p text:style-name="P86"><text:span text:style-name="CharStyle6">Then the Ziphites came </text:span><text:span text:style-name="CharStyle53">sy(L </text:span><text:span text:style-name="CharStyle6">to Saul at Gibeah saying, </text:span><text:span text:style-name="CharStyle52">^50 </text:span><text:span text:style-name="CharStyle6">“Is not David hiding on the hill of Hachilah, overlooking the Jeshimon?” So Saul started 2 and went down to the desert of Ziph, accompanied by three thousand picked men of Israel, to search for David in the desert of Ziph. Saul camped on the 3 hill of Hachilah, overlooking the _ Jeshimon. David was keeping to the desert, and when he saw that Saul was pursuing him into the desert, David sent 4 out spies and discovered that Saul had reached . . . So 5 David started and reached the spot where Saul had camped.</text:span></text:p>
        <text:p text:style-name="P62"><text:span text:style-name="CharStyle6">David took a look at the spot where Saul was lying, with</text:span></text:p>
        <text:p text:style-name="P109"><text:span text:style-name="CharStyle6">Abner, son of Ner, the com­mander of his army; Saul was lying inside the entrenchment, with the troops posted round</text:span></text:p>
        <text:list xml:id="list5005504537640099831" text:style-name="L38">
          <text:list-item>
            <text:p text:style-name="P158"><text:span text:style-name="CharStyle6"><text:tab/>him. Then David asked Ahim- elek the Hittite and Abishai the son of Zerulah, Joab’s brother, “Who will come down with me to Saul, to the camp?” Abishai said, “I will go down</text:span></text:p>
          </text:list-item>
          <text:list-item>
            <text:p text:style-name="P158"><text:span text:style-name="CharStyle6"><text:tab/>with you.” So David and Abishai made their way into the lines by night, and there lay Saul asleep inside the entrench­ment, his spear fixed in the ground at his head, and Abner and the troops lying round him!</text:span></text:p>
          </text:list-item>
          <text:list-item>
            <text:p text:style-name="P158"><text:span text:style-name="CharStyle6"><text:tab/>Then said Abishai to David, “God has put your enemy into your power to-day; do let me pin him to the ground with his own spear! Just one stroke! I will not need to strike him</text:span></text:p>
          </text:list-item>
          <text:list-item>
            <text:p text:style-name="P155"><text:span text:style-name="CharStyle6"><text:tab/>twice!” But David said to Abishai, “Do not murder him; for who can lay hands upon the Eternal’s anointed and be</text:span></text:p>
          </text:list-item>
          <text:list-item>
            <text:p text:style-name="P134"><text:span text:style-name="CharStyle6"><text:tab/>innocent?” David added, “By the life of the Eternal, the Eternal shall strike him, his day of death shall come, or he shall go into battle and be swept</text:span></text:p>
          </text:list-item>
          <text:list-item>
            <text:p text:style-name="P134"><text:span text:style-name="CharStyle6"><text:tab/>away. The Eternal forbid that I should raise my hand against the Eternal’s anointed! But take the spear at his head and the jug of water, and let us be</text:span></text:p>
          </text:list-item>
          <text:list-item>
            <text:p text:style-name="P134"><text:span text:style-name="CharStyle6"><text:tab/>off!” So David took the spear and the jug of water from Saul’s head, and they went off; no one saw them, no one knew any­thing, no one awoke, they were all asleep, for a deep sleep from the Eternal had overcome them.</text:span></text:p>
          </text:list-item>
          <text:list-item>
            <text:p text:style-name="P169"><text:span text:style-name="CharStyle6"><text:tab/>Then David went across and stood on the top of a hill at some distance, with a wide</text:span></text:p>
          </text:list-item>
          <text:list-item>
            <text:p text:style-name="P134"><text:span text:style-name="CharStyle6"><text:tab/>space between; and David called to the troops and to Abner son of Ner, “Abner, will you not answer?” Abner</text:span></text:p>
          </text:list-item>
        </text:list>
        <text:p text:style-name="P25"><text:span text:style-name="CharStyle6">replied, “Who is that calling?” And David said to Abner, </text:span><text:span text:style-name="CharStyle52">15 </text:span><text:span text:style-name="CharStyle6">“Are you not a champion? Who in Israel is like you? Why then have you not kept guard over your lord the king? Some one got in to murder the king your lord! This is a bad business. 16 By the life of the Eternal, you deserve to die for failing to keep guard over your lord, over the Eternal’s anointed! Look here, see where the king’s spear is, and the jug of water that was beside his head!” Saul 17 recognized David’s voice; he said, “Is that your voice, my son David?” David said, “It is my voice, my lord, O king.” And he went on; “Why is my 18 lord pursuing his servant? What have I done? What guilt stains my hands? Pray 19 let my lord listen to what his servant says. If it is the Eternal who has roused you against me, may he be propi­tiated by an offering! But if it be men, a curse on them in the presence of the Eternal!— for they have banished me this day from all contact with the Eternal’s own land, bidding me go and worship other gods. Oh, may my blood not fall to the 20 ground far from the Eternal’s presence!—for the king of Israel is out to seek my life, like a vulture hunting a partridge on the hills.” Then Saul said, “I 21 have done wrong: come back, David my son, I will never hurt you again, since you held my life sacred this day. I have acted senselessly, I have gone far astray.” David answered, 22 “Here is the king’s spear; let one of the young men come across and fetch it. May the 23 Eternal reward each of us for his honesty and fidelity! The</text:span></text:p>
        <text:p text:style-name="P51"><text:span text:style-name="CharStyle6">Eternal put you in my power ^ to-day, and I refused to raise my hand against the Eternal’s</text:span></text:p>
        <text:list xml:id="list6952755918220445532" text:style-name="L39">
          <text:list-item>
            <text:p text:style-name="P264"><text:span text:style-name="CharStyle6"><text:tab/>anointed. Now, as I set great store by your life to-day, so may the Eternal set great store by my life and rescue me from</text:span></text:p>
          </text:list-item>
          <text:list-item>
            <text:p text:style-name="P264"><text:span text:style-name="CharStyle6"><text:tab/>all distress!” Then said Saul to David, “A blessing on you, David my son! You will do great things, and you are sure to win.” So David went away and Saul returned home.</text:span></text:p>
          </text:list-item>
        </text:list>
        <text:p text:style-name="P47"><text:span text:style-name="CharStyle54">eyiy</text:span><text:span text:style-name="CharStyle6"> David said to himself, “I ^ </text:span><text:span text:style-name="CharStyle54">i</text:span><text:span text:style-name="CharStyle6"> shall be killed by Saul some day; the only thing for me is to escape to the land of the Philistines; then Saul will despair of searching for me any longer within the bound­aries of Israel, and I shall es-</text:span></text:p>
        <text:list xml:id="list2309137332503941504" text:style-name="L40">
          <text:list-item>
            <text:p text:style-name="P235"><text:span text:style-name="CharStyle6"><text:tab/>cape from his grasp.” So David started across country, he and the six hundred men who were with him, and they went to Achish the son of</text:span></text:p>
          </text:list-item>
          <text:list-item>
            <text:p text:style-name="P235"><text:span text:style-name="CharStyle6"><text:tab/>Maoch, king of Gath. David stayed with Achish at Gath, he and his men, every man with his household, and David with his two wives, Ahinoam the Jezreelitess, and Abigail the Karmelitess who had been Na-</text:span></text:p>
          </text:list-item>
          <text:list-item>
            <text:p text:style-name="P235"><text:span text:style-name="CharStyle6"><text:tab/>bal’s wife. When Saul was told that David had fled to Gath, he searched for him no longer.</text:span></text:p>
          </text:list-item>
          <text:list-item>
            <text:p text:style-name="P235"><text:span text:style-name="CharStyle6"><text:tab/>Then said David to Achish, “If you will pant me a favour, let me settle in one of the towns in the open country, that I may stay there. Why should your servant live in the royal town</text:span></text:p>
          </text:list-item>
          <text:list-item>
            <text:p text:style-name="P248"><text:span text:style-name="CharStyle6"><text:tab/>beside you?” Then Achish gave him Ziklag; that is why Ziklag belongs to the kings of Judah</text:span></text:p>
          </text:list-item>
          <text:list-item>
            <text:p text:style-name="P248"><text:span text:style-name="CharStyle6"><text:tab/>to this very day. The length of time that David stayed at Ziklag in the open country of the Philistines was a year and four months.</text:span></text:p>
          </text:list-item>
          <text:list-item>
            <text:p text:style-name="P248"><text:span text:style-name="CharStyle6"><text:tab/>Now David and his men</text:span></text:p>
          </text:list-item>
        </text:list>
        <text:p text:style-name="P25"><text:span text:style-name="CharStyle6">made raids upon the Geshur- ites, the Gizrites, and the Amalekites, who inhabit the country stretching from Telam in the direction of Shur, towards the land of Egypt. When David conquered a coun- 9 try, he left neither men nor women alive; he seized sheep, oxen, asses, camels, and cloth­ing, and made his way back to Achish. Achish would ask, 10 “Where have you been raiding to-day?” David would answer, “against the southern part of Judah,” or “against the south­ern tract of the Jerahmeelites,” or “against the southern tract of the Kenites.” David never 11 left a man or woman alive, to be brought to Gath, “in case,” he thought, “they may betray us.”</text:span></text:p>
        <text:p text:style-name="P26"><text:span text:style-name="CharStyle6">So David acted, such was his practice all the time he stayed in the country of the Philistines; and Achish trusted David, 12 thinking that as he had brought himself into bad odour with Israel his own people, he would always remain his vassal.</text:span></text:p>
        <text:p text:style-name="P56"><text:span text:style-name="CharStyle6">During these days the t&gt;0 Philistines mustered their forces for war, to fight against Israel, and Achish said to David, “Be sure of this, you must march out with me in the army, you and your men.” “Very well,” said David to 2 Achish, “you will now learn what your servant can do.” So Achish said to David, “Then I make you captain of my body­guard for life.”</text:span></text:p>
        <text:p text:style-name="P57"><text:span text:style-name="CharStyle6">The Philistines mustered nn all their forces at Aphek, the Israelites camping beside the fountain at Jezreel. The 2 Philistine tyrants were marching past by companies and regi­ments, David and his men in the rearguard with Achish, when 3</text:span></text:p>
      </text:section>
      <text:section text:style-name="Sect5" text:name="Section23">
        <text:p text:style-name="P226"><text:span text:style-name="CharStyle6">the Philistine authorities asked, “Who are these Hebrews?” Aehish said to the Philistine authorities, “This is David, a servant of Saul king of Israel, who has been with me here for two years; I have never found anything wrong with him from the time he joined me up till</text:span></text:p>
        <text:list xml:id="list3683098679467548634" text:style-name="L41">
          <text:list-item>
            <text:p text:style-name="P236"><text:span text:style-name="CharStyle6"><text:tab/>now.” But the Philistine au­thorities were angry with him; the Philistine authorities said to him, “Send the man back, make him return to the post you assigned him; he must not march down with us to battle, lest he thwart us when we are at war. How could this fellow best appease his master? Surely by letting him have the heads</text:span></text:p>
          </text:list-item>
          <text:list-item>
            <text:p text:style-name="P236"><text:span text:style-name="CharStyle6"><text:tab/>of our men there! Is this not the David of whom they sang to each other as they danced?—</text:span></text:p>
          </text:list-item>
        </text:list>
        <text:p text:style-name="P45"><text:span text:style-name="CharStyle18">Saul has slain his thousands, David tens of thousands!”</text:span></text:p>
        <text:list xml:id="list213903010781246" text:continue-numbering="true" text:style-name="L41">
          <text:list-item>
            <text:p text:style-name="P236"><text:span text:style-name="CharStyle6"><text:tab/>So Aehish called David. “By the life of the Eternal,” he said, “you are an honest fellow, and to my mind it is right that you should share all my enterprises in war, for I have never found anything wrong with you from the time you came to me up till now. But the tyrants do not</text:span></text:p>
          </text:list-item>
          <text:list-item>
            <text:p text:style-name="P240"><text:span text:style-name="CharStyle6"><text:tab/>approve of you. So go back, and go peaceably, not to dis­please the Philistine tyrants.”</text:span></text:p>
          </text:list-item>
          <text:list-item>
            <text:p text:style-name="P240"><text:span text:style-name="CharStyle6"><text:tab/>“But what have I done?” said David to Aehish. “What fault have you found with your servant, all the time I have been in your service down to this day, that I may not go and fight against the enemies of my</text:span></text:p>
          </text:list-item>
          <text:list-item>
            <text:p text:style-name="P240"><text:span text:style-name="CharStyle6"><text:tab/>lord the king?” Aehish an­swered David, “I know, you are as blameless to my mind as an angel of God. But the Philistine authorities have de­clared that you must not accom-</text:span></text:p>
          </text:list-item>
        </text:list>
        <text:p text:style-name="P44"><text:span text:style-name="CharStyle6">io<text:tab/>pany us to battle. So rise in the</text:span></text:p>
        <text:p text:style-name="P25"><text:span text:style-name="CharStyle6">morning, you and the servants of your lord who came with you, and be off to the place I assigned you; harbour no evil design, for to my mind you are honest; but as soon as you get up in the morning, as soon as it is light, be off.” So David made an early </text:span><text:span text:style-name="CharStyle27">ii </text:span><text:span text:style-name="CharStyle6">start in the morning, he and his men, to return to the land of the Philistines. The Philistines marched up to Jezreel.</text:span></text:p>
        <text:p text:style-name="P57"><text:span text:style-name="CharStyle6">Now by the time David QA and his men reached Ziklag on the third day, the Amalekites had raided the Negeb and Zik­lag; they had stormed Ziklag and burned it down, taking prisoners 2 the women and all in the town, young and old. Instead of kill­ing anyone, they carried them off and made away. So when 3 David and his men reached the town, there it lay, burned down; their wives, their sons, and their daughters had been taken pris­oners! David’s two wives had 5 also been taken prisoners, Ahin- oam the Jezreelitess and Abi­gail, once wife of Nabal the Karm elite.</text:span></text:p>
        <text:p text:style-name="P57"><text:span text:style-name="CharStyle6">Then David and his men 4 wept aloud, till they could weep no more. David was in 6 serious difficulties; the men spoke of stoning him, for their souls were sore, every man for his sons and daughters. But David relied on the Eternal his God and took courage. He said to 7 Abiathar the priest, the son of Ahimelek, “Bring me the ephod here.” So Abiathar brought the ephod to David, and David con- 8 suited the Eternal; he asked, “Shall I pursue these raiders? Shall I overtake them?” The answer was, “Pursue them; you will be sure to overtake them, you will be sme to effect</text:span></text:p>
      </text:section>
      <text:section text:style-name="Sect5" text:name="Section24">
        <text:list xml:id="list213816899952945" text:style-name="L40">
          <text:list-item>
            <text:p text:style-name="P188"><text:span text:style-name="CharStyle6"><text:tab/>a rescue.” So David went off, he and the six hundred men who were with him; they reached the wady of Besor, where those who had to be left</text:span></text:p>
          </text:list-item>
          <text:list-item>
            <text:p text:style-name="P135"><text:span text:style-name="CharStyle6"><text:tab/>behind remained; two hundred were left behind, too tired to cross the wady of Besor. Mean­time David and four hundred men went on with the pursuit.</text:span></text:p>
          </text:list-item>
          <text:list-item>
            <text:p text:style-name="P179"><text:span text:style-name="CharStyle6"><text:tab/>The troops found an Egyptian in the prairie, and when they</text:span></text:p>
          </text:list-item>
          <text:list-item>
            <text:p text:style-name="P126"><text:span text:style-name="CharStyle6"><text:tab/>took him to David, they gave him food to eat and water to drink, they gave him a piece of fig-cake and two clusters of raisins; after eating, he revived, for he had neither eaten bread nor drunk water for three days</text:span></text:p>
          </text:list-item>
          <text:list-item>
            <text:p text:style-name="P126"><text:span text:style-name="CharStyle6"><text:tab/>and three nights. Then David</text:span></text:p>
          </text:list-item>
        </text:list>
        <text:p text:style-name="P38"><text:span text:style-name="CharStyle6">said to him, “To whom do you belong?<text:tab/>Where do you come</text:span></text:p>
        <text:p text:style-name="P38"><text:span text:style-name="CharStyle6">from?”<text:tab/>He said, “I am an</text:span></text:p>
        <text:p text:style-name="P36"><text:span text:style-name="CharStyle6">Egyptian lad, the servant of an Amalekite; my master aban­doned me because I turned ill</text:span></text:p>
        <text:list xml:id="list213902844832134" text:continue-numbering="true" text:style-name="L40">
          <text:list-item>
            <text:p text:style-name="P135"><text:span text:style-name="CharStyle6"><text:tab/>three days ago. We raided the southern tract of the Kerethites, the southern tract belonging to Judah, and the southern tract of Caleb; we also burned down</text:span></text:p>
          </text:list-item>
          <text:list-item>
            <text:p text:style-name="P135"><text:span text:style-name="CharStyle6"><text:tab/>Ziklag.” David said to him, “Will you take me down to these raiders?” He said, “Swear by God that you will neither kill me nor hand me over to my master, and I will take you down to these raiders.”</text:span></text:p>
          </text:list-item>
          <text:list-item>
            <text:p text:style-name="P179"><text:span text:style-name="CharStyle6"><text:tab/>When he took David down, there they were, scattered over all the country, eating and drinking and making merry over the enormous spoil they had taken from all the land of the Philistines and from the land of</text:span></text:p>
          </text:list-item>
          <text:list-item>
            <text:p text:style-name="P135"><text:span text:style-name="CharStyle6"><text:tab/>Judah! David harried them from twilight to evening, in order to wipe them out; not a man escaped, except four hun­dred youths who rode on camels</text:span></text:p>
          </text:list-item>
          <text:list-item>
            <text:p text:style-name="P126"><text:span text:style-name="CharStyle6"><text:tab/>and got clear away. David re­</text:span></text:p>
          </text:list-item>
        </text:list>
        <text:p text:style-name="P26"><text:span text:style-name="CharStyle6">covered all whom the Amale- kites had captured; he rescued his own two wives, and not one 19 was missing, young or old, sons or daughters, nothing of the spoil or of anything that had been captured; David brought it all back. He also captured all the 20 flocks and herds, and the people drove them in front of him, shouting; “This is David’s spoil!”</text:span></text:p>
        <text:p text:style-name="P53"><text:span text:style-name="CharStyle6">Then David came to the 21 two hundred men who had been too tired to follow him, so that he had to leave them behind at the wady of Besor; they came forward to meet David and the troops with him, and on draw­ing near they saluted the com­pany. But the scoundrels and 22 low creatures in David’s com­pany all declared, “Since they did not march along with us, we will not give them any of the spoil we have recovered—ex­cept that every man can have his wife and children to take home with him.” David said, 23 “You must not do this, brothers, after what the Eternal has done for us, preserving us and hand­ing over the invaders to us. Who would obey such an order? 24 No, _</text:span></text:p>
        <text:p text:style-name="P70"><text:span text:style-name="CharStyle6">As is the share of the fighting man,</text:span></text:p>
        <text:p text:style-name="P29"><text:span text:style-name="CharStyle54">So</text:span><text:span text:style-name="CharStyle6"> is the share of the man who stays by the stores; they shall share alike.” (From 25 that day on, he made this a rule and precedent for Israel; it is so to this day.) On arriving at 26 Ziklag, David sent some of the spoil to the sheikhs of Judah, according to their towns, saying, “Here is a present for you, from the spoil of the enemies of the Eternal”; he sent this present 27 to those in Bethuel, to those in Ramotli of the Negeb, to those in Jattir, to those in Aroer, to 28</text:span></text:p>
        <text:p text:style-name="P110"><text:span text:style-name="CharStyle6">those in Siphmoth, to those in</text:span></text:p>
        <text:list xml:id="list8861085709506459807" text:style-name="L42">
          <text:list-item>
            <text:p text:style-name="P117"><text:span text:style-name="CharStyle6"><text:tab/>Eshtemoa, to those in Karmel, to those in the towns of the Jerahmeelites and the Kenites,</text:span></text:p>
          </text:list-item>
          <text:list-item>
            <text:p text:style-name="P117"><text:span text:style-name="CharStyle6"><text:tab/>to those in Hormah, to those in</text:span></text:p>
          </text:list-item>
          <text:list-item>
            <text:p text:style-name="P182"><text:span text:style-name="CharStyle6"><text:tab/>Beersheba, to those in Ether, to those in Hebron, and to all the places where David and his men had been accustomed to stay. </text:span><text:span text:style-name="CharStyle54">sy</text:span><text:span text:style-name="CharStyle6"> o When Samuel had died, all</text:span></text:p>
          </text:list-item>
        </text:list>
        <text:list xml:id="list3263344919691669821" text:style-name="L43">
          <text:list-item>
            <text:p text:style-name="P273"><text:span text:style-name="CharStyle6"><text:tab/>"O Israel had mourned for</text:span></text:p>
          </text:list-item>
        </text:list>
        <text:p text:style-name="P37"><text:span text:style-name="CharStyle6">him and buried him in his ow</text:span><text:span text:style-name="CharStyle6"><text:span text:style-name="T1">r</text:span></text:span><text:span text:style-name="CharStyle6">n town of Hamah.<text:tab/>Now Saul</text:span></text:p>
        <text:p text:style-name="P36"><text:span text:style-name="CharStyle6">had cleared the mediums and</text:span></text:p>
        <text:list xml:id="list213901230020481" text:continue-numbering="true" text:style-name="L43">
          <text:list-item>
            <text:p text:style-name="P274"><text:span text:style-name="CharStyle6"><text:tab/>wizards out of the country. But when the Philistines mustered and went into camp at Shunem, and when Saul mustered all Is­rael to encamp at Gilboa, Saul</text:span></text:p>
          </text:list-item>
          <text:list-item>
            <text:p text:style-name="P274"><text:span text:style-name="CharStyle6"><text:tab/>was afraid, and, his heart trembling with terror at the sight of the Philistine army,</text:span></text:p>
          </text:list-item>
          <text:list-item>
            <text:p text:style-name="P180"><text:span text:style-name="CharStyle6"><text:tab/>he consulted the Eternal; but the Eternal would not answer him either by dreams or by the sacred lot or by</text:span></text:p>
          </text:list-item>
          <text:list-item>
            <text:p text:style-name="P180"><text:span text:style-name="CharStyle6"><text:tab/>prophets. Then Saul said to his courtiers, “Find me a witch, that I may go and consult her.” His courtiers said, “There is a</text:span></text:p>
          </text:list-item>
          <text:list-item>
            <text:p text:style-name="P180"><text:span text:style-name="CharStyle6"><text:tab/>witch at Endor.” So Saul, dis­guising himself and changing his clothes, went with two men to the woman by night; he said to her, “Inquire for me as a medium; bring me up the ghost of some one whom I name to</text:span></text:p>
          </text:list-item>
          <text:list-item>
            <text:p text:style-name="P180"><text:span text:style-name="CharStyle6"><text:tab/>you.” The woman said to him, “You know what Saul has done, cutting mediums and wizards out of the country! Why, then, are you laying a trap for my life, to have me put to death?”</text:span></text:p>
          </text:list-item>
          <text:list-item>
            <text:p text:style-name="P136"><text:span text:style-name="CharStyle6"><text:tab/>Then Saul swore to her by the Eternal, “By the life of the Eternal, this will not involve</text:span></text:p>
          </text:list-item>
          <text:list-item>
            <text:p text:style-name="P136"><text:span text:style-name="CharStyle6"><text:tab/>you in any guilt!” So the woman said, “Whom shall I bring up for you?” “Bring up</text:span></text:p>
          </text:list-item>
          <text:list-item>
            <text:p text:style-name="P136"><text:span text:style-name="CharStyle6"><text:tab/>Samuel,” he said. The woman looked at Saul and screamed;</text:span></text:p>
          </text:list-item>
        </text:list>
        <text:p text:style-name="P26"><text:span text:style-name="CharStyle6">the woman said to Saul, “Why have you deceived me? You are Saul!” The king said to her, 13 “Have no fear! What do you see?” The woman said to Saul,</text:span></text:p>
        <text:p text:style-name="P26"><text:span text:style-name="CharStyle6">“I see a god coming up out of the earth.” He said to her, 14 “What is he like?” She said,</text:span></text:p>
        <text:p text:style-name="P26"><text:span text:style-name="CharStyle6">“It is an old man coming up; he is covered with a mantle.”</text:span></text:p>
        <text:p text:style-name="P25"><text:span text:style-name="CharStyle6">So Saul knew it was Samuel; he bowed with his face to the ground and did obeisance. Then Samuel said to Saul, 15 “Why have you disturbed me by bringing me up?” Saul an­swered, “I am in deep trouble; the Philistines are attacking me, and God has abandoned me; he answers me no more, either by prophet or by dreams; so I have called you to tell me what to do.” But Samuel said, “Why 16 ask me, when the Eternal has abandoned you, to side with your rival? [[The Eternal has 17 treated you as he declared by me that he would; the Eternal has tom the kingdom out of your hand and given it to David, your neighbour. It is 18 because you did not obey the voice of the Eternal, because you did not carry out his fierce anger against Amalek, that the Eternal has done this to you to-day. And the Eternal will 19 put Israel along with yourself into the power of the Philis­tines.]] To-morrow you shall fall, with your sons at your side, and the Eternal will put the army of Israel into the power of the Philistines.”</text:span></text:p>
        <text:p text:style-name="P61"><text:span text:style-name="CharStyle6">Saul was overcome and fell 20 at full length on the ground, aghast at what Samuel said; there was no strength in him, for he had eaten nothing all day and all night. So the woman 21 went up to Saul, and, seeing he</text:span></text:p>
        <text:p text:style-name="P46"><draw:frame draw:style-name="fr4" draw:name="49" text:anchor-type="paragraph" svg:x="1.9917in" svg:y="2.9335in" svg:width="0.2634in" svg:height="0.0161in" draw:z-index="14"><draw:image xlink:href="Pictures/10000000000000280000001B1040208C.jpg" xlink:type="simple" xlink:show="embed" xlink:actuate="onLoad"/><draw:contour-polygon svg:width="0.263in" svg:height="0.1764in" svg:viewBox="0 0 668 448" draw:points="0,0 668,0 668,448 0,448" draw:recreate-on-edit="true"/></draw:frame><text:span text:style-name="CharStyle6">was in agony, she said to him, “Your servant has done what you said; I have taken my life in my hands and done what you</text:span></text:p>
        <text:list xml:id="list5449461621581010244" text:style-name="L44">
          <text:list-item>
            <text:p text:style-name="P207"><text:span text:style-name="CharStyle6"><text:tab/>told me. Now do what your servant tells you; let me put a bite of food before you, that you may eat it and get strength for your journey.”</text:span></text:p>
          </text:list-item>
          <text:list-item>
            <text:p text:style-name="P207"><text:span text:style-name="CharStyle6"><text:tab/>But he refused; he said, “I will not eat.” However, his at­tendants as well as the woman urged him, and he listened to them; he got up from the ground</text:span></text:p>
          </text:list-item>
          <text:list-item>
            <text:p text:style-name="P202"><text:span text:style-name="CharStyle6"><text:tab/>and sat on the couch. The woman hurried to kill a fatted calf which she had in the house; she also kneaded some flour, baking unleavened cakes with</text:span></text:p>
          </text:list-item>
          <text:list-item>
            <text:p text:style-name="P202"><text:span text:style-name="CharStyle6"><text:tab/>it. She put the food before Saul and his attendants; they ate it, rose, and went away that night.</text:span></text:p>
          </text:list-item>
        </text:list>
        <text:p text:style-name="P28"><text:span text:style-name="CharStyle6">When the Philistines made their attack on Israel, the men of Israel fled from the Philistines and dropped slain</text:span></text:p>
        <text:list xml:id="list3571333736029022643" text:style-name="L45">
          <text:list-item>
            <text:p text:style-name="P219"><text:span text:style-name="CharStyle6"><text:tab/>upon mount Gilboa. The Phil­istines overtook Saul and his sons; they slew Jonathan, Abinadab, and Malchishua,</text:span></text:p>
          </text:list-item>
          <text:list-item>
            <text:p text:style-name="P219"><text:span text:style-name="CharStyle6"><text:tab/>Saul’s sons. Saul himself -was hard pressed in the fight; the archers got at him, and he was badiy wounded by</text:span></text:p>
          </text:list-item>
          <text:list-item>
            <text:p text:style-name="P220"><text:span text:style-name="CharStyle6"><text:tab/>the archers. Then Saul said to his armour-bearer, “Draw your sword and run me through, lest these uncircumcised creatures come and make a fool of me.” But his armour-bearer would not; he was terrified. So Saul</text:span></text:p>
          </text:list-item>
        </text:list>
        <text:p text:style-name="P26"><text:span text:style-name="CharStyle6">took his own sword and fell on it. And when his armour-bearer </text:span><text:span text:style-name="CharStyle52">5 </text:span><text:span text:style-name="CharStyle6">saw that Saul was dead, he also fell on his sword and died with him. Thus Saul, his three 6 sons, his armour-bearer, and all his men, died together on the same day. (When the men </text:span><text:span text:style-name="CharStyle52">7 </text:span><text:span text:style-name="CharStyle6">of Israel on the opposite side of the valley and the folk on the other side of the Jordan saw that the men of Israel had fled and that Saul and his sons were dead, they abandoned their towns and took to flight; the Philistines then came and occupied them.) Next day, 8 when the Philistines went to strip the slain, they found Saul and his three sons lying dead on mount Gilboa. So they cut off 9 Saul’s head and stripped off his armour, sending messengers all round the Philistine country to carry the good news to their idols and people. His armour 10 they placed in the temple of Astarte; his body they exposed on the walls of Beth-shan. But 11 when the inhabitants of Jabesh- gilead heard what the Philistines had done to Saul, all the braves 12 set out to march by night, and took the bodies of Saul and his sons from the walls of Beth- shan; when they reached Ja- besh, they lamented over them there; then they buried their 13 bodies under the tamarisk-tree at Jabesh, fasting for seven day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sanaUPC" svg:font-family="AngsanaUPC"/>
    <style:font-face style:name="David" svg:font-family="David"/>
    <style:font-face style:name="Georgia" svg:font-family="Georgia"/>
    <style:font-face style:name="Segoe UI" svg:font-family="'Segoe UI'"/>
    <style:font-face style:name="Trebuchet MS" svg:font-family="'Trebuchet MS'"/>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_20__23_1" style:display-name="Heading #1"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AngsanaUPC" fo:font-family="AngsanaUPC" fo:font-size="21pt" fo:font-style="normal" style:text-underline-style="none" fo:font-weight="bold" style:font-name-asian="AngsanaUPC" style:font-family-asian="AngsanaUPC" style:font-size-asian="21pt" style:font-style-asian="normal" style:font-weight-asian="bold" style:font-name-complex="AngsanaUPC" style:font-family-complex="AngsanaUPC" style:font-size-complex="21pt" style:font-style-complex="normal" style:font-weight-complex="bold"/>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indent="-0.2083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3_29_" style:display-name="Body text (3)" style:family="paragraph" style:master-page-name="">
      <style:graphic-properties draw:fill="solid" draw:fill-color="#ffffff" draw:opacity="100%"/>
      <style:paragraph-properties fo:line-height="0.1272in" fo:text-align="justify" style:justify-single-word="false" style:page-number="auto" fo:background-color="#ffffff"/>
      <style:text-properties style:text-line-through-style="none" style:text-line-through-type="none" style:font-name="Georgia" fo:font-family="Georgia" fo:font-size="7.5pt" fo:font-style="normal" style:text-underline-style="none" fo:font-weight="bold" style:font-name-asian="Georgia" style:font-family-asian="Georgia" style:font-size-asian="7.5pt" style:font-style-asian="normal" style:font-weight-asian="bold" style:font-name-complex="Georgia" style:font-family-complex="Georgia" style:font-size-complex="7.5pt" style:font-style-complex="normal" style:font-weight-complex="bold"/>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AngsanaUPC" fo:font-family="AngsanaUPC" fo:font-size="14pt" fo:font-style="normal" style:text-underline-style="none" fo:font-weight="normal" style:font-name-asian="AngsanaUPC" style:font-family-asian="AngsanaUPC" style:font-size-asian="14pt" style:font-style-asian="normal" style:font-weight-asian="normal" style:font-name-complex="AngsanaUPC" style:font-family-complex="AngsanaUPC" style:font-size-complex="14pt" style:font-style-complex="normal" style:font-weight-complex="normal"/>
    </style:style>
    <style:style style:name="Body_20_text_20__28_4_29_" style:display-name="Body text (4)" style:family="paragraph" style:master-page-name="">
      <style:graphic-properties draw:fill="solid" draw:fill-color="#ffffff" draw:opacity="100%"/>
      <style:paragraph-properties fo:line-height="0.1272in" fo:text-align="justify" style:justify-single-word="false" style:page-number="auto" fo:background-color="#ffffff"/>
      <style:text-properties style:text-line-through-style="none" style:text-line-through-type="none" style:font-name="Georgia" fo:font-family="Georgia" fo:font-size="7.5pt" fo:font-style="normal" style:text-underline-style="none" fo:font-weight="bold" style:font-name-asian="Georgia" style:font-family-asian="Georgia" style:font-size-asian="7.5pt" style:font-style-asian="normal" style:font-weight-asian="bold" style:font-name-complex="Georgia" style:font-family-complex="Georgia" style:font-size-complex="7.5pt" style:font-style-complex="normal" style:font-weight-complex="bold"/>
    </style:style>
    <style:style style:name="Body_20_text_20__28_5_29_" style:display-name="Body text (5)" style:family="paragraph" style:master-page-name="">
      <style:graphic-properties draw:fill="solid" draw:fill-color="#ffffff" draw:opacity="100%"/>
      <style:paragraph-properties fo:margin-left="0in" fo:margin-right="0in" fo:line-height="0.1134in" fo:text-indent="-0.2638in" style:auto-text-indent="false" style:page-number="auto" fo:background-color="#ffffff"/>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Body_20_text_20__28_6_29_" style:display-name="Body text (6)" style:family="paragraph" style:master-page-name="">
      <style:graphic-properties draw:fill="solid" draw:fill-color="#ffffff" draw:opacity="100%"/>
      <style:paragraph-properties fo:margin-left="0in" fo:margin-right="0in" fo:line-height="0.1272in" fo:text-indent="-0.194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7_29_" style:display-name="Body text (7)" style:family="paragraph" style:master-page-name="">
      <style:graphic-properties draw:fill="solid" draw:fill-color="#ffffff" draw:opacity="100%"/>
      <style:paragraph-properties fo:line-height="0.1272in" fo:text-align="justify"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8_29_" style:display-name="Body text (8)" style:family="paragraph" style:master-page-name="">
      <style:graphic-properties draw:fill="solid" draw:fill-color="#ffffff" draw:opacity="100%"/>
      <style:paragraph-properties fo:margin-top="0in" fo:margin-bottom="0.0417in" loext:contextual-spacing="false" fo:line-height="0in" fo:text-align="center" style:justify-single-word="false" style:page-number="auto" fo:background-color="#ffffff"/>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Body_20_text_20__28_9_29_" style:display-name="Body text (9)" style:family="paragraph" style:master-page-name="">
      <style:graphic-properties draw:fill="solid" draw:fill-color="#ffffff" draw:opacity="100%"/>
      <style:paragraph-properties fo:line-height="0in" fo:text-align="justify" style:justify-single-word="false" style:page-number="auto" fo:background-color="#ffffff"/>
      <style:text-properties style:text-line-through-style="none" style:text-line-through-type="none" style:font-name="Georgia" fo:font-family="Georgia" fo:font-size="6pt" fo:font-style="normal" style:text-underline-style="none" fo:font-weight="bold" style:font-name-asian="Georgia" style:font-family-asian="Georgia" style:font-size-asian="6pt" style:font-style-asian="normal" style:font-weight-asian="bold" style:font-name-complex="Georgia" style:font-family-complex="Georgia" style:font-size-complex="6pt" style:font-style-complex="normal" style:font-weight-complex="bold" style:text-scale="100%"/>
    </style:style>
    <style:style style:name="Body_20_text_20__28_7_29__20__2b__20_DropCap1" style:display-name="Body text (7) + DropCap1" style:family="paragraph" style:parent-style-name="Body_20_text_20__28_7_29_" style:master-page-name="">
      <style:paragraph-properties fo:margin-left="0.1945in" fo:margin-right="0in" fo:margin-top="0in" fo:margin-bottom="0in" loext:contextual-spacing="false" fo:text-indent="0in" style:auto-text-indent="false" style:page-number="auto">
        <style:tab-stops>
          <style:tab-stop style:position="0.2272in"/>
        </style:tab-stops>
        <style:drop-cap style:lines="2" style:distance="0.0035in" style:style-name="DropCap5"/>
      </style:paragraph-properties>
    </style:style>
    <style:style style:name="Body_20_text_20__28_4_29__20__2b__20_DropCap2" style:display-name="Body text (4) + DropCap2" style:family="paragraph" style:parent-style-name="Body_20_text_20__28_4_29_" style:master-page-name="">
      <style:paragraph-properties fo:margin-left="0.1945in" fo:margin-right="0in" fo:margin-top="0in" fo:margin-bottom="0in" loext:contextual-spacing="false" fo:text-indent="0in" style:auto-text-indent="false" style:page-number="auto">
        <style:tab-stops>
          <style:tab-stop style:position="0.0937in"/>
        </style:tab-stops>
        <style:drop-cap style:lines="2" style:distance="0.0035in" style:style-name="DropCap2"/>
      </style:paragraph-properties>
    </style:style>
    <style:style style:name="Body_20_text_20__28_2_29__20__2b__20_DropCap3" style:display-name="Body text (2) + DropCap3" style:family="paragraph" style:parent-style-name="Body_20_text_20__28_2_29_" style:master-page-name="">
      <style:paragraph-properties fo:margin-left="0in" fo:margin-right="0in" fo:margin-top="0in" fo:margin-bottom="0in" loext:contextual-spacing="false" fo:text-align="start" style:justify-single-word="false" fo:text-indent="0.1807in" style:auto-text-indent="false" style:page-number="auto">
        <style:tab-stops>
          <style:tab-stop style:position="0.3339in"/>
        </style:tab-stops>
        <style:drop-cap style:lines="2" style:distance="0.0035in" style:style-name="DropCap1"/>
      </style:paragraph-properties>
    </style:style>
    <style:style style:name="Body_20_text_20__28_2_29__20__2b__20_DropCap4" style:display-name="Body text (2) + DropCap4" style:family="paragraph" style:parent-style-name="Body_20_text_20__28_2_29_" style:master-page-name="">
      <style:paragraph-properties fo:margin-left="0in" fo:margin-right="0in" fo:margin-top="0in" fo:margin-bottom="0in" loext:contextual-spacing="false" fo:text-align="start" style:justify-single-word="false" fo:text-indent="0.1945in" style:auto-text-indent="false" style:page-number="auto">
        <style:tab-stops>
          <style:tab-stop style:position="0.3402in"/>
        </style:tab-stops>
        <style:drop-cap style:lines="2" style:distance="0.0035in" style:style-name="DropCap3"/>
      </style:paragraph-properties>
    </style:style>
    <style:style style:name="Body_20_text_20__28_2_29__20__2b__20_DropCap5" style:display-name="Body text (2) + DropCap5" style:family="paragraph" style:parent-style-name="Body_20_text_20__28_2_29_" style:master-page-name="">
      <style:paragraph-properties fo:margin-left="0in" fo:margin-right="0in" fo:margin-top="0in" fo:margin-bottom="0in" loext:contextual-spacing="false" fo:text-align="justify" style:justify-single-word="false" fo:text-indent="0.1945in" style:auto-text-indent="false" style:page-number="auto">
        <style:tab-stops>
          <style:tab-stop style:position="0.3508in"/>
        </style:tab-stops>
        <style:drop-cap style:lines="2" style:distance="0.0035in" style:style-name="DropCap4"/>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AngsanaUPC" fo:font-family="AngsanaUPC" fo:font-size="21pt" fo:font-style="normal" style:text-underline-style="none" fo:font-weight="bold" style:font-name-asian="AngsanaUPC" style:font-family-asian="AngsanaUPC" style:font-size-asian="21pt" style:font-style-asian="normal" style:font-weight-asian="bold" style:font-name-complex="AngsanaUPC" style:font-family-complex="AngsanaUPC" style:font-size-complex="21pt" style:font-style-complex="normal" style:font-weight-complex="bold"/>
    </style:style>
    <style:style style:name="CharStyle6"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38% 58%" style:font-name="David" fo:font-family="David" fo:font-size="19pt" fo:letter-spacing="normal" fo:font-style="normal" style:text-underline-style="none" fo:font-weight="normal" style:font-name-asian="David" style:font-family-asian="David" style:font-size-asian="19pt" style:font-style-asian="normal" style:font-weight-asian="normal" style:font-name-complex="David" style:font-family-complex="David" style:font-size-complex="19pt" style:font-style-complex="normal" style:font-weight-complex="normal" style:text-scale="100%"/>
    </style:style>
    <style:style style:name="CharStyle8" style:family="text" style:parent-style-name="CharStyle6">
      <style:text-properties fo:color="#000000" style:text-position="0% 100%" style:font-name="AngsanaUPC" fo:font-family="AngsanaUPC" fo:font-size="13pt" fo:letter-spacing="-0.0071in"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10" style:family="text" style:parent-style-name="DefaultFontStyle">
      <style:text-properties style:text-line-through-style="none" style:text-line-through-type="none" style:font-name="Georgia" fo:font-family="Georgia" fo:font-size="7.5pt" fo:font-style="normal" style:text-underline-style="none" fo:font-weight="bold" style:font-name-asian="Georgia" style:font-family-asian="Georgia" style:font-size-asian="7.5pt" style:font-style-asian="normal" style:font-weight-asian="bold" style:font-name-complex="Georgia" style:font-family-complex="Georgia" style:font-size-complex="7.5pt" style:font-style-complex="normal" style:font-weight-complex="bold"/>
    </style:style>
    <style:style style:name="CharStyle12" style:family="text" style:parent-style-name="DefaultFontStyle">
      <style:text-properties style:text-line-through-style="none" style:text-line-through-type="none" style:font-name="AngsanaUPC" fo:font-family="AngsanaUPC" fo:font-size="14pt" fo:font-style="normal" style:text-underline-style="none" fo:font-weight="normal" style:font-name-asian="AngsanaUPC" style:font-family-asian="AngsanaUPC" style:font-size-asian="14pt" style:font-style-asian="normal" style:font-weight-asian="normal" style:font-name-complex="AngsanaUPC" style:font-family-complex="AngsanaUPC" style:font-size-complex="14pt" style:font-style-complex="normal" style:font-weight-complex="normal"/>
    </style:style>
    <style:style style:name="CharStyle13" style:family="text" style:parent-style-name="CharStyle12">
      <style:text-properties fo:color="#000000" style:text-position="0% 100%" fo:letter-spacing="normal" fo:language="en" fo:country="US" style:language-asian="en" style:country-asian="US" style:language-complex="en" style:country-complex="US" style:text-scale="100%"/>
    </style:style>
    <style:style style:name="CharStyle15" style:family="text" style:parent-style-name="DefaultFontStyle">
      <style:text-properties style:text-line-through-style="none" style:text-line-through-type="none" style:font-name="Georgia" fo:font-family="Georgia" fo:font-size="7.5pt" fo:font-style="normal" style:text-underline-style="none" fo:font-weight="bold" style:font-name-asian="Georgia" style:font-family-asian="Georgia" style:font-size-asian="7.5pt" style:font-style-asian="normal" style:font-weight-asian="bold" style:font-name-complex="Georgia" style:font-family-complex="Georgia" style:font-size-complex="7.5pt" style:font-style-complex="normal" style:font-weight-complex="bold"/>
    </style:style>
    <style:style style:name="DropCap2" style:family="text">
      <style:text-properties fo:color="#000000" style:text-line-through-style="none" style:text-line-through-type="none" style:text-position="53% 58%" style:font-name="Trebuchet MS" fo:font-family="'Trebuchet MS'" fo:font-size="16pt" fo:letter-spacing="normal" fo:font-style="normal" style:text-underline-style="none" fo:font-weight="bold" style:font-name-asian="Trebuchet MS" style:font-family-asian="'Trebuchet MS'" style:font-size-asian="16pt" style:font-style-asian="normal" style:font-weight-asian="bold" style:font-name-complex="Trebuchet MS" style:font-family-complex="'Trebuchet MS'" style:font-size-complex="16pt" style:font-style-complex="normal" style:font-weight-complex="bold" style:text-scale="100%"/>
    </style:style>
    <style:style style:name="CharStyle18" style:family="text" style:parent-style-name="DefaultFontStyle">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CharStyle19" style:family="text" style:parent-style-name="CharStyle18">
      <style:text-properties fo:color="#000000" style:text-position="0% 100%" fo:font-size="8.5pt" fo:letter-spacing="normal" fo:language="en" fo:country="US" fo:font-weight="normal" style:font-size-asian="8.5pt" style:language-asian="en" style:country-asian="US" style:font-weight-asian="normal" style:font-size-complex="8.5pt" style:language-complex="en" style:country-complex="US" style:font-weight-complex="normal" style:text-scale="100%"/>
    </style:style>
    <style:style style:name="CharStyle20" style:family="text" style:parent-style-name="CharStyle6">
      <style:text-properties fo:color="#000000" style:text-position="0% 100%" fo:font-size="7pt" fo:letter-spacing="normal" fo:language="en" fo:country="US" fo:font-weight="bold" style:font-size-asian="7pt" style:language-asian="en" style:country-asian="US" style:font-weight-asian="bold" style:font-size-complex="7pt" style:language-complex="en" style:country-complex="US" style:font-weight-complex="bold" style:text-scale="100%"/>
    </style:style>
    <style:style style:name="DropCap3" style:family="text">
      <style:text-properties fo:color="#000000" style:text-line-through-style="none" style:text-line-through-type="none" style:text-position="30% 58%" style:font-name="David" fo:font-family="David" fo:font-size="20pt" fo:letter-spacing="normal" fo:font-style="normal" style:text-underline-style="none" fo:font-weight="normal" style:font-name-asian="David" style:font-family-asian="David" style:font-size-asian="20pt" style:font-style-asian="normal" style:font-weight-asian="normal" style:font-name-complex="David" style:font-family-complex="David" style:font-size-complex="20pt" style:font-style-complex="normal" style:font-weight-complex="normal" style:text-scale="100%"/>
    </style:style>
    <style:style style:name="CharStyle23"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24" style:family="text" style:parent-style-name="CharStyle23">
      <style:text-properties fo:color="#000000" style:text-position="0% 100%" style:font-name="AngsanaUPC" fo:font-family="AngsanaUPC" fo:font-size="13pt" fo:letter-spacing="-0.0071in"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25" style:family="text" style:parent-style-name="CharStyle6">
      <style:text-properties fo:color="#000000" style:text-position="0% 100%" fo:letter-spacing="normal" fo:language="en" fo:country="US" style:language-asian="en" style:country-asian="US" style:language-complex="en" style:country-complex="US" style:text-scale="100%"/>
    </style:style>
    <style:style style:name="DropCap4" style:family="text">
      <style:text-properties fo:color="#000000" style:text-line-through-style="none" style:text-line-through-type="none" style:text-position="21% 58%" style:font-name="Trebuchet MS" fo:font-family="'Trebuchet MS'" fo:font-size="17pt" fo:letter-spacing="normal" fo:font-style="normal" style:text-underline-style="none" fo:font-weight="normal" style:font-name-asian="Trebuchet MS" style:font-family-asian="'Trebuchet MS'" style:font-size-asian="17pt" style:font-style-asian="normal" style:font-weight-asian="normal" style:font-name-complex="Trebuchet MS" style:font-family-complex="'Trebuchet MS'" style:font-size-complex="17pt" style:font-style-complex="normal" style:font-weight-complex="normal" style:text-scale="100%"/>
    </style:style>
    <style:style style:name="CharStyle27" style:family="text" style:parent-style-name="CharStyle6">
      <style:text-properties fo:font-variant="small-caps" fo:color="#000000" style:text-position="0% 100%" fo:letter-spacing="normal" fo:language="en" fo:country="US" style:language-asian="en" style:country-asian="US" style:language-complex="en" style:country-complex="US" style:text-scale="100%"/>
    </style:style>
    <style:style style:name="CharStyle28" style:family="text" style:parent-style-name="CharStyle6">
      <style:text-properties fo:color="#000000" style:text-position="0% 100%" fo:letter-spacing="normal" fo:language="en" fo:country="US" fo:font-weight="bold" style:language-asian="en" style:country-asian="US" style:font-weight-asian="bold" style:language-complex="en" style:country-complex="US" style:font-weight-complex="bold" style:text-scale="100%"/>
    </style:style>
    <style:style style:name="CharStyle29" style:family="text" style:parent-style-name="CharStyle23">
      <style:text-properties fo:color="#000000" style:text-position="0% 100%" fo:font-size="15pt" fo:letter-spacing="normal" fo:language="en" fo:country="US" fo:font-weight="bold" style:font-size-asian="15pt" style:language-asian="en" style:country-asian="US" style:font-weight-asian="bold" style:font-size-complex="15pt" style:language-complex="en" style:country-complex="US" style:font-weight-complex="bold" style:text-scale="100%"/>
    </style:style>
    <style:style style:name="CharStyle30" style:family="text" style:parent-style-name="CharStyle23">
      <style:text-properties fo:font-variant="small-caps" fo:color="#000000" style:text-position="0% 100%" fo:font-size="7.5pt" fo:letter-spacing="normal" fo:language="en" fo:country="US" style:font-size-asian="7.5pt" style:language-asian="en" style:country-asian="US" style:font-size-complex="7.5pt" style:language-complex="en" style:country-complex="US" style:text-scale="200%"/>
    </style:style>
    <style:style style:name="CharStyle32"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5" style:family="text">
      <style:text-properties fo:color="#000000" style:text-line-through-style="none" style:text-line-through-type="none" style:text-position="42% 58%" style:font-name="Segoe UI" fo:font-family="'Segoe UI'" fo:font-size="17pt" fo:letter-spacing="normal" fo:font-style="normal" style:text-underline-style="none" fo:font-weight="normal" style:font-name-asian="Segoe UI" style:font-family-asian="'Segoe UI'" style:font-size-asian="17pt" style:font-style-asian="normal" style:font-weight-asian="normal" style:font-name-complex="Segoe UI" style:font-family-complex="'Segoe UI'" style:font-size-complex="17pt" style:font-style-complex="normal" style:font-weight-complex="normal" style:text-scale="100%"/>
    </style:style>
    <style:style style:name="CharStyle34" style:family="text" style:parent-style-name="CharStyle23">
      <style:text-properties fo:font-variant="small-caps" fo:color="#000000" style:text-position="0% 100%" fo:letter-spacing="normal" fo:language="en" fo:country="US" style:language-asian="en" style:country-asian="US" style:language-complex="en" style:country-complex="US" style:text-scale="100%"/>
    </style:style>
    <style:style style:name="CharStyle35" style:family="text" style:parent-style-name="CharStyle6">
      <style:text-properties fo:color="#000000" style:text-position="0% 100%" fo:font-size="8.5pt" fo:letter-spacing="-0.0138in" fo:language="en" fo:country="US" fo:font-style="italic" style:font-size-asian="8.5pt" style:language-asian="en" style:country-asian="US" style:font-style-asian="italic" style:font-size-complex="8.5pt" style:language-complex="en" style:country-complex="US" style:font-style-complex="italic" style:text-scale="100%"/>
    </style:style>
    <style:style style:name="CharStyle36" style:family="text" style:parent-style-name="CharStyle6">
      <style:text-properties fo:color="#000000" style:text-position="0% 100%" fo:font-size="7.5pt" fo:letter-spacing="normal" fo:language="en" fo:country="US" style:font-size-asian="7.5pt" style:language-asian="en" style:country-asian="US" style:font-size-complex="7.5pt" style:language-complex="en" style:country-complex="US" style:text-scale="100%"/>
    </style:style>
    <style:style style:name="CharStyle37" style:family="text" style:parent-style-name="CharStyle6">
      <style:text-properties fo:font-variant="small-caps" fo:color="#000000" style:text-position="0% 100%" style:font-name="David" fo:font-family="David" fo:font-size="7.5pt" fo:letter-spacing="-0.0138in" fo:language="en" fo:country="US" style:font-name-asian="David" style:font-family-asian="David" style:font-size-asian="7.5pt" style:language-asian="en" style:country-asian="US" style:font-name-complex="David" style:font-family-complex="David" style:font-size-complex="7.5pt" style:language-complex="en" style:country-complex="US" style:text-scale="200%"/>
    </style:style>
    <style:style style:name="CharStyle39" style:family="text" style:parent-style-name="DefaultFontStyle">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CharStyle40" style:family="text" style:parent-style-name="CharStyle6">
      <style:text-properties fo:color="#000000" style:text-position="0% 100%" style:font-name="Trebuchet MS" fo:font-family="'Trebuchet MS'" fo:font-size="8pt" fo:letter-spacing="normal" fo:language="en" fo:country="US" fo:font-style="italic" style:font-name-asian="Trebuchet MS" style:font-family-asian="'Trebuchet MS'" style:font-size-asian="8pt" style:language-asian="en" style:country-asian="US" style:font-style-asian="italic" style:font-name-complex="Trebuchet MS" style:font-family-complex="'Trebuchet MS'" style:font-size-complex="8pt" style:language-complex="en" style:country-complex="US" style:font-style-complex="italic" style:text-scale="100%"/>
    </style:style>
    <style:style style:name="CharStyle41" style:family="text" style:parent-style-name="CharStyle6">
      <style:text-properties fo:color="#000000" style:text-position="0% 100%" fo:font-size="14pt" fo:letter-spacing="normal" fo:language="en" fo:country="US" fo:font-weight="bold" style:font-size-asian="14pt" style:language-asian="en" style:country-asian="US" style:font-weight-asian="bold" style:font-size-complex="14pt" style:language-complex="en" style:country-complex="US" style:font-weight-complex="bold" style:text-scale="100%"/>
    </style:style>
    <style:style style:name="CharStyle42" style:family="text" style:parent-style-name="CharStyle6">
      <style:text-properties fo:font-variant="small-caps" fo:color="#000000" style:text-position="0% 100%" fo:font-size="7.5pt" fo:letter-spacing="normal" fo:language="en" fo:country="US" style:font-size-asian="7.5pt" style:language-asian="en" style:country-asian="US" style:font-size-complex="7.5pt" style:language-complex="en" style:country-complex="US" style:text-scale="200%"/>
    </style:style>
    <style:style style:name="CharStyle43" style:family="text" style:parent-style-name="CharStyle6">
      <style:text-properties fo:color="#000000" style:text-position="0% 100%" fo:font-size="8.5pt" fo:letter-spacing="normal" fo:language="en" fo:country="US" fo:font-style="italic" style:font-size-asian="8.5pt" style:language-asian="en" style:country-asian="US" style:font-style-asian="italic" style:font-size-complex="8.5pt" style:language-complex="en" style:country-complex="US" style:font-style-complex="italic" style:text-scale="100%"/>
    </style:style>
    <style:style style:name="CharStyle45" style:family="text" style:parent-style-name="DefaultFontStyle">
      <style:text-properties style:text-line-through-style="none" style:text-line-through-type="none" style:font-name="Georgia" fo:font-family="Georgia" fo:font-size="6pt" fo:font-style="normal" style:text-underline-style="none" fo:font-weight="bold" style:font-name-asian="Georgia" style:font-family-asian="Georgia" style:font-size-asian="6pt" style:font-style-asian="normal" style:font-weight-asian="bold" style:font-name-complex="Georgia" style:font-family-complex="Georgia" style:font-size-complex="6pt" style:font-style-complex="normal" style:font-weight-complex="bold" style:text-scale="100%"/>
    </style:style>
    <style:style style:name="CharStyle46" style:family="text" style:parent-style-name="CharStyle12">
      <style:text-properties fo:color="#000000" style:text-position="0% 100%" style:font-name="Trebuchet MS" fo:font-family="'Trebuchet MS'" fo:font-size="11pt" fo:letter-spacing="-0.0071in" fo:language="en" fo:country="US" fo:font-style="italic" fo:font-weight="normal" style:font-name-asian="Trebuchet MS" style:font-family-asian="'Trebuchet MS'" style:font-size-asian="11pt" style:language-asian="en" style:country-asian="US" style:font-style-asian="italic" style:font-weight-asian="normal" style:font-name-complex="Trebuchet MS" style:font-family-complex="'Trebuchet MS'" style:font-size-complex="11pt" style:language-complex="en" style:country-complex="US" style:font-style-complex="italic" style:font-weight-complex="normal" style:text-scale="100%"/>
    </style:style>
    <style:style style:name="CharStyle47" style:family="text" style:parent-style-name="CharStyle12">
      <style:text-properties fo:color="#000000" style:text-position="0% 100%" style:font-name="Segoe UI" fo:font-family="'Segoe UI'" fo:font-size="8pt" fo:letter-spacing="normal" fo:language="en" fo:country="US" fo:font-style="italic" style:font-name-asian="Segoe UI" style:font-family-asian="'Segoe UI'" style:font-size-asian="8pt" style:language-asian="en" style:country-asian="US" style:font-style-asian="italic" style:font-name-complex="Segoe UI" style:font-family-complex="'Segoe UI'" style:font-size-complex="8pt" style:language-complex="en" style:country-complex="US" style:font-style-complex="italic" style:text-scale="100%"/>
    </style:style>
    <style:style style:name="CharStyle48" style:family="text" style:parent-style-name="CharStyle6">
      <style:text-properties fo:color="#000000" style:text-position="0% 100%" fo:font-size="8.5pt" fo:letter-spacing="normal" fo:language="en" fo:country="US" fo:font-weight="normal" style:font-size-asian="8.5pt" style:language-asian="en" style:country-asian="US" style:font-weight-asian="normal" style:font-size-complex="8.5pt" style:language-complex="en" style:country-complex="US" style:font-weight-complex="normal" style:text-scale="100%"/>
    </style:style>
    <style:style style:name="CharStyle49" style:family="text" style:parent-style-name="CharStyle12">
      <style:text-properties fo:color="#000000" style:text-position="0% 100%" fo:font-size="13pt" fo:letter-spacing="normal" fo:language="en" fo:country="US" fo:font-weight="bold" style:font-size-asian="13pt" style:language-asian="en" style:country-asian="US" style:font-weight-asian="bold" style:font-size-complex="13pt" style:language-complex="en" style:country-complex="US" style:font-weight-complex="bold" style:text-scale="100%"/>
    </style:style>
    <style:style style:name="CharStyle50" style:family="text" style:parent-style-name="CharStyle6">
      <style:text-properties fo:color="#000000" style:text-position="0% 100%" fo:font-size="7.5pt" fo:letter-spacing="normal" fo:language="en" fo:country="US" style:font-size-asian="7.5pt" style:language-asian="en" style:country-asian="US" style:font-size-complex="7.5pt" style:language-complex="en" style:country-complex="US" style:text-scale="100%"/>
    </style:style>
    <style:style style:name="CharStyle51" style:family="text" style:parent-style-name="CharStyle6">
      <style:text-properties fo:color="#000000" style:text-position="0% 100%" fo:font-size="8.5pt" fo:letter-spacing="normal" fo:language="en" fo:country="US" fo:font-style="italic" style:font-size-asian="8.5pt" style:language-asian="en" style:country-asian="US" style:font-style-asian="italic" style:font-size-complex="8.5pt" style:language-complex="en" style:country-complex="US" style:font-style-complex="italic" style:text-scale="100%"/>
    </style:style>
    <style:style style:name="CharStyle52" style:family="text" style:parent-style-name="CharStyle6">
      <style:text-properties fo:color="#000000" style:text-position="0% 100%" style:font-name="AngsanaUPC" fo:font-family="AngsanaUPC" fo:font-size="13pt" fo:letter-spacing="normal"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53" style:family="text" style:parent-style-name="CharStyle6">
      <style:text-properties fo:color="#000000" style:text-position="0% 100%" fo:font-size="8.5pt" fo:letter-spacing="-0.0071in" fo:language="en" fo:country="US" fo:font-style="italic" style:font-size-asian="8.5pt" style:language-asian="en" style:country-asian="US" style:font-style-asian="italic" style:font-size-complex="8.5pt" style:language-complex="en" style:country-complex="US" style:font-style-complex="italic" style:text-scale="100%"/>
    </style:style>
    <style:style style:name="CharStyle54" style:family="text" style:parent-style-name="CharStyle6">
      <style:text-properties fo:color="#000000" style:text-position="0% 100%" fo:font-size="8.5pt" fo:letter-spacing="-0.0071in" fo:language="en" fo:country="US" fo:font-style="italic" style:font-size-asian="8.5pt" style:language-asian="en" style:country-asian="US" style:font-style-asian="italic" style:font-size-complex="8.5pt" style:language-complex="en" style:country-complex="US" style:font-style-complex="italic"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72in" style:type="right"/>
        </style:tab-stops>
      </style:paragraph-properties>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598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634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571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66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5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99in" style:type="right"/>
        </style:tab-stops>
      </style:paragraph-properties>
    </style:style>
    <style:style style:name="M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02in" style:type="right"/>
        </style:tab-stops>
      </style:paragraph-properties>
    </style:style>
    <style:style style:name="M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701in" style:type="right"/>
        </style:tab-stops>
      </style:paragraph-properties>
    </style:style>
    <style:style style:name="M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835in" style:type="right"/>
        </style:tab-stops>
      </style:paragraph-properties>
    </style:style>
    <style:style style:name="M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071in" style:type="right"/>
        </style:tab-stops>
      </style:paragraph-properties>
    </style:style>
    <style:style style:name="M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29in" style:type="right"/>
        </style:tab-stops>
      </style:paragraph-properties>
    </style:style>
    <style:style style:name="M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65in" style:type="right"/>
        </style:tab-stops>
      </style:paragraph-properties>
    </style:style>
    <style:style style:name="M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1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965in" style:type="right"/>
        </style:tab-stops>
      </style:paragraph-properties>
    </style:style>
    <style:style style:name="MP1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134in" style:type="right"/>
        </style:tab-stops>
      </style:paragraph-properties>
    </style:style>
    <style:style style:name="MP1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98in" fo:margin-left="0in" fo:margin-right="0in" fo:margin-bottom="0in"/>
      </style:header-style>
      <style:footer-style>
        <style:header-footer-properties fo:min-height="3.7016in" fo:margin-left="0in" fo:margin-right="0in" fo:margin-top="3.7016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252in" fo:margin-left="0in" fo:margin-right="0in" fo:margin-bottom="0in"/>
      </style:header-style>
      <style:footer-style>
        <style:header-footer-properties fo:min-height="3.598in" fo:margin-left="0in" fo:margin-right="0in" fo:margin-top="3.598in"/>
      </style:footer-style>
    </style:page-layout>
    <style:page-layout style:name="Mpm4">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661in" fo:margin-left="0in" fo:margin-right="0in" fo:margin-bottom="0in"/>
      </style:header-style>
      <style:footer-style>
        <style:header-footer-properties fo:min-height="3.5799in" fo:margin-left="0in" fo:margin-right="0in" fo:margin-top="3.5799in"/>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style:master-page style:name="PageStyle1" style:page-layout-name="Mpm3">
      <style:header>
        <text:p text:style-name="MP1"><draw:frame draw:style-name="Mfr1" draw:name="Frame1" text:anchor-type="paragraph" svg:x="3.6638in" svg:y="0.5354in" draw:z-index="15"><draw:text-box fo:min-height="0.1035in" fo:min-width="2.4264in"><text:p text:style-name="MP3"><text:span text:style-name="CharStyle13">1 SAMUEL 8<text:tab/></text:span><text:page-number text:select-page="current">307</text:page-number></text:p></draw:text-box></draw:frame></text:p>
      </style:header>
      <style:footer>
        <text:p text:style-name="MP2"/>
      </style:footer>
    </style:master-page>
    <style:master-page style:name="PageStyle2" style:page-layout-name="Mpm3">
      <style:header>
        <text:p text:style-name="MP1"><draw:frame draw:style-name="Mfr1" draw:name="1" text:anchor-type="paragraph" svg:x="2.0071in" svg:y="0.5354in" draw:z-index="16"><draw:text-box fo:min-height="0.1035in" fo:min-width="2.4598in"><text:p text:style-name="MP4"><text:span text:style-name="CharStyle13">S08<text:tab/>1 SAMUEL 2</text:span></text:p></draw:text-box></draw:frame></text:p>
      </style:header>
      <style:footer>
        <text:p text:style-name="MP2"/>
      </style:footer>
    </style:master-page>
    <style:master-page style:name="PageStyle3" style:page-layout-name="Mpm3">
      <style:header>
        <text:p text:style-name="MP1"><draw:frame draw:style-name="Mfr1" draw:name="2" text:anchor-type="paragraph" svg:x="3.6189in" svg:y="0.5217in" draw:z-index="17"><draw:text-box fo:min-height="0.1165in" fo:min-width="2.4634in"><text:p text:style-name="MP5"><text:span text:style-name="CharStyle13">1 SAMUEL 13<text:tab/></text:span><text:page-number text:select-page="current">309</text:page-number></text:p></draw:text-box></draw:frame></text:p>
      </style:header>
      <style:footer>
        <text:p text:style-name="MP2"/>
      </style:footer>
    </style:master-page>
    <style:master-page style:name="PageStyle4" style:page-layout-name="Mpm3">
      <style:header>
        <text:p text:style-name="MP1"><draw:frame draw:style-name="Mfr1" draw:name="3" text:anchor-type="paragraph" svg:x="1.9756in" svg:y="0.5591in" draw:z-index="18"><draw:text-box fo:min-height="0.1035in" fo:min-width="2.4634in"><text:p text:style-name="MP5"><text:span text:style-name="CharStyle13">810<text:tab/>1 SAMUEL 4</text:span></text:p></draw:text-box></draw:frame></text:p>
      </style:header>
      <style:footer>
        <text:p text:style-name="MP2"/>
      </style:footer>
    </style:master-page>
    <style:master-page style:name="PageStyle5" style:page-layout-name="Mpm3">
      <style:header>
        <text:p text:style-name="MP1"><draw:frame draw:style-name="Mfr1" draw:name="4" text:anchor-type="paragraph" svg:x="3.6638in" svg:y="0.5354in" draw:z-index="20"><draw:text-box fo:min-height="0.1035in" fo:min-width="2.4264in"><text:p text:style-name="MP3"><text:span text:style-name="CharStyle13">1 SAMUEL 8<text:tab/></text:span><text:page-number text:select-page="current">313</text:page-number></text:p></draw:text-box></draw:frame></text:p>
      </style:header>
      <style:header-left>
        <text:p text:style-name="MP1"><draw:frame draw:style-name="Mfr1" draw:name="5" text:anchor-type="paragraph" svg:x="1.9925in" svg:y="0.5591in" draw:z-index="0"><draw:text-box fo:min-height="0.1035in" fo:min-width="2.4571in"><text:p text:style-name="MP6"><text:page-number text:select-page="current">314</text:page-number><text:span text:style-name="CharStyle13"><text:tab/>1 SAMUEL 6</text:span></text:p></draw:text-box></draw:frame></text:p>
      </style:header-left>
      <style:footer>
        <text:p text:style-name="MP2"/>
      </style:footer>
      <style:footer-left>
        <text:p text:style-name="MP2"/>
      </style:footer-left>
    </style:master-page>
    <style:master-page style:name="PageStyle6" style:page-layout-name="Mpm3">
      <style:header>
        <text:p text:style-name="MP1"><draw:frame draw:style-name="Mfr1" draw:name="6" text:anchor-type="paragraph" svg:x="2.0138in" svg:y="0.5555in" draw:z-index="0"><draw:text-box fo:min-height="0.1071in" fo:min-width="2.4866in"><text:p text:style-name="MP7"><text:page-number text:select-page="current">315</text:page-number><text:span text:style-name="CharStyle13"><text:tab/>1 SAMUEL 10</text:span></text:p></draw:text-box></draw:frame></text:p>
      </style:header>
      <style:header-left>
        <text:p text:style-name="MP1"><draw:frame draw:style-name="Mfr1" draw:name="7" text:anchor-type="paragraph" svg:x="2.0138in" svg:y="0.5555in" draw:z-index="21"><draw:text-box fo:min-height="0.1071in" fo:min-width="2.4866in"><text:p text:style-name="MP7"><text:page-number text:select-page="current">314</text:page-number><text:span text:style-name="CharStyle13"><text:tab/>1 SAMUEL 10</text:span></text:p></draw:text-box></draw:frame></text:p>
      </style:header-left>
      <style:footer>
        <text:p text:style-name="MP2"/>
      </style:footer>
      <style:footer-left>
        <text:p text:style-name="MP2"/>
      </style:footer-left>
    </style:master-page>
    <style:master-page style:name="PageStyle7" style:page-layout-name="Mpm3">
      <style:header>
        <text:p text:style-name="MP1"><draw:frame draw:style-name="Mfr1" draw:name="8" text:anchor-type="paragraph" svg:x="3.6102in" svg:y="0.5382in" draw:z-index="22"><draw:text-box fo:min-height="0.1in" fo:min-width="2.4571in"><text:p text:style-name="MP6"><text:span text:style-name="CharStyle13">1 SAMUEL 12<text:tab/></text:span><text:page-number text:select-page="current">315</text:page-number></text:p></draw:text-box></draw:frame></text:p>
      </style:header>
      <style:footer>
        <text:p text:style-name="MP2"/>
      </style:footer>
    </style:master-page>
    <style:master-page style:name="PageStyle8" style:page-layout-name="Mpm3">
      <style:header>
        <text:p text:style-name="MP1"><draw:frame draw:style-name="Mfr1" draw:name="9" text:anchor-type="paragraph" svg:x="2.0138in" svg:y="0.5626in" draw:z-index="23"><draw:text-box fo:min-height="0.1in" fo:min-width="2.45in"><text:p text:style-name="MP8"><text:span text:style-name="CharStyle13">816<text:tab/>1 SAMUEL 9</text:span></text:p></draw:text-box></draw:frame></text:p>
      </style:header>
      <style:footer>
        <text:p text:style-name="MP2"/>
      </style:footer>
    </style:master-page>
    <style:master-page style:name="PageStyle9" style:page-layout-name="Mpm3">
      <style:header>
        <text:p text:style-name="MP1"><draw:frame draw:style-name="Mfr1" draw:name="10" text:anchor-type="paragraph" svg:x="3.6354in" svg:y="0.5354in" draw:z-index="24"><draw:text-box fo:min-height="0.1035in" fo:min-width="2.4264in"><text:p text:style-name="MP3"><text:span text:style-name="CharStyle13">1 SAMUEL 9<text:tab/></text:span><text:page-number text:select-page="current">317</text:page-number></text:p></draw:text-box></draw:frame></text:p>
      </style:header>
      <style:header-left>
        <text:p text:style-name="MP1"><draw:frame draw:style-name="Mfr1" draw:name="11" text:anchor-type="paragraph" svg:x="3.6354in" svg:y="0.5354in" draw:z-index="0"><draw:text-box fo:min-height="0.1035in" fo:min-width="2.4264in"><text:p text:style-name="MP3"><text:span text:style-name="CharStyle13">1 SAMUEL 9<text:tab/></text:span><text:page-number text:select-page="current">318</text:page-number></text:p></draw:text-box></draw:frame></text:p>
      </style:header-left>
      <style:footer>
        <text:p text:style-name="MP2"/>
      </style:footer>
      <style:footer-left>
        <text:p text:style-name="MP2"/>
      </style:footer-left>
    </style:master-page>
    <style:master-page style:name="PageStyle10" style:page-layout-name="Mpm3">
      <style:header>
        <text:p text:style-name="MP1"><draw:frame draw:style-name="Mfr1" draw:name="12" text:anchor-type="paragraph" svg:x="3.6189in" svg:y="0.5217in" draw:z-index="1"><draw:text-box fo:min-height="0.1165in" fo:min-width="2.4634in"><text:p text:style-name="MP5"><text:span text:style-name="CharStyle13">1 SAMUEL 13<text:tab/></text:span><text:page-number text:select-page="current">319</text:page-number></text:p></draw:text-box></draw:frame></text:p>
      </style:header>
      <style:header-left>
        <text:p text:style-name="MP1"><draw:frame draw:style-name="Mfr1" draw:name="13" text:anchor-type="paragraph" svg:x="2.0008in" svg:y="0.5417in" draw:z-index="25"><draw:text-box fo:min-height="0.0965in" fo:min-width="2.4799in"><text:p text:style-name="MP9"><text:page-number text:select-page="current">320</text:page-number><text:span text:style-name="CharStyle13"><text:tab/>1 SAMUEL 11</text:span></text:p></draw:text-box></draw:frame></text:p>
      </style:header-left>
      <style:footer>
        <text:p text:style-name="MP2"/>
      </style:footer>
      <style:footer-left>
        <text:p text:style-name="MP2"/>
      </style:footer-left>
    </style:master-page>
    <style:master-page style:name="PageStyle11" style:page-layout-name="Mpm3">
      <style:header>
        <text:p text:style-name="MP1"><draw:frame draw:style-name="Mfr1" draw:name="14" text:anchor-type="paragraph" svg:x="2.0071in" svg:y="0.5591in" draw:z-index="26"><draw:text-box fo:min-height="0.1035in" fo:min-width="2.4902in"><text:p text:style-name="MP10"><text:span text:style-name="CharStyle13">820<text:tab/>1 SAMUEL 14</text:span></text:p></draw:text-box></draw:frame></text:p>
      </style:header>
      <style:footer>
        <text:p text:style-name="MP2"/>
      </style:footer>
    </style:master-page>
    <style:master-page style:name="PageStyle12" style:page-layout-name="Mpm3">
      <style:header>
        <text:p text:style-name="MP1"><draw:frame draw:style-name="Mfr1" draw:name="15" text:anchor-type="paragraph" svg:x="3.5972in" svg:y="0.5252in" draw:z-index="27"><draw:text-box fo:min-height="0.1134in" fo:min-width="2.4701in"><text:p text:style-name="MP11"><text:span text:style-name="CharStyle13">1 SAMUEL 14<text:tab/></text:span><text:page-number text:select-page="current">321</text:page-number></text:p></draw:text-box></draw:frame></text:p>
      </style:header>
      <style:footer>
        <text:p text:style-name="MP2"/>
      </style:footer>
    </style:master-page>
    <style:master-page style:name="PageStyle13" style:page-layout-name="Mpm3">
      <style:header>
        <text:p text:style-name="MP1"><draw:frame draw:style-name="Mfr1" draw:name="16" text:anchor-type="paragraph" svg:x="2.0189in" svg:y="0.5591in" draw:z-index="0"><draw:text-box fo:min-height="0.1035in" fo:min-width="2.4866in"><text:p text:style-name="MP7"><text:page-number text:select-page="current">0</text:page-number><text:span text:style-name="CharStyle13"><text:tab/>1 SAMUEL 14</text:span></text:p></draw:text-box></draw:frame></text:p>
      </style:header>
      <style:header-left>
        <text:p text:style-name="MP1"><draw:frame draw:style-name="Mfr1" draw:name="17" text:anchor-type="paragraph" svg:x="2.0189in" svg:y="0.5591in" draw:z-index="28"><draw:text-box fo:min-height="0.1035in" fo:min-width="2.4866in"><text:p text:style-name="MP7"><text:page-number text:select-page="current">322</text:page-number><text:span text:style-name="CharStyle13"><text:tab/>1 SAMUEL 14</text:span></text:p></draw:text-box></draw:frame></text:p>
      </style:header-left>
      <style:footer>
        <text:p text:style-name="MP2"/>
      </style:footer>
      <style:footer-left>
        <text:p text:style-name="MP2"/>
      </style:footer-left>
    </style:master-page>
    <style:master-page style:name="PageStyle14" style:page-layout-name="Mpm3">
      <style:header>
        <text:p text:style-name="MP1"><draw:frame draw:style-name="Mfr1" draw:name="18" text:anchor-type="paragraph" svg:x="3.6055in" svg:y="0.4547in" draw:z-index="29"><draw:text-box fo:min-height="0.1835in" fo:min-width="2.4835in"><text:p text:style-name="MP12"><text:span text:style-name="CharStyle46">1 SAMUEL 15<text:tab/></text:span><text:page-number text:select-page="current">325</text:page-number></text:p></draw:text-box></draw:frame></text:p>
      </style:header>
      <style:header-left>
        <text:p text:style-name="MP1"><draw:frame draw:style-name="Mfr1" draw:name="19" text:anchor-type="paragraph" svg:x="1.9937in" svg:y="0.5425in" draw:z-index="6"><draw:text-box fo:min-height="0.1201in" fo:min-width="2.5071in"><text:p text:style-name="MP13"><text:page-number text:select-page="current">324</text:page-number><text:span text:style-name="CharStyle13"><text:tab/></text:span><text:span text:style-name="CharStyle49">1 SAMUEL 15</text:span></text:p></draw:text-box></draw:frame></text:p>
      </style:header-left>
      <style:footer>
        <text:p text:style-name="MP2"/>
      </style:footer>
      <style:footer-left>
        <text:p text:style-name="MP2"/>
      </style:footer-left>
    </style:master-page>
    <style:master-page style:name="PageStyle15" style:page-layout-name="Mpm3">
      <style:header>
        <text:p text:style-name="MP1"><draw:frame draw:style-name="Mfr1" draw:name="20" text:anchor-type="paragraph" svg:x="3.6354in" svg:y="0.5555in" draw:z-index="30"><draw:text-box fo:min-height="0.1071in" fo:min-width="2.4429in"><text:p text:style-name="MP14"><text:span text:style-name="CharStyle13">1 SAMUEL 16<text:tab/></text:span><text:page-number text:select-page="current">325</text:page-number></text:p></draw:text-box></draw:frame></text:p>
      </style:header>
      <style:header-left>
        <text:p text:style-name="MP1"><draw:frame draw:style-name="Mfr1" draw:name="21" text:anchor-type="paragraph" svg:x="3.6354in" svg:y="0.5555in" draw:z-index="0"><draw:text-box fo:min-height="0.1071in" fo:min-width="2.4429in"><text:p text:style-name="MP14"><text:span text:style-name="CharStyle13">1 SAMUEL 16<text:tab/></text:span><text:page-number text:select-page="current">326</text:page-number></text:p></draw:text-box></draw:frame></text:p>
      </style:header-left>
      <style:footer>
        <text:p text:style-name="MP2"/>
      </style:footer>
      <style:footer-left>
        <text:p text:style-name="MP2"/>
      </style:footer-left>
    </style:master-page>
    <style:master-page style:name="PageStyle16" style:page-layout-name="Mpm3">
      <style:header>
        <text:p text:style-name="MP1"><draw:frame draw:style-name="Mfr1" draw:name="22" text:anchor-type="paragraph" svg:x="3.6354in" svg:y="0.5319in" draw:z-index="32"><draw:text-box fo:min-height="0.1071in" fo:min-width="2.4598in"><text:p text:style-name="MP4"><text:span text:style-name="CharStyle13">1 SAMUEL 17<text:tab/></text:span><text:page-number text:select-page="current">327</text:page-number></text:p></draw:text-box></draw:frame></text:p>
      </style:header>
      <style:header-left>
        <text:p text:style-name="MP1"><draw:frame draw:style-name="Mfr1" draw:name="23" text:anchor-type="paragraph" svg:x="1.9937in" svg:y="0.5425in" draw:z-index="31"><draw:text-box fo:min-height="0.1201in" fo:min-width="2.5071in"><text:p text:style-name="MP13"><text:page-number text:select-page="current">328</text:page-number><text:span text:style-name="CharStyle13"><text:tab/></text:span><text:span text:style-name="CharStyle49">1 SAMUEL 15</text:span></text:p></draw:text-box></draw:frame></text:p>
      </style:header-left>
      <style:footer>
        <text:p text:style-name="MP2"/>
      </style:footer>
      <style:footer-left>
        <text:p text:style-name="MP2"/>
      </style:footer-left>
    </style:master-page>
    <style:master-page style:name="PageStyle17" style:page-layout-name="Mpm3">
      <style:header>
        <text:p text:style-name="MP1"><draw:frame draw:style-name="Mfr1" draw:name="24" text:anchor-type="paragraph" svg:x="2.0236in" svg:y="0.5626in" draw:z-index="34"><draw:text-box fo:min-height="0.1in" fo:min-width="2.4866in"><text:p text:style-name="MP7"><text:span text:style-name="CharStyle13">338<text:tab/>1 SAMUEL 18</text:span></text:p></draw:text-box></draw:frame></text:p>
      </style:header>
      <style:footer>
        <text:p text:style-name="MP2"/>
      </style:footer>
    </style:master-page>
    <style:master-page style:name="PageStyle18" style:page-layout-name="Mpm3">
      <style:header>
        <text:p text:style-name="MP1"><draw:frame draw:style-name="Mfr1" draw:name="25" text:anchor-type="paragraph" svg:x="3.652in" svg:y="0.5217in" draw:z-index="37"><draw:text-box fo:min-height="0.1165in" fo:min-width="2.4465in"><text:p text:style-name="MP15"><text:span text:style-name="CharStyle13">1 SAMUEL 20<text:tab/></text:span><text:page-number text:select-page="current">331</text:page-number></text:p></draw:text-box></draw:frame></text:p>
      </style:header>
      <style:header-left>
        <text:p text:style-name="MP1"><draw:frame draw:style-name="Mfr1" draw:name="26" text:anchor-type="paragraph" svg:x="2.0008in" svg:y="0.5591in" draw:z-index="38"><draw:text-box fo:min-height="0.1035in" fo:min-width="2.5071in"><text:p text:style-name="MP13"><text:page-number text:select-page="current">332</text:page-number><text:span text:style-name="CharStyle13"><text:tab/>1 SAMUEL 19</text:span></text:p></draw:text-box></draw:frame></text:p>
      </style:header-left>
      <style:footer>
        <text:p text:style-name="MP2"/>
      </style:footer>
      <style:footer-left>
        <text:p text:style-name="MP2"/>
      </style:footer-left>
    </style:master-page>
    <style:master-page style:name="PageStyle19" style:page-layout-name="Mpm3">
      <style:header>
        <text:p text:style-name="MP1"><draw:frame draw:style-name="Mfr1" draw:name="27" text:anchor-type="paragraph" svg:x="3.6402in" svg:y="0.5382in" draw:z-index="39"><draw:text-box fo:min-height="0.1in" fo:min-width="0.8665in"><text:p text:style-name="MP16"><text:span text:style-name="CharStyle13">1 SAMUEL 20</text:span></text:p></draw:text-box></draw:frame></text:p>
      </style:header>
      <style:footer>
        <text:p text:style-name="MP2"/>
      </style:footer>
    </style:master-page>
    <style:master-page style:name="PageStyle20" style:page-layout-name="Mpm3">
      <style:header>
        <text:p text:style-name="MP1"><draw:frame draw:style-name="Mfr1" draw:name="28" text:anchor-type="paragraph" svg:x="3.4437in" svg:y="0.5228in" draw:z-index="41"><draw:text-box fo:min-height="0.1071in" fo:min-width="2.4634in"><text:p text:style-name="MP5"><text:span text:style-name="CharStyle13">1 SAMUEL 25<text:tab/></text:span><text:page-number text:select-page="current">335</text:page-number></text:p></draw:text-box></draw:frame></text:p>
      </style:header>
      <style:header-left>
        <text:p text:style-name="MP1"><draw:frame draw:style-name="Mfr1" draw:name="29" text:anchor-type="paragraph" svg:x="1.8138in" svg:y="0.5819in" draw:z-index="42"><draw:text-box fo:min-height="0.1035in" fo:min-width="2.4965in"><text:p text:style-name="MP17"><text:page-number text:select-page="current">336</text:page-number><text:span text:style-name="CharStyle13"><text:tab/>1 SAMUEL 24</text:span></text:p></draw:text-box></draw:frame></text:p>
      </style:header-left>
      <style:footer>
        <text:p text:style-name="MP2"/>
      </style:footer>
      <style:footer-left>
        <text:p text:style-name="MP2"/>
      </style:footer-left>
    </style:master-page>
    <style:master-page style:name="PageStyle21" style:page-layout-name="Mpm4">
      <style:header>
        <text:p text:style-name="MP1"><draw:frame draw:style-name="Mfr1" draw:name="30" text:anchor-type="paragraph" svg:x="1.8138in" svg:y="0.5819in" draw:z-index="0"><draw:text-box fo:min-height="0.1035in" fo:min-width="2.4965in"><text:p text:style-name="MP17"><text:page-number text:select-page="current">337</text:page-number><text:span text:style-name="CharStyle13"><text:tab/>1 SAMUEL 24</text:span></text:p></draw:text-box></draw:frame></text:p>
      </style:header>
      <style:header-left>
        <text:p text:style-name="MP1"><draw:frame draw:style-name="Mfr1" draw:name="31" text:anchor-type="paragraph" svg:x="1.8138in" svg:y="0.5819in" draw:z-index="43"><draw:text-box fo:min-height="0.1035in" fo:min-width="2.4965in"><text:p text:style-name="MP17"><text:page-number text:select-page="current">336</text:page-number><text:span text:style-name="CharStyle13"><text:tab/>1 SAMUEL 24</text:span></text:p></draw:text-box></draw:frame></text:p>
      </style:header-left>
      <style:footer>
        <text:p text:style-name="MP2"/>
      </style:footer>
      <style:footer-left>
        <text:p text:style-name="MP2"/>
      </style:footer-left>
    </style:master-page>
    <style:master-page style:name="PageStyle22" style:page-layout-name="Mpm4">
      <style:header>
        <text:p text:style-name="MP1"><draw:frame draw:style-name="Mfr1" draw:name="32" text:anchor-type="paragraph" svg:x="3.4437in" svg:y="0.5228in" draw:z-index="44"><draw:text-box fo:min-height="0.1071in" fo:min-width="2.4634in"><text:p text:style-name="MP5"><text:span text:style-name="CharStyle13">1 SAMUEL 25<text:tab/></text:span><text:page-number text:select-page="current">339</text:page-number></text:p></draw:text-box></draw:frame></text:p>
      </style:header>
      <style:header-left>
        <text:p text:style-name="MP1"><draw:frame draw:style-name="Mfr1" draw:name="33" text:anchor-type="paragraph" svg:x="1.8201in" svg:y="0.5764in" draw:z-index="33"><draw:text-box fo:min-height="0.1165in" fo:min-width="2.4965in"><text:p text:style-name="MP17"><text:page-number text:select-page="current">338</text:page-number><text:span text:style-name="CharStyle12"><text:tab/>1 SAMUEL 25</text:span></text:p></draw:text-box></draw:frame></text:p>
      </style:header-left>
      <style:footer>
        <text:p text:style-name="MP2"/>
      </style:footer>
      <style:footer-left>
        <text:p text:style-name="MP2"/>
      </style:footer-left>
    </style:master-page>
    <style:master-page style:name="PageStyle23" style:page-layout-name="Mpm4">
      <style:header>
        <text:p text:style-name="MP1"><draw:frame draw:style-name="Mfr1" draw:name="34" text:anchor-type="paragraph" svg:x="3.4354in" svg:y="0.5063in" draw:z-index="45"><draw:text-box fo:min-height="0.1165in" fo:min-width="2.4634in"><text:p text:style-name="MP5"><text:span text:style-name="CharStyle12">1 SAMUEL 30<text:tab/></text:span><text:page-number text:select-page="current">339</text:page-number></text:p></draw:text-box></draw:frame></text:p>
      </style:header>
      <style:header-left>
        <text:p text:style-name="MP1"><draw:frame draw:style-name="Mfr1" draw:name="35" text:anchor-type="paragraph" svg:x="3.4354in" svg:y="0.5063in" draw:z-index="36"><draw:text-box fo:min-height="0.1165in" fo:min-width="2.4634in"><text:p text:style-name="MP5"><text:span text:style-name="CharStyle12">1 SAMUEL 30<text:tab/></text:span><text:page-number text:select-page="current">0</text:page-number></text:p></draw:text-box></draw:frame></text:p>
      </style:header-left>
      <style:footer>
        <text:p text:style-name="MP2"/>
      </style:footer>
      <style:footer-left>
        <text:p text:style-name="MP2"/>
      </style:footer-left>
    </style:master-page>
    <style:master-page style:name="PageStyle24" style:page-layout-name="Mpm4">
      <style:header>
        <text:p text:style-name="MP1"><draw:frame draw:style-name="Mfr1" draw:name="36" text:anchor-type="paragraph" svg:x="3.4437in" svg:y="0.5228in" draw:z-index="0"><draw:text-box fo:min-height="0.1071in" fo:min-width="2.4634in"><text:p text:style-name="MP5"><text:span text:style-name="CharStyle13">1 SAMUEL 25<text:tab/></text:span><text:page-number text:select-page="current">0</text:page-number></text:p></draw:text-box></draw:frame></text:p>
      </style:header>
      <style:header-left>
        <text:p text:style-name="MP1"><draw:frame draw:style-name="Mfr1" draw:name="37" text:anchor-type="paragraph" svg:x="1.822in" svg:y="0.5264in" draw:z-index="2"><draw:text-box fo:min-height="0.0965in" fo:min-width="2.5134in"><text:p text:style-name="MP18"><text:page-number text:select-page="current">0</text:page-number><text:span text:style-name="CharStyle12"><text:tab/>1 SAMUEL 26</text:span></text:p></draw:text-box></draw:frame></text:p>
      </style:header-left>
      <style:footer>
        <text:p text:style-name="MP2"/>
      </style:footer>
      <style:footer-left>
        <text:p text:style-name="MP2"/>
      </style:footer-left>
    </style:master-page>
    <style:master-page style:name="PageStyle25" style:page-layout-name="Mpm4">
      <style:header>
        <text:p text:style-name="MP1"><draw:frame draw:style-name="Mfr1" draw:name="38" text:anchor-type="paragraph" svg:x="3.4437in" svg:y="0.5165in" draw:z-index="3"><draw:text-box fo:min-height="0.1071in" fo:min-width="0.8701in"><text:p text:style-name="MP16"><text:span text:style-name="CharStyle12">1 SAMUEL 30</text:span></text:p></draw:text-box></draw:frame></text:p>
      </style:header>
      <style:footer>
        <text:p text:style-name="MP2"/>
      </style:footer>
    </style:master-page>
    <style:master-page style:name="PageStyle26" style:page-layout-name="Mpm4">
      <style:header>
        <text:p text:style-name="MP1"><draw:frame draw:style-name="Mfr1" draw:name="39" text:anchor-type="paragraph" svg:x="3.4354in" svg:y="0.5063in" draw:z-index="4"><draw:text-box fo:min-height="0.1165in" fo:min-width="2.4634in"><text:p text:style-name="MP5"><text:span text:style-name="CharStyle12">1 SAMUEL 30<text:tab/></text:span><text:page-number text:select-page="current">0</text:page-number></text:p></draw:text-box></draw:frame></text:p>
      </style:header>
      <style:header-left>
        <text:p text:style-name="MP1"><draw:frame draw:style-name="Mfr1" draw:name="40" text:anchor-type="paragraph" svg:x="3.4354in" svg:y="0.5063in" draw:z-index="0"><draw:text-box fo:min-height="0.1165in" fo:min-width="2.4634in"><text:p text:style-name="MP5"><text:span text:style-name="CharStyle12">1 SAMUEL 30<text:tab/></text:span><text:page-number text:select-page="current">0</text:page-number></text:p></draw:text-box></draw:frame></text:p>
      </style:header-left>
      <style:footer>
        <text:p text:style-name="MP2"/>
      </style:footer>
      <style:footer-left>
        <text:p text:style-name="MP2"/>
      </style:footer-left>
    </style:master-page>
    <style:master-page style:name="PageStyle27" style:page-layout-name="Mpm4">
      <style:header>
        <text:p text:style-name="MP1"><draw:frame draw:style-name="Mfr1" draw:name="41" text:anchor-type="paragraph" svg:x="3.4354in" svg:y="0.5665in" draw:z-index="5"><draw:text-box fo:min-height="0.1035in" fo:min-width="2.4571in"><text:p text:style-name="MP6"><text:span text:style-name="CharStyle12">1 SAMUEL 31<text:tab/></text:span><text:page-number text:select-page="current">0</text:page-number></text:p></draw:text-box></draw:frame></text:p>
      </style:header>
      <style:header-left>
        <text:p text:style-name="MP1"><draw:frame draw:style-name="Mfr1" draw:name="42" text:anchor-type="paragraph" svg:x="1.8339in" svg:y="0.6in" draw:z-index="7"><draw:text-box fo:min-height="0.1in" fo:min-width="2.5in"><text:p text:style-name="MP19"><text:page-number text:select-page="current">0</text:page-number><text:span text:style-name="CharStyle12"><text:tab/>1 SAMUEL 28</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6" meta:object-count="0" meta:page-count="55" meta:paragraph-count="600" meta:word-count="23744" meta:character-count="122008" meta:non-whitespace-character-count="98892"/>
    <meta:generator>LibreOffice/4.4.5.2$Windows_x86 LibreOffice_project/a22f674fd25a3b6f45bdebf25400ed2adff0ff99</meta:generator>
  </office:meta>
</office:document-meta>
</file>